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Heading_20_1">
      <style:paragraph-properties fo:break-before="auto" fo:line-height="115%" style:writing-mode="lr-tb"/>
    </style:style>
    <style:style style:name="T3_1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P12" style:family="paragraph" style:parent-style-name="Heading_20_1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T18_91" style:family="text"/>
    <style:style style:name="T18_92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T20_112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Heading_20_2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Heading_20_3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Heading_20_2">
      <style:paragraph-properties fo:break-before="auto" fo:line-height="115%" style:writing-mode="lr-tb"/>
    </style:style>
    <style:style style:name="T33_1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Heading_20_3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Heading_20_3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Heading_20_3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weight="bold" style:font-weight-asian="bold" style:font-weight-complex="bold"/>
    </style:style>
    <style:style style:name="T44_2" style:family="text">
      <style:text-properties fo:font-weight="bold" style:font-weight-asian="bold" style:font-weight-complex="bold"/>
    </style:style>
    <style:style style:name="T44_3" style:family="text">
      <style:text-properties fo:font-weight="bold" style:font-weight-asian="bold" style:font-weight-complex="bold"/>
    </style:style>
    <style:style style:name="T44_4" style:family="text">
      <style:text-properties fo:font-weight="bold" style:font-weight-asian="bold" style:font-weight-complex="bold"/>
    </style:style>
    <style:style style:name="T44_5" style:family="text">
      <style:text-properties fo:font-weight="bold" style:font-weight-asian="bold" style:font-weight-complex="bold"/>
    </style:style>
    <style:style style:name="T44_6" style:family="text">
      <style:text-properties fo:font-weight="bold" style:font-weight-asian="bold" style:font-weight-complex="bold"/>
    </style:style>
    <style:style style:name="T44_7" style:family="text">
      <style:text-properties fo:font-weight="bold" style:font-weight-asian="bold" style:font-weight-complex="bold"/>
    </style:style>
    <style:style style:name="T44_8" style:family="text">
      <style:text-properties fo:font-weight="bold" style:font-weight-asian="bold" style:font-weight-complex="bold"/>
    </style:style>
    <style:style style:name="T44_9" style:family="text">
      <style:text-properties fo:font-weight="bold" style:font-weight-asian="bold" style:font-weight-complex="bold"/>
    </style:style>
    <style:style style:name="T44_10" style:family="text">
      <style:text-properties fo:font-weight="bold" style:font-weight-asian="bold" style:font-weight-complex="bold"/>
    </style:style>
    <style:style style:name="T44_11" style:family="text">
      <style:text-properties fo:font-weight="bold" style:font-weight-asian="bold" style:font-weight-complex="bold"/>
    </style:style>
    <style:style style:name="T44_12" style:family="text">
      <style:text-properties fo:font-weight="bold" style:font-weight-asian="bold" style:font-weight-complex="bold"/>
    </style:style>
    <style:style style:name="T44_13" style:family="text">
      <style:text-properties fo:font-weight="bold" style:font-weight-asian="bold" style:font-weight-complex="bold"/>
    </style:style>
    <style:style style:name="T44_14" style:family="text">
      <style:text-properties fo:font-weight="bold" style:font-weight-asian="bold" style:font-weight-complex="bold"/>
    </style:style>
    <style:style style:name="T44_15" style:family="text">
      <style:text-properties fo:font-weight="bold" style:font-weight-asian="bold" style:font-weight-complex="bold"/>
    </style:style>
    <style:style style:name="T44_16" style:family="text">
      <style:text-properties fo:font-weight="bold" style:font-weight-asian="bold" style:font-weight-complex="bold"/>
    </style:style>
    <style:style style:name="T44_17" style:family="text">
      <style:text-properties fo:font-weight="bold" style:font-weight-asian="bold" style:font-weight-complex="bold"/>
    </style:style>
    <style:style style:name="T44_18" style:family="text">
      <style:text-properties fo:font-weight="bold" style:font-weight-asian="bold" style:font-weight-complex="bold"/>
    </style:style>
    <style:style style:name="T44_19" style:family="text">
      <style:text-properties fo:font-weight="bold" style:font-weight-asian="bold" style:font-weight-complex="bold"/>
    </style:style>
    <style:style style:name="T44_20" style:family="text">
      <style:text-properties fo:font-weight="bold" style:font-weight-asian="bold" style:font-weight-complex="bold"/>
    </style:style>
    <style:style style:name="T44_21" style:family="text">
      <style:text-properties fo:font-weight="bold" style:font-weight-asian="bold" style:font-weight-complex="bold"/>
    </style:style>
    <style:style style:name="T44_22" style:family="text">
      <style:text-properties fo:font-weight="bold" style:font-weight-asian="bold" style:font-weight-complex="bold"/>
    </style:style>
    <style:style style:name="T44_23" style:family="text">
      <style:text-properties fo:font-weight="bold" style:font-weight-asian="bold" style:font-weight-complex="bold"/>
    </style:style>
    <style:style style:name="T44_24" style:family="text">
      <style:text-properties fo:font-weight="bold" style:font-weight-asian="bold" style:font-weight-complex="bold"/>
    </style:style>
    <style:style style:name="T44_25" style:family="text">
      <style:text-properties fo:font-weight="bold" style:font-weight-asian="bold" style:font-weight-complex="bold"/>
    </style:style>
    <style:style style:name="T44_26" style:family="text">
      <style:text-properties fo:font-weight="bold" style:font-weight-asian="bold" style:font-weight-complex="bold"/>
    </style:style>
    <style:style style:name="T44_27" style:family="text">
      <style:text-properties fo:font-weight="bold" style:font-weight-asian="bold" style:font-weight-complex="bold"/>
    </style:style>
    <style:style style:name="T44_28" style:family="text">
      <style:text-properties fo:font-weight="bold" style:font-weight-asian="bold" style:font-weight-complex="bold"/>
    </style:style>
    <style:style style:name="T44_29" style:family="text">
      <style:text-properties fo:font-weight="bold" style:font-weight-asian="bold" style:font-weight-complex="bold"/>
    </style:style>
    <style:style style:name="T44_30" style:family="text">
      <style:text-properties fo:font-weight="bold" style:font-weight-asian="bold" style:font-weight-complex="bold"/>
    </style:style>
    <style:style style:name="T44_31" style:family="text">
      <style:text-properties fo:font-weight="bold" style:font-weight-asian="bold" style:font-weight-complex="bold"/>
    </style:style>
    <style:style style:name="T44_32" style:family="text">
      <style:text-properties fo:font-weight="bold" style:font-weight-asian="bold" style:font-weight-complex="bold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Heading_20_3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Heading_20_3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T50_57" style:family="text"/>
    <style:style style:name="T50_58" style:family="text"/>
    <style:style style:name="T50_59" style:family="text"/>
    <style:style style:name="T50_60" style:family="text"/>
    <style:style style:name="T50_61" style:family="text"/>
    <style:style style:name="T50_62" style:family="text"/>
    <style:style style:name="T50_63" style:family="text"/>
    <style:style style:name="T50_64" style:family="text"/>
    <style:style style:name="T50_65" style:family="text"/>
    <style:style style:name="T50_66" style:family="text"/>
    <style:style style:name="T50_67" style:family="text"/>
    <style:style style:name="T50_68" style:family="text"/>
    <style:style style:name="T50_69" style:family="text"/>
    <style:style style:name="T50_70" style:family="text"/>
    <style:style style:name="T50_71" style:family="text"/>
    <style:style style:name="T50_72" style:family="text"/>
    <style:style style:name="T50_73" style:family="text"/>
    <style:style style:name="T50_74" style:family="text"/>
    <style:style style:name="T50_75" style:family="text"/>
    <style:style style:name="T50_76" style:family="text"/>
    <style:style style:name="T50_77" style:family="text"/>
    <style:style style:name="T50_78" style:family="text"/>
    <style:style style:name="T50_79" style:family="text"/>
    <style:style style:name="T50_80" style:family="text"/>
    <style:style style:name="T50_81" style:family="text"/>
    <style:style style:name="T50_82" style:family="text"/>
    <style:style style:name="T50_83" style:family="text"/>
    <style:style style:name="T50_84" style:family="text"/>
    <style:style style:name="T50_85" style:family="text"/>
    <style:style style:name="T50_86" style:family="text"/>
    <style:style style:name="T50_87" style:family="text"/>
    <style:style style:name="T50_88" style:family="text"/>
    <style:style style:name="T50_89" style:family="text"/>
    <style:style style:name="T50_90" style:family="text"/>
    <style:style style:name="T50_91" style:family="text"/>
    <style:style style:name="T50_92" style:family="text"/>
    <style:style style:name="T50_93" style:family="text"/>
    <style:style style:name="T50_94" style:family="text"/>
    <style:style style:name="T50_95" style:family="text"/>
    <style:style style:name="T50_96" style:family="text"/>
    <style:style style:name="T50_97" style:family="text"/>
    <style:style style:name="T50_98" style:family="text"/>
    <style:style style:name="T50_99" style:family="text"/>
    <style:style style:name="T50_100" style:family="text"/>
    <style:style style:name="T50_101" style:family="text"/>
    <style:style style:name="T50_102" style:family="text"/>
    <style:style style:name="T50_103" style:family="text"/>
    <style:style style:name="T50_104" style:family="text"/>
    <style:style style:name="T50_105" style:family="text"/>
    <style:style style:name="T50_106" style:family="text"/>
    <style:style style:name="T50_107" style:family="text"/>
    <style:style style:name="T50_108" style:family="text"/>
    <style:style style:name="T50_109" style:family="text"/>
    <style:style style:name="T50_110" style:family="text"/>
    <style:style style:name="T50_111" style:family="text"/>
    <style:style style:name="T50_112" style:family="text"/>
    <style:style style:name="T50_113" style:family="text"/>
    <style:style style:name="T50_114" style:family="text"/>
    <style:style style:name="T50_115" style:family="text"/>
    <style:style style:name="T50_116" style:family="text"/>
    <style:style style:name="T50_117" style:family="text"/>
    <style:style style:name="T50_118" style:family="text"/>
    <style:style style:name="T50_119" style:family="text"/>
    <style:style style:name="T50_120" style:family="text"/>
    <style:style style:name="T50_121" style:family="text"/>
    <style:style style:name="T50_122" style:family="text"/>
    <style:style style:name="T50_123" style:family="text"/>
    <style:style style:name="T50_124" style:family="text"/>
    <style:style style:name="T50_125" style:family="text"/>
    <style:style style:name="T50_126" style:family="text"/>
    <style:style style:name="T50_127" style:family="text"/>
    <style:style style:name="T50_128" style:family="text"/>
    <style:style style:name="T50_129" style:family="text"/>
    <style:style style:name="T50_130" style:family="text"/>
    <style:style style:name="T50_131" style:family="text"/>
    <style:style style:name="T50_132" style:family="text"/>
    <style:style style:name="T50_133" style:family="text"/>
    <style:style style:name="T50_134" style:family="text"/>
    <style:style style:name="T50_135" style:family="text"/>
    <style:style style:name="T50_136" style:family="text"/>
    <style:style style:name="T50_137" style:family="text"/>
    <style:style style:name="T50_138" style:family="text"/>
    <style:style style:name="T50_139" style:family="text"/>
    <style:style style:name="T50_140" style:family="text"/>
    <style:style style:name="T50_141" style:family="text"/>
    <style:style style:name="T50_142" style:family="text"/>
    <style:style style:name="T50_143" style:family="text"/>
    <style:style style:name="T50_144" style:family="text"/>
    <style:style style:name="T50_145" style:family="text"/>
    <style:style style:name="T50_146" style:family="text"/>
    <style:style style:name="T50_147" style:family="text"/>
    <style:style style:name="T50_148" style:family="text"/>
    <style:style style:name="T50_149" style:family="text"/>
    <style:style style:name="T50_150" style:family="text"/>
    <style:style style:name="T50_151" style:family="text"/>
    <style:style style:name="T50_152" style:family="text"/>
    <style:style style:name="T50_153" style:family="text"/>
    <style:style style:name="T50_154" style:family="text"/>
    <style:style style:name="T50_155" style:family="text"/>
    <style:style style:name="T50_156" style:family="text"/>
    <style:style style:name="T50_157" style:family="text"/>
    <style:style style:name="T50_158" style:family="text"/>
    <style:style style:name="T50_159" style:family="text"/>
    <style:style style:name="T50_160" style:family="text"/>
    <style:style style:name="T50_161" style:family="text"/>
    <style:style style:name="T50_162" style:family="text"/>
    <style:style style:name="T50_163" style:family="text"/>
    <style:style style:name="T50_164" style:family="text"/>
    <style:style style:name="T50_165" style:family="text"/>
    <style:style style:name="T50_166" style:family="text"/>
    <style:style style:name="T50_167" style:family="text"/>
    <style:style style:name="T50_168" style:family="text"/>
    <style:style style:name="T50_169" style:family="text"/>
    <style:style style:name="T50_170" style:family="text"/>
    <style:style style:name="T50_171" style:family="text"/>
    <style:style style:name="T50_172" style:family="text"/>
    <style:style style:name="T50_173" style:family="text"/>
    <style:style style:name="T50_174" style:family="text"/>
    <style:style style:name="T50_175" style:family="text"/>
    <style:style style:name="T50_176" style:family="text"/>
    <style:style style:name="T50_177" style:family="text"/>
    <style:style style:name="T50_178" style:family="text"/>
    <style:style style:name="T50_179" style:family="text"/>
    <style:style style:name="T50_180" style:family="text"/>
    <style:style style:name="T50_181" style:family="text"/>
    <style:style style:name="T50_182" style:family="text"/>
    <style:style style:name="T50_183" style:family="text"/>
    <style:style style:name="T50_184" style:family="text"/>
    <style:style style:name="T50_185" style:family="text"/>
    <style:style style:name="T50_186" style:family="text"/>
    <style:style style:name="T50_187" style:family="text"/>
    <style:style style:name="T50_188" style:family="text"/>
    <style:style style:name="T50_189" style:family="text"/>
    <style:style style:name="T50_190" style:family="text"/>
    <style:style style:name="T50_191" style:family="text"/>
    <style:style style:name="T50_192" style:family="text"/>
    <style:style style:name="T50_193" style:family="text"/>
    <style:style style:name="T50_194" style:family="text"/>
    <style:style style:name="T50_195" style:family="text"/>
    <style:style style:name="T50_196" style:family="text"/>
    <style:style style:name="T50_197" style:family="text"/>
    <style:style style:name="T50_198" style:family="text"/>
    <style:style style:name="T50_199" style:family="text"/>
    <style:style style:name="T50_200" style:family="text"/>
    <style:style style:name="T50_201" style:family="text"/>
    <style:style style:name="T50_202" style:family="text"/>
    <style:style style:name="T50_203" style:family="text"/>
    <style:style style:name="T50_204" style:family="text"/>
    <style:style style:name="T50_205" style:family="text"/>
    <style:style style:name="T50_206" style:family="text"/>
    <style:style style:name="T50_207" style:family="text"/>
    <style:style style:name="T50_208" style:family="text"/>
    <style:style style:name="T50_209" style:family="text"/>
    <style:style style:name="T50_210" style:family="text"/>
    <style:style style:name="T50_211" style:family="text"/>
    <style:style style:name="T50_212" style:family="text"/>
    <style:style style:name="T50_213" style:family="text"/>
    <style:style style:name="T50_214" style:family="text"/>
    <style:style style:name="T50_215" style:family="text"/>
    <style:style style:name="T50_216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T51_73" style:family="text"/>
    <style:style style:name="T51_74" style:family="text"/>
    <style:style style:name="T51_75" style:family="text"/>
    <style:style style:name="T51_76" style:family="text"/>
    <style:style style:name="T51_77" style:family="text"/>
    <style:style style:name="T51_78" style:family="text"/>
    <style:style style:name="T51_79" style:family="text"/>
    <style:style style:name="T51_80" style:family="text"/>
    <style:style style:name="T51_81" style:family="text"/>
    <style:style style:name="T51_82" style:family="text"/>
    <style:style style:name="T51_83" style:family="text"/>
    <style:style style:name="T51_84" style:family="text"/>
    <style:style style:name="T51_85" style:family="text"/>
    <style:style style:name="T51_86" style:family="text"/>
    <style:style style:name="T51_87" style:family="text"/>
    <style:style style:name="T51_88" style:family="text"/>
    <style:style style:name="T51_89" style:family="text"/>
    <style:style style:name="T51_90" style:family="text"/>
    <style:style style:name="T51_91" style:family="text"/>
    <style:style style:name="T51_92" style:family="text"/>
    <style:style style:name="T51_93" style:family="text"/>
    <style:style style:name="T51_94" style:family="text"/>
    <style:style style:name="T51_95" style:family="text"/>
    <style:style style:name="T51_96" style:family="text"/>
    <style:style style:name="T51_97" style:family="text"/>
    <style:style style:name="T51_98" style:family="text"/>
    <style:style style:name="T51_99" style:family="text"/>
    <style:style style:name="T51_100" style:family="text"/>
    <style:style style:name="T51_101" style:family="text"/>
    <style:style style:name="T51_102" style:family="text"/>
    <style:style style:name="T51_103" style:family="text"/>
    <style:style style:name="T51_104" style:family="text"/>
    <style:style style:name="T51_105" style:family="text"/>
    <style:style style:name="T51_106" style:family="text"/>
    <style:style style:name="T51_107" style:family="text"/>
    <style:style style:name="T51_108" style:family="text"/>
    <style:style style:name="T51_109" style:family="text"/>
    <style:style style:name="T51_110" style:family="text"/>
    <style:style style:name="T51_111" style:family="text"/>
    <style:style style:name="T51_112" style:family="text"/>
    <style:style style:name="T51_113" style:family="text"/>
    <style:style style:name="T51_114" style:family="text"/>
    <style:style style:name="T51_115" style:family="text"/>
    <style:style style:name="T51_116" style:family="text"/>
    <style:style style:name="T51_117" style:family="text"/>
    <style:style style:name="T51_118" style:family="text"/>
    <style:style style:name="T51_119" style:family="text"/>
    <style:style style:name="T51_120" style:family="text"/>
    <style:style style:name="T51_121" style:family="text"/>
    <style:style style:name="T51_122" style:family="text"/>
    <style:style style:name="T51_123" style:family="text"/>
    <style:style style:name="T51_124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Heading_20_3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Heading_20_3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/>
    <style:style style:name="T61_51" style:family="text"/>
    <style:style style:name="T61_52" style:family="text"/>
    <style:style style:name="T61_53" style:family="text"/>
    <style:style style:name="T61_54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T62_57" style:family="text"/>
    <style:style style:name="T62_58" style:family="text"/>
    <style:style style:name="T62_59" style:family="text"/>
    <style:style style:name="T62_60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Heading_20_3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T65_59" style:family="text"/>
    <style:style style:name="T65_60" style:family="text"/>
    <style:style style:name="T65_61" style:family="text"/>
    <style:style style:name="T65_62" style:family="text"/>
    <style:style style:name="T65_63" style:family="text"/>
    <style:style style:name="T65_64" style:family="text"/>
    <style:style style:name="T65_65" style:family="text"/>
    <style:style style:name="T65_66" style:family="text"/>
    <style:style style:name="T65_67" style:family="text"/>
    <style:style style:name="T65_68" style:family="text"/>
    <style:style style:name="T65_69" style:family="text"/>
    <style:style style:name="T65_70" style:family="text"/>
    <style:style style:name="T65_71" style:family="text"/>
    <style:style style:name="T65_72" style:family="text"/>
    <style:style style:name="T65_73" style:family="text"/>
    <style:style style:name="T65_74" style:family="text"/>
    <style:style style:name="T65_75" style:family="text"/>
    <style:style style:name="T65_76" style:family="text"/>
    <style:style style:name="T65_77" style:family="text"/>
    <style:style style:name="T65_78" style:family="text"/>
    <style:style style:name="T65_79" style:family="text"/>
    <style:style style:name="T65_80" style:family="text"/>
    <style:style style:name="T65_81" style:family="text"/>
    <style:style style:name="T65_82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Heading_20_3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Heading_20_3">
      <style:paragraph-properties fo:break-before="auto" fo:line-height="115%" style:writing-mode="lr-tb"/>
    </style:style>
    <style:style style:name="T72_1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T73_51" style:family="text"/>
    <style:style style:name="T73_52" style:family="text"/>
    <style:style style:name="T73_53" style:family="text"/>
    <style:style style:name="T73_54" style:family="text"/>
    <style:style style:name="T73_55" style:family="text"/>
    <style:style style:name="T73_56" style:family="text"/>
    <style:style style:name="T73_57" style:family="text"/>
    <style:style style:name="T73_58" style:family="text"/>
    <style:style style:name="T73_59" style:family="text"/>
    <style:style style:name="T73_60" style:family="text"/>
    <style:style style:name="T73_61" style:family="text"/>
    <style:style style:name="T73_62" style:family="text"/>
    <style:style style:name="T73_63" style:family="text"/>
    <style:style style:name="T73_64" style:family="text"/>
    <style:style style:name="T73_65" style:family="text"/>
    <style:style style:name="T73_66" style:family="text"/>
    <style:style style:name="T73_67" style:family="text"/>
    <style:style style:name="T73_68" style:family="text"/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Heading_20_1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T77_59" style:family="text"/>
    <style:style style:name="T77_60" style:family="text"/>
    <style:style style:name="T77_61" style:family="text"/>
    <style:style style:name="T77_62" style:family="text"/>
    <style:style style:name="T77_63" style:family="text"/>
    <style:style style:name="T77_64" style:family="text"/>
    <style:style style:name="T77_65" style:family="text"/>
    <style:style style:name="T77_66" style:family="text"/>
    <style:style style:name="T77_67" style:family="text"/>
    <style:style style:name="T77_68" style:family="text"/>
    <style:style style:name="T77_69" style:family="text"/>
    <style:style style:name="T77_70" style:family="text"/>
    <style:style style:name="T77_71" style:family="text"/>
    <style:style style:name="T77_72" style:family="text"/>
    <style:style style:name="T77_73" style:family="text"/>
    <style:style style:name="T77_74" style:family="text"/>
    <style:style style:name="T77_75" style:family="text"/>
    <style:style style:name="T77_76" style:family="text"/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Heading_20_2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Heading_20_3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T82_48" style:family="text"/>
    <style:style style:name="T82_49" style:family="text"/>
    <style:style style:name="T82_50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T83_51" style:family="text"/>
    <style:style style:name="T83_52" style:family="text"/>
    <style:style style:name="T83_53" style:family="text"/>
    <style:style style:name="T83_54" style:family="text"/>
    <style:style style:name="T83_55" style:family="text"/>
    <style:style style:name="T83_56" style:family="text"/>
    <style:style style:name="T83_57" style:family="text"/>
    <style:style style:name="T83_58" style:family="text"/>
    <style:style style:name="T83_59" style:family="text"/>
    <style:style style:name="T83_60" style:family="text"/>
    <style:style style:name="T83_61" style:family="text"/>
    <style:style style:name="T83_62" style:family="text"/>
    <style:style style:name="T83_63" style:family="text"/>
    <style:style style:name="T83_64" style:family="text"/>
    <style:style style:name="T83_65" style:family="text"/>
    <style:style style:name="T83_66" style:family="text"/>
    <style:style style:name="T83_67" style:family="text"/>
    <style:style style:name="T83_68" style:family="text"/>
    <style:style style:name="T83_69" style:family="text"/>
    <style:style style:name="T83_70" style:family="text"/>
    <style:style style:name="T83_71" style:family="text"/>
    <style:style style:name="T83_72" style:family="text"/>
    <style:style style:name="T83_73" style:family="text"/>
    <style:style style:name="T83_74" style:family="text"/>
    <style:style style:name="T83_75" style:family="text"/>
    <style:style style:name="T83_76" style:family="text"/>
    <style:style style:name="T83_77" style:family="text"/>
    <style:style style:name="T83_78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Heading_20_3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T97_41" style:family="text"/>
    <style:style style:name="T97_42" style:family="text"/>
    <style:style style:name="T97_43" style:family="text"/>
    <style:style style:name="T97_44" style:family="text"/>
    <style:style style:name="T97_45" style:family="text"/>
    <style:style style:name="T97_46" style:family="text"/>
    <style:style style:name="T97_47" style:family="text"/>
    <style:style style:name="T97_48" style:family="text"/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Heading_20_2">
      <style:paragraph-properties fo:break-before="auto" fo:line-height="115%" style:writing-mode="lr-tb"/>
    </style:style>
    <style:style style:name="T99_1" style:family="text"/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T101_40" style:family="text"/>
    <style:style style:name="T101_41" style:family="text"/>
    <style:style style:name="T101_42" style:family="text"/>
    <style:style style:name="T101_43" style:family="text"/>
    <style:style style:name="T101_44" style:family="text"/>
    <style:style style:name="T101_45" style:family="text"/>
    <style:style style:name="T101_46" style:family="text"/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Heading_20_3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T104_41" style:family="text"/>
    <style:style style:name="T104_42" style:family="text"/>
    <style:style style:name="T104_43" style:family="text"/>
    <style:style style:name="T104_44" style:family="text"/>
    <style:style style:name="P105" style:family="paragraph" style:parent-style-name="Standard">
      <style:paragraph-properties fo:break-before="auto" fo:line-height="115%" style:writing-mode="lr-tb"/>
    </style:style>
    <style:style style:name="P106" style:family="paragraph" style:parent-style-name="Heading_20_3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P108" style:family="paragraph" style:parent-style-name="Standard">
      <style:paragraph-properties fo:break-before="auto" fo:line-height="115%" style:writing-mode="lr-tb"/>
    </style:style>
    <style:style style:name="P109" style:family="paragraph" style:parent-style-name="Heading_20_3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P111" style:family="paragraph" style:parent-style-name="Standard">
      <style:paragraph-properties fo:break-before="auto" fo:line-height="115%" style:writing-mode="lr-tb"/>
    </style:style>
    <style:style style:name="P112" style:family="paragraph" style:parent-style-name="Heading_20_3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P114" style:family="paragraph" style:parent-style-name="Standard">
      <style:paragraph-properties fo:break-before="auto" fo:line-height="115%" style:writing-mode="lr-tb"/>
    </style:style>
    <style:style style:name="P115" style:family="paragraph" style:parent-style-name="Heading_20_3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P117" style:family="paragraph" style:parent-style-name="Standard">
      <style:paragraph-properties fo:break-before="auto" fo:line-height="115%" style:writing-mode="lr-tb"/>
    </style:style>
    <style:style style:name="P118" style:family="paragraph" style:parent-style-name="Heading_20_3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T119_43" style:family="text"/>
    <style:style style:name="T119_44" style:family="text"/>
    <style:style style:name="T119_45" style:family="text"/>
    <style:style style:name="T119_46" style:family="text"/>
    <style:style style:name="T119_47" style:family="text"/>
    <style:style style:name="T119_48" style:family="text"/>
    <style:style style:name="T119_49" style:family="text"/>
    <style:style style:name="T119_50" style:family="text"/>
    <style:style style:name="T119_51" style:family="text"/>
    <style:style style:name="T119_52" style:family="text"/>
    <style:style style:name="T119_53" style:family="text"/>
    <style:style style:name="T119_54" style:family="text"/>
    <style:style style:name="T119_55" style:family="text"/>
    <style:style style:name="T119_56" style:family="text"/>
    <style:style style:name="T119_57" style:family="text"/>
    <style:style style:name="T119_58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Heading_20_3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T123_27" style:family="text"/>
    <style:style style:name="T123_28" style:family="text"/>
    <style:style style:name="T123_29" style:family="text"/>
    <style:style style:name="T123_30" style:family="text"/>
    <style:style style:name="T123_31" style:family="text"/>
    <style:style style:name="T123_32" style:family="text"/>
    <style:style style:name="T123_33" style:family="text"/>
    <style:style style:name="T123_34" style:family="text"/>
    <style:style style:name="T123_35" style:family="text"/>
    <style:style style:name="T123_36" style:family="text"/>
    <style:style style:name="T123_37" style:family="text"/>
    <style:style style:name="T123_38" style:family="text"/>
    <style:style style:name="T123_39" style:family="text"/>
    <style:style style:name="T123_40" style:family="text"/>
    <style:style style:name="T123_41" style:family="text"/>
    <style:style style:name="T123_42" style:family="text"/>
    <style:style style:name="T123_43" style:family="text"/>
    <style:style style:name="T123_44" style:family="text"/>
    <style:style style:name="P124" style:family="paragraph" style:parent-style-name="Standard">
      <style:paragraph-properties fo:break-before="auto" fo:line-height="115%" style:writing-mode="lr-tb"/>
    </style:style>
    <style:style style:name="P125" style:family="paragraph" style:parent-style-name="Heading_20_3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T126_28" style:family="text"/>
    <style:style style:name="T126_29" style:family="text"/>
    <style:style style:name="T126_30" style:family="text"/>
    <style:style style:name="T126_31" style:family="text"/>
    <style:style style:name="T126_32" style:family="text"/>
    <style:style style:name="T126_33" style:family="text"/>
    <style:style style:name="T126_34" style:family="text"/>
    <style:style style:name="T126_35" style:family="text"/>
    <style:style style:name="T126_36" style:family="text"/>
    <style:style style:name="T126_37" style:family="text"/>
    <style:style style:name="T126_38" style:family="text"/>
    <style:style style:name="T126_39" style:family="text"/>
    <style:style style:name="T126_40" style:family="text"/>
    <style:style style:name="T126_41" style:family="text"/>
    <style:style style:name="T126_42" style:family="text"/>
    <style:style style:name="T126_43" style:family="text"/>
    <style:style style:name="T126_44" style:family="text"/>
    <style:style style:name="T126_45" style:family="text"/>
    <style:style style:name="T126_46" style:family="text"/>
    <style:style style:name="T126_47" style:family="text"/>
    <style:style style:name="T126_48" style:family="text"/>
    <style:style style:name="T126_49" style:family="text"/>
    <style:style style:name="T126_50" style:family="text"/>
    <style:style style:name="T126_51" style:family="text"/>
    <style:style style:name="T126_52" style:family="text"/>
    <style:style style:name="T126_53" style:family="text"/>
    <style:style style:name="T126_54" style:family="text"/>
    <style:style style:name="T126_55" style:family="text"/>
    <style:style style:name="T126_56" style:family="text"/>
    <style:style style:name="T126_57" style:family="text"/>
    <style:style style:name="P127" style:family="paragraph" style:parent-style-name="Standard">
      <style:paragraph-properties fo:break-before="auto" fo:line-height="115%" style:writing-mode="lr-tb"/>
    </style:style>
    <style:style style:name="P128" style:family="paragraph" style:parent-style-name="Heading_20_3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T129_43" style:family="text"/>
    <style:style style:name="T129_44" style:family="text"/>
    <style:style style:name="T129_45" style:family="text"/>
    <style:style style:name="T129_46" style:family="text"/>
    <style:style style:name="T129_47" style:family="text"/>
    <style:style style:name="T129_48" style:family="text"/>
    <style:style style:name="T129_49" style:family="text"/>
    <style:style style:name="T129_50" style:family="text"/>
    <style:style style:name="T129_51" style:family="text"/>
    <style:style style:name="T129_52" style:family="text"/>
    <style:style style:name="T129_53" style:family="text"/>
    <style:style style:name="T129_54" style:family="text"/>
    <style:style style:name="T129_55" style:family="text"/>
    <style:style style:name="T129_56" style:family="text"/>
    <style:style style:name="T129_57" style:family="text"/>
    <style:style style:name="T129_58" style:family="text"/>
    <style:style style:name="T129_59" style:family="text"/>
    <style:style style:name="T129_60" style:family="text"/>
    <style:style style:name="T129_61" style:family="text"/>
    <style:style style:name="T129_62" style:family="text"/>
    <style:style style:name="T129_63" style:family="text"/>
    <style:style style:name="T129_64" style:family="text"/>
    <style:style style:name="T129_65" style:family="text"/>
    <style:style style:name="T129_66" style:family="text"/>
    <style:style style:name="T129_67" style:family="text"/>
    <style:style style:name="T129_68" style:family="text"/>
    <style:style style:name="T129_69" style:family="text"/>
    <style:style style:name="T129_70" style:family="text"/>
    <style:style style:name="T129_71" style:family="text"/>
    <style:style style:name="T129_72" style:family="text"/>
    <style:style style:name="T129_73" style:family="text"/>
    <style:style style:name="T129_74" style:family="text"/>
    <style:style style:name="T129_75" style:family="text"/>
    <style:style style:name="T129_76" style:family="text"/>
    <style:style style:name="T129_77" style:family="text"/>
    <style:style style:name="T129_78" style:family="text"/>
    <style:style style:name="T129_79" style:family="text"/>
    <style:style style:name="T129_80" style:family="text"/>
    <style:style style:name="T129_81" style:family="text"/>
    <style:style style:name="T129_82" style:family="text"/>
    <style:style style:name="P130" style:family="paragraph" style:parent-style-name="Standard">
      <style:paragraph-properties fo:break-before="auto" fo:line-height="115%" style:writing-mode="lr-tb"/>
    </style:style>
    <style:style style:name="P131" style:family="paragraph" style:parent-style-name="Heading_20_3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T132_33" style:family="text"/>
    <style:style style:name="T132_34" style:family="text"/>
    <style:style style:name="T132_35" style:family="text"/>
    <style:style style:name="T132_36" style:family="text"/>
    <style:style style:name="T132_37" style:family="text"/>
    <style:style style:name="T132_38" style:family="text"/>
    <style:style style:name="T132_39" style:family="text"/>
    <style:style style:name="T132_40" style:family="text"/>
    <style:style style:name="T132_41" style:family="text"/>
    <style:style style:name="T132_42" style:family="text"/>
    <style:style style:name="T132_43" style:family="text"/>
    <style:style style:name="T132_44" style:family="text"/>
    <style:style style:name="T132_45" style:family="text"/>
    <style:style style:name="T132_46" style:family="text"/>
    <style:style style:name="T132_47" style:family="text"/>
    <style:style style:name="T132_48" style:family="text"/>
    <style:style style:name="T132_49" style:family="text"/>
    <style:style style:name="T132_50" style:family="text"/>
    <style:style style:name="T132_51" style:family="text"/>
    <style:style style:name="T132_52" style:family="text"/>
    <style:style style:name="T132_53" style:family="text"/>
    <style:style style:name="T132_54" style:family="text"/>
    <style:style style:name="T132_55" style:family="text"/>
    <style:style style:name="T132_56" style:family="text"/>
    <style:style style:name="T132_57" style:family="text"/>
    <style:style style:name="T132_58" style:family="text"/>
    <style:style style:name="T132_59" style:family="text"/>
    <style:style style:name="T132_60" style:family="text"/>
    <style:style style:name="T132_61" style:family="text"/>
    <style:style style:name="T132_62" style:family="text"/>
    <style:style style:name="T132_63" style:family="text"/>
    <style:style style:name="T132_64" style:family="text"/>
    <style:style style:name="T132_65" style:family="text"/>
    <style:style style:name="T132_66" style:family="text"/>
    <style:style style:name="T132_67" style:family="text"/>
    <style:style style:name="T132_68" style:family="text"/>
    <style:style style:name="T132_69" style:family="text"/>
    <style:style style:name="T132_70" style:family="text"/>
    <style:style style:name="T132_71" style:family="text"/>
    <style:style style:name="T132_72" style:family="text"/>
    <style:style style:name="T132_73" style:family="text"/>
    <style:style style:name="T132_74" style:family="text"/>
    <style:style style:name="T132_75" style:family="text"/>
    <style:style style:name="T132_76" style:family="text"/>
    <style:style style:name="T132_77" style:family="text"/>
    <style:style style:name="T132_78" style:family="text"/>
    <style:style style:name="T132_79" style:family="text"/>
    <style:style style:name="T132_80" style:family="text"/>
    <style:style style:name="T132_81" style:family="text"/>
    <style:style style:name="T132_82" style:family="text"/>
    <style:style style:name="T132_83" style:family="text"/>
    <style:style style:name="T132_84" style:family="text"/>
    <style:style style:name="T132_85" style:family="text"/>
    <style:style style:name="T132_86" style:family="text"/>
    <style:style style:name="T132_87" style:family="text"/>
    <style:style style:name="T132_88" style:family="text"/>
    <style:style style:name="T132_89" style:family="text"/>
    <style:style style:name="T132_90" style:family="text"/>
    <style:style style:name="T132_91" style:family="text"/>
    <style:style style:name="T132_92" style:family="text"/>
    <style:style style:name="T132_93" style:family="text"/>
    <style:style style:name="T132_94" style:family="text"/>
    <style:style style:name="T132_95" style:family="text"/>
    <style:style style:name="T132_96" style:family="text"/>
    <style:style style:name="T132_97" style:family="text"/>
    <style:style style:name="T132_98" style:family="text"/>
    <style:style style:name="T132_99" style:family="text"/>
    <style:style style:name="T132_100" style:family="text"/>
    <style:style style:name="T132_101" style:family="text"/>
    <style:style style:name="T132_102" style:family="text"/>
    <style:style style:name="T132_103" style:family="text"/>
    <style:style style:name="T132_104" style:family="text"/>
    <style:style style:name="T132_105" style:family="text"/>
    <style:style style:name="T132_106" style:family="text"/>
    <style:style style:name="P133" style:family="paragraph" style:parent-style-name="Heading_20_3">
      <style:paragraph-properties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T134_41" style:family="text"/>
    <style:style style:name="T134_42" style:family="text"/>
    <style:style style:name="T134_43" style:family="text"/>
    <style:style style:name="T134_44" style:family="text"/>
    <style:style style:name="T134_45" style:family="text"/>
    <style:style style:name="T134_46" style:family="text"/>
    <style:style style:name="T134_47" style:family="text"/>
    <style:style style:name="T134_48" style:family="text"/>
    <style:style style:name="T134_49" style:family="text"/>
    <style:style style:name="T134_50" style:family="text"/>
    <style:style style:name="T134_51" style:family="text"/>
    <style:style style:name="T134_52" style:family="text"/>
    <style:style style:name="T134_53" style:family="text"/>
    <style:style style:name="T134_54" style:family="text"/>
    <style:style style:name="T134_55" style:family="text"/>
    <style:style style:name="T134_56" style:family="text"/>
    <style:style style:name="T134_57" style:family="text"/>
    <style:style style:name="T134_58" style:family="text"/>
    <style:style style:name="T134_59" style:family="text"/>
    <style:style style:name="T134_60" style:family="text"/>
    <style:style style:name="T134_61" style:family="text"/>
    <style:style style:name="T134_62" style:family="text"/>
    <style:style style:name="T134_63" style:family="text"/>
    <style:style style:name="T134_64" style:family="text"/>
    <style:style style:name="T134_65" style:family="text"/>
    <style:style style:name="T134_66" style:family="text"/>
    <style:style style:name="T134_67" style:family="text"/>
    <style:style style:name="T134_68" style:family="text"/>
    <style:style style:name="T134_69" style:family="text"/>
    <style:style style:name="T134_70" style:family="text"/>
    <style:style style:name="T134_71" style:family="text"/>
    <style:style style:name="T134_72" style:family="text"/>
    <style:style style:name="T134_73" style:family="text"/>
    <style:style style:name="T134_74" style:family="text"/>
    <style:style style:name="T134_75" style:family="text"/>
    <style:style style:name="T134_76" style:family="text"/>
    <style:style style:name="T134_77" style:family="text"/>
    <style:style style:name="T134_78" style:family="text"/>
    <style:style style:name="T134_79" style:family="text"/>
    <style:style style:name="T134_80" style:family="text"/>
    <style:style style:name="T134_81" style:family="text"/>
    <style:style style:name="T134_82" style:family="text"/>
    <style:style style:name="T134_83" style:family="text"/>
    <style:style style:name="T134_84" style:family="text"/>
    <style:style style:name="T134_85" style:family="text"/>
    <style:style style:name="T134_86" style:family="text"/>
    <style:style style:name="T134_87" style:family="text"/>
    <style:style style:name="T134_88" style:family="text"/>
    <style:style style:name="T134_89" style:family="text"/>
    <style:style style:name="T134_90" style:family="text"/>
    <style:style style:name="T134_91" style:family="text"/>
    <style:style style:name="T134_92" style:family="text"/>
    <style:style style:name="T134_93" style:family="text"/>
    <style:style style:name="T134_94" style:family="text"/>
    <style:style style:name="T134_95" style:family="text"/>
    <style:style style:name="T134_96" style:family="text"/>
    <style:style style:name="T134_97" style:family="text"/>
    <style:style style:name="T134_98" style:family="text"/>
    <style:style style:name="T134_99" style:family="text"/>
    <style:style style:name="T134_100" style:family="text"/>
    <style:style style:name="T134_101" style:family="text"/>
    <style:style style:name="T134_102" style:family="text"/>
    <style:style style:name="T134_103" style:family="text"/>
    <style:style style:name="T134_104" style:family="text"/>
    <style:style style:name="T134_105" style:family="text"/>
    <style:style style:name="T134_106" style:family="text"/>
    <style:style style:name="T134_107" style:family="text"/>
    <style:style style:name="T134_108" style:family="text"/>
    <style:style style:name="T134_109" style:family="text"/>
    <style:style style:name="T134_110" style:family="text"/>
    <style:style style:name="T134_111" style:family="text"/>
    <style:style style:name="T134_112" style:family="text"/>
    <style:style style:name="T134_113" style:family="text"/>
    <style:style style:name="T134_114" style:family="text"/>
    <style:style style:name="T134_115" style:family="text"/>
    <style:style style:name="T134_116" style:family="text"/>
    <style:style style:name="T134_117" style:family="text"/>
    <style:style style:name="T134_118" style:family="text"/>
    <style:style style:name="T134_119" style:family="text"/>
    <style:style style:name="T134_120" style:family="text"/>
    <style:style style:name="T134_121" style:family="text"/>
    <style:style style:name="T134_122" style:family="text"/>
    <style:style style:name="T134_123" style:family="text"/>
    <style:style style:name="T134_124" style:family="text"/>
    <style:style style:name="T134_125" style:family="text"/>
    <style:style style:name="T134_126" style:family="text"/>
    <style:style style:name="T134_127" style:family="text"/>
    <style:style style:name="T134_128" style:family="text"/>
    <style:style style:name="T134_129" style:family="text"/>
    <style:style style:name="T134_130" style:family="text"/>
    <style:style style:name="T134_131" style:family="text"/>
    <style:style style:name="T134_132" style:family="text"/>
    <style:style style:name="T134_133" style:family="text"/>
    <style:style style:name="T134_134" style:family="text"/>
    <style:style style:name="T134_135" style:family="text"/>
    <style:style style:name="T134_136" style:family="text"/>
    <style:style style:name="T134_137" style:family="text"/>
    <style:style style:name="T134_138" style:family="text"/>
    <style:style style:name="T134_139" style:family="text"/>
    <style:style style:name="T134_140" style:family="text"/>
    <style:style style:name="T134_141" style:family="text"/>
    <style:style style:name="T134_142" style:family="text"/>
    <style:style style:name="T134_143" style:family="text"/>
    <style:style style:name="T134_144" style:family="text"/>
    <style:style style:name="T134_145" style:family="text"/>
    <style:style style:name="T134_146" style:family="text"/>
    <style:style style:name="T134_147" style:family="text"/>
    <style:style style:name="T134_148" style:family="text"/>
    <style:style style:name="T134_149" style:family="text"/>
    <style:style style:name="T134_150" style:family="text"/>
    <style:style style:name="T134_151" style:family="text"/>
    <style:style style:name="T134_152" style:family="text"/>
    <style:style style:name="T134_153" style:family="text"/>
    <style:style style:name="T134_154" style:family="text"/>
    <style:style style:name="T134_155" style:family="text"/>
    <style:style style:name="T134_156" style:family="text"/>
    <style:style style:name="T134_157" style:family="text"/>
    <style:style style:name="T134_158" style:family="text"/>
    <style:style style:name="T134_159" style:family="text"/>
    <style:style style:name="T134_160" style:family="text"/>
    <style:style style:name="T134_161" style:family="text"/>
    <style:style style:name="T134_162" style:family="text"/>
    <style:style style:name="T134_163" style:family="text"/>
    <style:style style:name="T134_164" style:family="text"/>
    <style:style style:name="T134_165" style:family="text"/>
    <style:style style:name="T134_166" style:family="text"/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T135_29" style:family="text"/>
    <style:style style:name="T135_30" style:family="text"/>
    <style:style style:name="T135_31" style:family="text"/>
    <style:style style:name="T135_32" style:family="text"/>
    <style:style style:name="T135_33" style:family="text"/>
    <style:style style:name="T135_34" style:family="text"/>
    <style:style style:name="T135_35" style:family="text"/>
    <style:style style:name="T135_36" style:family="text"/>
    <style:style style:name="T135_37" style:family="text"/>
    <style:style style:name="T135_38" style:family="text"/>
    <style:style style:name="T135_39" style:family="text"/>
    <style:style style:name="T135_40" style:family="text"/>
    <style:style style:name="T135_41" style:family="text"/>
    <style:style style:name="T135_42" style:family="text"/>
    <style:style style:name="T135_43" style:family="text"/>
    <style:style style:name="T135_44" style:family="text"/>
    <style:style style:name="T135_45" style:family="text"/>
    <style:style style:name="T135_46" style:family="text"/>
    <style:style style:name="T135_47" style:family="text"/>
    <style:style style:name="T135_48" style:family="text"/>
    <style:style style:name="T135_49" style:family="text"/>
    <style:style style:name="T135_50" style:family="text"/>
    <style:style style:name="T135_51" style:family="text"/>
    <style:style style:name="T135_52" style:family="text"/>
    <style:style style:name="T135_53" style:family="text"/>
    <style:style style:name="T135_54" style:family="text"/>
    <style:style style:name="T135_55" style:family="text"/>
    <style:style style:name="T135_56" style:family="text"/>
    <style:style style:name="T135_57" style:family="text"/>
    <style:style style:name="T135_58" style:family="text"/>
    <style:style style:name="T135_59" style:family="text"/>
    <style:style style:name="T135_60" style:family="text"/>
    <style:style style:name="T135_61" style:family="text"/>
    <style:style style:name="T135_62" style:family="text"/>
    <style:style style:name="T135_63" style:family="text"/>
    <style:style style:name="T135_64" style:family="text"/>
    <style:style style:name="P136" style:family="paragraph" style:parent-style-name="Standard">
      <style:paragraph-properties fo:break-before="auto" fo:line-height="115%" style:writing-mode="lr-tb"/>
    </style:style>
    <style:style style:name="P137" style:family="paragraph" style:parent-style-name="Heading_20_3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T138_32" style:family="text"/>
    <style:style style:name="T138_33" style:family="text"/>
    <style:style style:name="T138_34" style:family="text"/>
    <style:style style:name="T138_35" style:family="text"/>
    <style:style style:name="T138_36" style:family="text"/>
    <style:style style:name="T138_37" style:family="text"/>
    <style:style style:name="T138_38" style:family="text"/>
    <style:style style:name="T138_39" style:family="text"/>
    <style:style style:name="T138_40" style:family="text"/>
    <style:style style:name="T138_41" style:family="text"/>
    <style:style style:name="T138_42" style:family="text"/>
    <style:style style:name="T138_43" style:family="text"/>
    <style:style style:name="T138_44" style:family="text"/>
    <style:style style:name="T138_45" style:family="text"/>
    <style:style style:name="T138_46" style:family="text"/>
    <style:style style:name="T138_47" style:family="text"/>
    <style:style style:name="T138_48" style:family="text"/>
    <style:style style:name="T138_49" style:family="text"/>
    <style:style style:name="T138_50" style:family="text"/>
    <style:style style:name="T138_51" style:family="text"/>
    <style:style style:name="T138_52" style:family="text"/>
    <style:style style:name="T138_53" style:family="text"/>
    <style:style style:name="T138_54" style:family="text"/>
    <style:style style:name="T138_55" style:family="text"/>
    <style:style style:name="T138_56" style:family="text"/>
    <style:style style:name="T138_57" style:family="text"/>
    <style:style style:name="T138_58" style:family="text"/>
    <style:style style:name="T138_59" style:family="text"/>
    <style:style style:name="T138_60" style:family="text"/>
    <style:style style:name="T138_61" style:family="text"/>
    <style:style style:name="T138_62" style:family="text"/>
    <style:style style:name="T138_63" style:family="text"/>
    <style:style style:name="T138_64" style:family="text"/>
    <style:style style:name="T138_65" style:family="text"/>
    <style:style style:name="T138_66" style:family="text"/>
    <style:style style:name="T138_67" style:family="text"/>
    <style:style style:name="T138_68" style:family="text"/>
    <style:style style:name="T138_69" style:family="text"/>
    <style:style style:name="T138_70" style:family="text"/>
    <style:style style:name="T138_71" style:family="text"/>
    <style:style style:name="T138_72" style:family="text"/>
    <style:style style:name="T138_73" style:family="text"/>
    <style:style style:name="T138_74" style:family="text"/>
    <style:style style:name="T138_75" style:family="text"/>
    <style:style style:name="T138_76" style:family="text"/>
    <style:style style:name="T138_77" style:family="text"/>
    <style:style style:name="T138_78" style:family="text"/>
    <style:style style:name="T138_79" style:family="text"/>
    <style:style style:name="T138_80" style:family="text"/>
    <style:style style:name="T138_81" style:family="text"/>
    <style:style style:name="T138_82" style:family="text"/>
    <style:style style:name="T138_83" style:family="text"/>
    <style:style style:name="T138_84" style:family="text"/>
    <style:style style:name="T138_85" style:family="text"/>
    <style:style style:name="T138_86" style:family="text"/>
    <style:style style:name="T138_87" style:family="text"/>
    <style:style style:name="T138_88" style:family="text"/>
    <style:style style:name="T138_89" style:family="text"/>
    <style:style style:name="T138_90" style:family="text"/>
    <style:style style:name="T138_91" style:family="text"/>
    <style:style style:name="T138_92" style:family="text"/>
    <style:style style:name="T138_93" style:family="text"/>
    <style:style style:name="T138_94" style:family="text"/>
    <style:style style:name="T138_95" style:family="text"/>
    <style:style style:name="T138_96" style:family="text"/>
    <style:style style:name="T138_97" style:family="text"/>
    <style:style style:name="T138_98" style:family="text"/>
    <style:style style:name="T138_99" style:family="text"/>
    <style:style style:name="T138_100" style:family="text"/>
    <style:style style:name="T138_101" style:family="text"/>
    <style:style style:name="T138_102" style:family="text"/>
    <style:style style:name="T138_103" style:family="text"/>
    <style:style style:name="T138_104" style:family="text"/>
    <style:style style:name="T138_105" style:family="text"/>
    <style:style style:name="T138_106" style:family="text"/>
    <style:style style:name="T138_107" style:family="text"/>
    <style:style style:name="T138_108" style:family="text"/>
    <style:style style:name="T138_109" style:family="text"/>
    <style:style style:name="T138_110" style:family="text"/>
    <style:style style:name="T138_111" style:family="text"/>
    <style:style style:name="T138_112" style:family="text"/>
    <style:style style:name="T138_113" style:family="text"/>
    <style:style style:name="T138_114" style:family="text"/>
    <style:style style:name="T138_115" style:family="text"/>
    <style:style style:name="T138_116" style:family="text"/>
    <style:style style:name="T138_117" style:family="text"/>
    <style:style style:name="T138_118" style:family="text"/>
    <style:style style:name="T138_119" style:family="text"/>
    <style:style style:name="T138_120" style:family="text"/>
    <style:style style:name="T138_121" style:family="text"/>
    <style:style style:name="T138_122" style:family="text"/>
    <style:style style:name="T138_123" style:family="text"/>
    <style:style style:name="T138_124" style:family="text"/>
    <style:style style:name="T138_125" style:family="text"/>
    <style:style style:name="T138_126" style:family="text"/>
    <style:style style:name="P139" style:family="paragraph" style:parent-style-name="Standard">
      <style:paragraph-properties fo:break-before="auto" fo:line-height="115%" style:writing-mode="lr-tb"/>
    </style:style>
    <style:style style:name="P140" style:family="paragraph" style:parent-style-name="Heading_20_3">
      <style:paragraph-properties fo:break-before="auto" fo:line-height="115%" style:writing-mode="lr-tb"/>
    </style:style>
    <style:style style:name="T140_1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T141_24" style:family="text"/>
    <style:style style:name="T141_25" style:family="text"/>
    <style:style style:name="T141_26" style:family="text"/>
    <style:style style:name="T141_27" style:family="text"/>
    <style:style style:name="T141_28" style:family="text"/>
    <style:style style:name="T141_29" style:family="text"/>
    <style:style style:name="T141_30" style:family="text"/>
    <style:style style:name="T141_31" style:family="text"/>
    <style:style style:name="T141_32" style:family="text"/>
    <style:style style:name="T141_33" style:family="text"/>
    <style:style style:name="T141_34" style:family="text"/>
    <style:style style:name="T141_35" style:family="text"/>
    <style:style style:name="T141_36" style:family="text"/>
    <style:style style:name="P142" style:family="paragraph" style:parent-style-name="Standard">
      <style:paragraph-properties fo:break-before="auto" fo:line-height="115%" style:writing-mode="lr-tb"/>
    </style:style>
    <style:style style:name="P143" style:family="paragraph" style:parent-style-name="Heading_20_1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T144_43" style:family="text"/>
    <style:style style:name="T144_44" style:family="text"/>
    <style:style style:name="T144_45" style:family="text"/>
    <style:style style:name="T144_46" style:family="text"/>
    <style:style style:name="T144_47" style:family="text"/>
    <style:style style:name="T144_48" style:family="text"/>
    <style:style style:name="T144_49" style:family="text"/>
    <style:style style:name="T144_50" style:family="text"/>
    <style:style style:name="T144_51" style:family="text"/>
    <style:style style:name="T144_52" style:family="text"/>
    <style:style style:name="T144_53" style:family="text"/>
    <style:style style:name="T144_54" style:family="text"/>
    <style:style style:name="T144_55" style:family="text"/>
    <style:style style:name="T144_56" style:family="text"/>
    <style:style style:name="T144_57" style:family="text"/>
    <style:style style:name="T144_58" style:family="text"/>
    <style:style style:name="T144_59" style:family="text"/>
    <style:style style:name="T144_60" style:family="text"/>
    <style:style style:name="T144_61" style:family="text"/>
    <style:style style:name="T144_62" style:family="text"/>
    <style:style style:name="T144_63" style:family="text"/>
    <style:style style:name="T144_64" style:family="text"/>
    <style:style style:name="T144_65" style:family="text"/>
    <style:style style:name="T144_66" style:family="text"/>
    <style:style style:name="T144_67" style:family="text"/>
    <style:style style:name="T144_68" style:family="text"/>
    <style:style style:name="T144_69" style:family="text"/>
    <style:style style:name="T144_70" style:family="text"/>
    <style:style style:name="T144_71" style:family="text"/>
    <style:style style:name="T144_72" style:family="text"/>
    <style:style style:name="P145" style:family="paragraph" style:parent-style-name="Standard">
      <style:paragraph-properties fo:break-before="auto" fo:line-height="115%" style:writing-mode="lr-tb"/>
    </style:style>
    <style:style style:name="P146" style:family="paragraph" style:parent-style-name="Heading_20_2">
      <style:paragraph-properties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P147" style:family="paragraph" style:parent-style-name="Standard">
      <style:paragraph-properties fo:break-before="auto" fo:line-height="115%" style:writing-mode="lr-tb"/>
    </style:style>
    <style:style style:name="P148" style:family="paragraph" style:parent-style-name="Heading_20_3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P153" style:family="paragraph" style:parent-style-name="Standard">
      <style:paragraph-properties fo:break-before="auto" fo:line-height="115%" style:writing-mode="lr-tb"/>
    </style:style>
    <style:style style:name="P154" style:family="paragraph" style:parent-style-name="Heading_20_2">
      <style:paragraph-properties fo:break-before="auto" fo:line-height="115%" style:writing-mode="lr-tb"/>
    </style:style>
    <style:style style:name="T154_1" style:family="text"/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P156" style:family="paragraph" style:parent-style-name="Standard">
      <style:paragraph-properties fo:break-before="auto" fo:line-height="115%" style:writing-mode="lr-tb"/>
    </style:style>
    <style:style style:name="P157" style:family="paragraph" style:parent-style-name="Heading_20_3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T158_19" style:family="text"/>
    <style:style style:name="T158_20" style:family="text"/>
    <style:style style:name="T158_21" style:family="text"/>
    <style:style style:name="T158_22" style:family="text"/>
    <style:style style:name="T158_23" style:family="text"/>
    <style:style style:name="T158_24" style:family="text"/>
    <style:style style:name="T158_25" style:family="text"/>
    <style:style style:name="T158_26" style:family="text"/>
    <style:style style:name="T158_27" style:family="text"/>
    <style:style style:name="T158_28" style:family="text"/>
    <style:style style:name="T158_29" style:family="text"/>
    <style:style style:name="T158_30" style:family="text"/>
    <style:style style:name="T158_31" style:family="text"/>
    <style:style style:name="T158_32" style:family="text"/>
    <style:style style:name="T158_33" style:family="text"/>
    <style:style style:name="T158_34" style:family="text"/>
    <style:style style:name="T158_35" style:family="text"/>
    <style:style style:name="T158_36" style:family="text"/>
    <style:style style:name="T158_37" style:family="text"/>
    <style:style style:name="T158_38" style:family="text"/>
    <style:style style:name="T158_39" style:family="text"/>
    <style:style style:name="T158_40" style:family="text"/>
    <style:style style:name="T158_41" style:family="text"/>
    <style:style style:name="T158_42" style:family="text"/>
    <style:style style:name="T158_43" style:family="text"/>
    <style:style style:name="T158_44" style:family="text"/>
    <style:style style:name="T158_45" style:family="text"/>
    <style:style style:name="T158_46" style:family="text"/>
    <style:style style:name="T158_47" style:family="text"/>
    <style:style style:name="T158_48" style:family="text"/>
    <style:style style:name="T158_49" style:family="text"/>
    <style:style style:name="T158_50" style:family="text"/>
    <style:style style:name="T158_51" style:family="text"/>
    <style:style style:name="T158_52" style:family="text"/>
    <style:style style:name="T158_53" style:family="text"/>
    <style:style style:name="T158_54" style:family="text"/>
    <style:style style:name="T158_55" style:family="text"/>
    <style:style style:name="T158_56" style:family="text"/>
    <style:style style:name="T158_57" style:family="text"/>
    <style:style style:name="T158_58" style:family="text"/>
    <style:style style:name="T158_59" style:family="text"/>
    <style:style style:name="T158_60" style:family="text"/>
    <style:style style:name="T158_61" style:family="text"/>
    <style:style style:name="T158_62" style:family="text"/>
    <style:style style:name="T158_63" style:family="text"/>
    <style:style style:name="T158_64" style:family="text"/>
    <style:style style:name="T158_65" style:family="text"/>
    <style:style style:name="T158_66" style:family="text"/>
    <style:style style:name="T158_67" style:family="text"/>
    <style:style style:name="T158_68" style:family="text"/>
    <style:style style:name="T158_69" style:family="text"/>
    <style:style style:name="T158_70" style:family="text"/>
    <style:style style:name="T158_71" style:family="text"/>
    <style:style style:name="T158_72" style:family="text"/>
    <style:style style:name="T158_73" style:family="text"/>
    <style:style style:name="T158_74" style:family="text"/>
    <style:style style:name="T158_75" style:family="text"/>
    <style:style style:name="T158_76" style:family="text"/>
    <style:style style:name="T158_77" style:family="text"/>
    <style:style style:name="T158_78" style:family="text"/>
    <style:style style:name="T158_79" style:family="text"/>
    <style:style style:name="T158_80" style:family="text"/>
    <style:style style:name="T158_81" style:family="text"/>
    <style:style style:name="T158_82" style:family="text"/>
    <style:style style:name="T158_83" style:family="text"/>
    <style:style style:name="T158_84" style:family="text"/>
    <style:style style:name="T158_85" style:family="text"/>
    <style:style style:name="T158_86" style:family="text"/>
    <style:style style:name="T158_87" style:family="text"/>
    <style:style style:name="T158_88" style:family="text"/>
    <style:style style:name="T158_89" style:family="text"/>
    <style:style style:name="T158_90" style:family="text"/>
    <style:style style:name="T158_91" style:family="text"/>
    <style:style style:name="T158_92" style:family="text"/>
    <style:style style:name="T158_93" style:family="text"/>
    <style:style style:name="T158_94" style:family="text"/>
    <style:style style:name="T158_95" style:family="text"/>
    <style:style style:name="T158_96" style:family="text"/>
    <style:style style:name="T158_97" style:family="text"/>
    <style:style style:name="T158_98" style:family="text"/>
    <style:style style:name="T158_99" style:family="text"/>
    <style:style style:name="T158_100" style:family="text"/>
    <style:style style:name="T158_101" style:family="text"/>
    <style:style style:name="T158_102" style:family="text"/>
    <style:style style:name="T158_103" style:family="text"/>
    <style:style style:name="T158_104" style:family="text"/>
    <style:style style:name="T158_105" style:family="text"/>
    <style:style style:name="T158_106" style:family="text"/>
    <style:style style:name="T158_107" style:family="text"/>
    <style:style style:name="T158_108" style:family="text"/>
    <style:style style:name="T158_109" style:family="text"/>
    <style:style style:name="T158_110" style:family="text"/>
    <style:style style:name="T158_111" style:family="text"/>
    <style:style style:name="T158_112" style:family="text"/>
    <style:style style:name="T158_113" style:family="text"/>
    <style:style style:name="T158_114" style:family="text"/>
    <style:style style:name="T158_115" style:family="text"/>
    <style:style style:name="T158_116" style:family="text"/>
    <style:style style:name="T158_117" style:family="text"/>
    <style:style style:name="T158_118" style:family="text"/>
    <style:style style:name="T158_119" style:family="text"/>
    <style:style style:name="T158_120" style:family="text"/>
    <style:style style:name="T158_121" style:family="text"/>
    <style:style style:name="T158_122" style:family="text"/>
    <style:style style:name="T158_123" style:family="text"/>
    <style:style style:name="T158_124" style:family="text"/>
    <style:style style:name="T158_125" style:family="text"/>
    <style:style style:name="T158_126" style:family="text"/>
    <style:style style:name="T158_127" style:family="text"/>
    <style:style style:name="T158_128" style:family="text"/>
    <style:style style:name="T158_129" style:family="text"/>
    <style:style style:name="T158_130" style:family="text"/>
    <style:style style:name="T158_131" style:family="text"/>
    <style:style style:name="T158_132" style:family="text"/>
    <style:style style:name="T158_133" style:family="text"/>
    <style:style style:name="T158_134" style:family="text"/>
    <style:style style:name="T158_135" style:family="text"/>
    <style:style style:name="T158_136" style:family="text"/>
    <style:style style:name="T158_137" style:family="text"/>
    <style:style style:name="T158_138" style:family="text"/>
    <style:style style:name="T158_139" style:family="text"/>
    <style:style style:name="T158_140" style:family="text"/>
    <style:style style:name="T158_141" style:family="text"/>
    <style:style style:name="T158_142" style:family="text"/>
    <style:style style:name="T158_143" style:family="text"/>
    <style:style style:name="T158_144" style:family="text"/>
    <style:style style:name="T158_145" style:family="text"/>
    <style:style style:name="T158_146" style:family="text"/>
    <style:style style:name="T158_147" style:family="text"/>
    <style:style style:name="T158_148" style:family="text"/>
    <style:style style:name="P159" style:family="paragraph" style:parent-style-name="Standard">
      <style:paragraph-properties fo:break-before="auto" fo:line-height="115%" style:writing-mode="lr-tb"/>
    </style:style>
    <style:style style:name="P160" style:family="paragraph" style:parent-style-name="Heading_20_3">
      <style:paragraph-properties fo:break-before="auto" fo:line-height="115%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T160_25" style:family="text"/>
    <style:style style:name="T160_26" style:family="text"/>
    <style:style style:name="T160_27" style:family="text"/>
    <style:style style:name="T160_28" style:family="text"/>
    <style:style style:name="T160_29" style:family="text"/>
    <style:style style:name="T160_30" style:family="text"/>
    <style:style style:name="T160_31" style:family="text"/>
    <style:style style:name="T160_32" style:family="text"/>
    <style:style style:name="T160_33" style:family="text"/>
    <style:style style:name="T160_34" style:family="text"/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/>
    <style:style style:name="T161_20" style:family="text"/>
    <style:style style:name="T161_21" style:family="text"/>
    <style:style style:name="T161_22" style:family="text"/>
    <style:style style:name="T161_23" style:family="text"/>
    <style:style style:name="T161_24" style:family="text"/>
    <style:style style:name="T161_25" style:family="text"/>
    <style:style style:name="T161_26" style:family="text"/>
    <style:style style:name="T161_27" style:family="text"/>
    <style:style style:name="T161_28" style:family="text"/>
    <style:style style:name="T161_29" style:family="text"/>
    <style:style style:name="T161_30" style:family="text"/>
    <style:style style:name="T161_31" style:family="text"/>
    <style:style style:name="T161_32" style:family="text"/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T162_24" style:family="text"/>
    <style:style style:name="T162_25" style:family="text"/>
    <style:style style:name="T162_26" style:family="text"/>
    <style:style style:name="T162_27" style:family="text"/>
    <style:style style:name="T162_28" style:family="text"/>
    <style:style style:name="T162_29" style:family="text"/>
    <style:style style:name="T162_30" style:family="text"/>
    <style:style style:name="T162_31" style:family="text"/>
    <style:style style:name="T162_32" style:family="text"/>
    <style:style style:name="T162_33" style:family="text"/>
    <style:style style:name="T162_34" style:family="text"/>
    <style:style style:name="T162_35" style:family="text"/>
    <style:style style:name="T162_36" style:family="text"/>
    <style:style style:name="T162_37" style:family="text"/>
    <style:style style:name="T162_38" style:family="text"/>
    <style:style style:name="T162_39" style:family="text"/>
    <style:style style:name="T162_40" style:family="text"/>
    <style:style style:name="T162_41" style:family="text"/>
    <style:style style:name="T162_42" style:family="text"/>
    <style:style style:name="T162_43" style:family="text"/>
    <style:style style:name="T162_44" style:family="text"/>
    <style:style style:name="T162_45" style:family="text"/>
    <style:style style:name="T162_46" style:family="text"/>
    <style:style style:name="T162_47" style:family="text"/>
    <style:style style:name="T162_48" style:family="text"/>
    <style:style style:name="P163" style:family="paragraph" style:parent-style-name="Standard">
      <style:paragraph-properties fo:break-before="auto" fo:line-height="115%" style:writing-mode="lr-tb"/>
    </style:style>
    <style:style style:name="P164" style:family="paragraph" style:parent-style-name="Heading_20_1">
      <style:paragraph-properties fo:break-before="auto" fo:line-height="115%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T165_21" style:family="text"/>
    <style:style style:name="T165_22" style:family="text"/>
    <style:style style:name="T165_23" style:family="text"/>
    <style:style style:name="T165_24" style:family="text"/>
    <style:style style:name="T165_25" style:family="text"/>
    <style:style style:name="T165_26" style:family="text"/>
    <style:style style:name="T165_27" style:family="text"/>
    <style:style style:name="T165_28" style:family="text"/>
    <style:style style:name="T165_29" style:family="text"/>
    <style:style style:name="T165_30" style:family="text"/>
    <style:style style:name="T165_31" style:family="text"/>
    <style:style style:name="T165_32" style:family="text"/>
    <style:style style:name="T165_33" style:family="text"/>
    <style:style style:name="T165_34" style:family="text"/>
    <style:style style:name="T165_35" style:family="text"/>
    <style:style style:name="T165_36" style:family="text"/>
    <style:style style:name="T165_37" style:family="text"/>
    <style:style style:name="T165_38" style:family="text"/>
    <style:style style:name="T165_39" style:family="text"/>
    <style:style style:name="T165_40" style:family="text"/>
    <style:style style:name="T165_41" style:family="text"/>
    <style:style style:name="T165_42" style:family="text"/>
    <style:style style:name="T165_43" style:family="text"/>
    <style:style style:name="T165_44" style:family="text"/>
    <style:style style:name="T165_45" style:family="text"/>
    <style:style style:name="T165_46" style:family="text"/>
    <style:style style:name="T165_47" style:family="text"/>
    <style:style style:name="T165_48" style:family="text"/>
    <style:style style:name="T165_49" style:family="text"/>
    <style:style style:name="T165_50" style:family="text"/>
    <style:style style:name="T165_51" style:family="text"/>
    <style:style style:name="T165_52" style:family="text"/>
    <style:style style:name="T165_53" style:family="text"/>
    <style:style style:name="T165_54" style:family="text"/>
    <style:style style:name="T165_55" style:family="text"/>
    <style:style style:name="T165_56" style:family="text"/>
    <style:style style:name="T165_57" style:family="text"/>
    <style:style style:name="T165_58" style:family="text"/>
    <style:style style:name="T165_59" style:family="text"/>
    <style:style style:name="T165_60" style:family="text"/>
    <style:style style:name="T165_61" style:family="text"/>
    <style:style style:name="T165_62" style:family="text"/>
    <style:style style:name="T165_63" style:family="text"/>
    <style:style style:name="T165_64" style:family="text"/>
    <style:style style:name="T165_65" style:family="text"/>
    <style:style style:name="T165_66" style:family="text"/>
    <style:style style:name="T165_67" style:family="text"/>
    <style:style style:name="T165_68" style:family="text"/>
    <style:style style:name="T165_69" style:family="text"/>
    <style:style style:name="T165_70" style:family="text"/>
    <style:style style:name="T165_71" style:family="text"/>
    <style:style style:name="T165_72" style:family="text"/>
    <style:style style:name="T165_73" style:family="text"/>
    <style:style style:name="T165_74" style:family="text"/>
    <style:style style:name="P166" style:family="paragraph" style:parent-style-name="Standard">
      <style:paragraph-properties fo:break-before="auto" fo:line-height="115%" style:writing-mode="lr-tb"/>
    </style:style>
    <style:style style:name="P167" style:family="paragraph" style:parent-style-name="Heading_20_1">
      <style:paragraph-properties fo:break-before="auto" fo:line-height="115%" style:writing-mode="lr-tb"/>
    </style:style>
    <style:style style:name="T167_1" style:family="text"/>
    <style:style style:name="T167_2" style:family="text"/>
    <style:style style:name="T167_3" style:family="text"/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/>
    <style:style style:name="T168_20" style:family="text"/>
    <style:style style:name="T168_21" style:family="text"/>
    <style:style style:name="T168_22" style:family="text"/>
    <style:style style:name="T168_23" style:family="text"/>
    <style:style style:name="T168_24" style:family="text"/>
    <style:style style:name="T168_25" style:family="text"/>
    <style:style style:name="T168_26" style:family="text"/>
    <style:style style:name="T168_27" style:family="text"/>
    <style:style style:name="T168_28" style:family="text"/>
    <style:style style:name="T168_29" style:family="text"/>
    <style:style style:name="T168_30" style:family="text"/>
    <style:style style:name="T168_31" style:family="text"/>
    <style:style style:name="T168_32" style:family="text"/>
    <style:style style:name="T168_33" style:family="text"/>
    <style:style style:name="T168_34" style:family="text"/>
    <style:style style:name="T168_35" style:family="text"/>
    <style:style style:name="T168_36" style:family="text"/>
    <style:style style:name="T168_37" style:family="text"/>
    <style:style style:name="T168_38" style:family="text"/>
    <style:style style:name="T168_39" style:family="text"/>
    <style:style style:name="T168_40" style:family="text"/>
    <style:style style:name="T168_41" style:family="text"/>
    <style:style style:name="T168_42" style:family="text"/>
    <style:style style:name="T168_43" style:family="text"/>
    <style:style style:name="T168_44" style:family="text"/>
    <style:style style:name="T168_45" style:family="text"/>
    <style:style style:name="T168_46" style:family="text"/>
    <style:style style:name="T168_47" style:family="text"/>
    <style:style style:name="T168_48" style:family="text"/>
    <style:style style:name="T168_49" style:family="text"/>
    <style:style style:name="T168_50" style:family="text"/>
    <style:style style:name="T168_51" style:family="text"/>
    <style:style style:name="T168_52" style:family="text"/>
    <style:style style:name="T168_53" style:family="text"/>
    <style:style style:name="T168_54" style:family="text"/>
    <style:style style:name="T168_55" style:family="text"/>
    <style:style style:name="T168_56" style:family="text"/>
    <style:style style:name="T168_57" style:family="text"/>
    <style:style style:name="T168_58" style:family="text"/>
    <style:style style:name="T168_59" style:family="text"/>
    <style:style style:name="T168_60" style:family="text"/>
    <style:style style:name="T168_61" style:family="text"/>
    <style:style style:name="T168_62" style:family="text"/>
    <style:style style:name="T168_63" style:family="text"/>
    <style:style style:name="T168_64" style:family="text"/>
    <style:style style:name="T168_65" style:family="text"/>
    <style:style style:name="T168_66" style:family="text"/>
    <style:style style:name="P169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3dabuqa2j6bf"/><text:bookmark-end text:name="h.3dabuqa2j6bf"/><text:span text:style-name="T1_1">DASH</text:span><text:span text:style-name="T1_2">7<text:s/></text:span><text:span text:style-name="T1_3">Implementation</text:span></text:p>
      <text:p text:style-name="P2"/>
      <text:h text:style-name="P3" text:outline-level="10"><text:bookmark-start text:name="h.n0ppmmnp15q"/><text:bookmark-end text:name="h.n0ppmmnp15q"/><text:span text:style-name="T3_1">Introduction</text:span></text:h>
      <text:p text:style-name="P4"/>
      <text:p text:style-name="P5"><text:span text:style-name="T5_1">This</text:span><text:span text:style-name="T5_2"><text:s/></text:span><text:span text:style-name="T5_3">implementation</text:span><text:span text:style-name="T5_4"><text:s/></text:span><text:span text:style-name="T5_5">does</text:span><text:span text:style-name="T5_6"><text:s/></text:span><text:span text:style-name="T5_7">a</text:span><text:span text:style-name="T5_8"><text:s/></text:span><text:span text:style-name="T5_9">part</text:span><text:span text:style-name="T5_10"><text:s/></text:span><text:span text:style-name="T5_11">of</text:span><text:span text:style-name="T5_12"><text:s/></text:span><text:span text:style-name="T5_13">the</text:span><text:span text:style-name="T5_14"><text:s/></text:span><text:span text:style-name="T5_15">DASH</text:span><text:span text:style-name="T5_16">7<text:s/></text:span><text:span text:style-name="T5_17">mode</text:span><text:span text:style-name="T5_18"><text:s/>2<text:s/></text:span><text:span text:style-name="T5_19">stack</text:span><text:span text:style-name="T5_20"><text:s/></text:span><text:span text:style-name="T5_21">specification</text:span><text:span text:style-name="T5_22"><text:s/></text:span><text:span text:style-name="T5_23">using</text:span><text:span text:style-name="T5_24"><text:s/></text:span><text:span text:style-name="T5_25">ChibiOS</text:span><text:span text:style-name="T5_26">.<text:s/></text:span><text:span text:style-name="T5_27">It</text:span><text:span text:style-name="T5_28"><text:s/></text:span><text:span text:style-name="T5_29">was</text:span><text:span text:style-name="T5_30"><text:s/></text:span><text:span text:style-name="T5_31">developed</text:span><text:span text:style-name="T5_32"><text:s/></text:span><text:span text:style-name="T5_33">as</text:span><text:span text:style-name="T5_34"><text:s/></text:span><text:span text:style-name="T5_35">a</text:span><text:span text:style-name="T5_36"><text:s/></text:span><text:span text:style-name="T5_37">project</text:span><text:span text:style-name="T5_38"><text:s/></text:span><text:span text:style-name="T5_39">from</text:span><text:span text:style-name="T5_40"><text:s/></text:span><text:span text:style-name="T5_41">the</text:span><text:span text:style-name="T5_42"><text:s/></text:span><text:span text:style-name="T5_43">college</text:span><text:span text:style-name="T5_44"><text:s/></text:span><text:span text:style-name="T5_45">Telecom</text:span><text:span text:style-name="T5_46"><text:s/></text:span><text:span text:style-name="T5_47">Paristech</text:span><text:span text:style-name="T5_48">.</text:span></text:p>
      <text:p text:style-name="P6"><text:span text:style-name="T6_1">The</text:span><text:span text:style-name="T6_2"><text:s/></text:span><text:span text:style-name="T6_3">project</text:span><text:span text:style-name="T6_4"><text:s/></text:span><text:span text:style-name="T6_5">was</text:span><text:span text:style-name="T6_6"><text:s/></text:span><text:span text:style-name="T6_7">a</text:span><text:span text:style-name="T6_8"><text:s/></text:span><text:span text:style-name="T6_9">continuation</text:span><text:span text:style-name="T6_10"><text:s/></text:span><text:span text:style-name="T6_11">from</text:span><text:span text:style-name="T6_12"><text:s/></text:span><text:span text:style-name="T6_13">the</text:span><text:span text:style-name="T6_14"><text:s/></text:span><text:span text:style-name="T6_15">WaDeD</text:span><text:span text:style-name="T6_16"><text:s/></text:span><text:span text:style-name="T6_17">project</text:span><text:span text:style-name="T6_18"><text:s/>(</text:span><text:span text:style-name="T6_19">also</text:span><text:span text:style-name="T6_20"><text:s/></text:span><text:span text:style-name="T6_21">from</text:span><text:span text:style-name="T6_22"><text:s/></text:span><text:span text:style-name="T6_23">Telecom</text:span><text:span text:style-name="T6_24"><text:s/></text:span><text:span text:style-name="T6_25">Paristech</text:span><text:span text:style-name="T6_26">)<text:s/></text:span><text:span text:style-name="T6_27">developed</text:span><text:span text:style-name="T6_28"><text:s/></text:span><text:span text:style-name="T6_29">by</text:span><text:span text:style-name="T6_30"><text:s/></text:span><text:span text:style-name="T6_31">Hubert</text:span><text:span text:style-name="T6_32"><text:s/></text:span><text:span text:style-name="T6_33">Lefèvre</text:span><text:span text:style-name="T6_34">,<text:s/></text:span><text:span text:style-name="T6_35">Patrick</text:span><text:span text:style-name="T6_36"><text:s/></text:span><text:span text:style-name="T6_37">Lambein</text:span><text:span text:style-name="T6_38">,<text:s/></text:span><text:span text:style-name="T6_39">Pedro</text:span><text:span text:style-name="T6_40"><text:s/></text:span><text:span text:style-name="T6_41">Terra</text:span><text:span text:style-name="T6_42"><text:s/></text:span><text:span text:style-name="T6_43">Delboni</text:span><text:span text:style-name="T6_44">,<text:s/></text:span><text:span text:style-name="T6_45">and</text:span><text:span text:style-name="T6_46"><text:s/></text:span><text:span text:style-name="T6_47">Sasha</text:span><text:span text:style-name="T6_48"><text:s/></text:span><text:span text:style-name="T6_49">Delanoue</text:span><text:span text:style-name="T6_50">.</text:span></text:p>
      <text:p text:style-name="P7"><text:span text:style-name="T7_1">Samuel</text:span><text:span text:style-name="T7_2"><text:s/></text:span><text:span text:style-name="T7_3">Tardieu</text:span><text:span text:style-name="T7_4"><text:s/></text:span><text:span text:style-name="T7_5">was</text:span><text:span text:style-name="T7_6"><text:s/></text:span><text:span text:style-name="T7_7">the</text:span><text:span text:style-name="T7_8"><text:s/></text:span><text:span text:style-name="T7_9">instructor</text:span><text:span text:style-name="T7_10"><text:s/></text:span><text:span text:style-name="T7_11">for</text:span><text:span text:style-name="T7_12"><text:s/></text:span><text:span text:style-name="T7_13">both</text:span><text:span text:style-name="T7_14"><text:s/></text:span><text:span text:style-name="T7_15">projects</text:span><text:span text:style-name="T7_16"><text:s/></text:span><text:span text:style-name="T7_17">and</text:span><text:span text:style-name="T7_18"><text:s/></text:span><text:span text:style-name="T7_19">Alexis</text:span><text:span text:style-name="T7_20"><text:s/></text:span><text:span text:style-name="T7_21">Polti</text:span><text:span text:style-name="T7_22"><text:s/></text:span><text:span text:style-name="T7_23">was</text:span><text:span text:style-name="T7_24"><text:s/></text:span><text:span text:style-name="T7_25">also</text:span><text:span text:style-name="T7_26"><text:s/></text:span><text:span text:style-name="T7_27">instructor</text:span><text:span text:style-name="T7_28"><text:s/></text:span><text:span text:style-name="T7_29">for</text:span><text:span text:style-name="T7_30"><text:s/></text:span><text:span text:style-name="T7_31">the</text:span><text:span text:style-name="T7_32"><text:s/></text:span><text:span text:style-name="T7_33">WaDeD</text:span><text:span text:style-name="T7_34"><text:s/></text:span><text:span text:style-name="T7_35">project</text:span><text:span text:style-name="T7_36">.</text:span></text:p>
      <text:p text:style-name="P8"/>
      <text:p text:style-name="P9"><text:span text:style-name="T9_1">The</text:span><text:span text:style-name="T9_2"><text:s/></text:span><text:span text:style-name="T9_3">result</text:span><text:span text:style-name="T9_4"><text:s/></text:span><text:span text:style-name="T9_5">of</text:span><text:span text:style-name="T9_6"><text:s/></text:span><text:span text:style-name="T9_7">this</text:span><text:span text:style-name="T9_8"><text:s/></text:span><text:span text:style-name="T9_9">project</text:span><text:span text:style-name="T9_10"><text:s/></text:span><text:span text:style-name="T9_11">is</text:span><text:span text:style-name="T9_12"><text:s/></text:span><text:span text:style-name="T9_13">a</text:span><text:span text:style-name="T9_14"><text:s/></text:span><text:span text:style-name="T9_15">library</text:span><text:span text:style-name="T9_16"><text:s/></text:span><text:span text:style-name="T9_17">that</text:span><text:span text:style-name="T9_18"><text:s/></text:span><text:span text:style-name="T9_19">can</text:span><text:span text:style-name="T9_20"><text:s/></text:span><text:span text:style-name="T9_21">be</text:span><text:span text:style-name="T9_22"><text:s/></text:span><text:span text:style-name="T9_23">used</text:span><text:span text:style-name="T9_24"><text:s/></text:span><text:span text:style-name="T9_25">to</text:span><text:span text:style-name="T9_26"><text:s/></text:span><text:span text:style-name="T9_27">create</text:span><text:span text:style-name="T9_28"><text:s/></text:span><text:span text:style-name="T9_29">applications</text:span><text:span text:style-name="T9_30"><text:s/></text:span><text:span text:style-name="T9_31">that</text:span><text:span text:style-name="T9_32"><text:s/></text:span><text:span text:style-name="T9_33">are</text:span><text:span text:style-name="T9_34"><text:s/></text:span><text:span text:style-name="T9_35">compatible</text:span><text:span text:style-name="T9_36"><text:s/></text:span><text:span text:style-name="T9_37">with</text:span><text:span text:style-name="T9_38"><text:s/></text:span><text:span text:style-name="T9_39">the</text:span><text:span text:style-name="T9_40"><text:s/></text:span><text:span text:style-name="T9_41">DASH</text:span><text:span text:style-name="T9_42">7<text:s/></text:span><text:span text:style-name="T9_43">standard</text:span><text:span text:style-name="T9_44">.</text:span></text:p>
      <text:p text:style-name="P10"/>
      <text:p text:style-name="P11"><text:span text:style-name="T11_1">For</text:span><text:span text:style-name="T11_2"><text:s/></text:span><text:span text:style-name="T11_3">a</text:span><text:span text:style-name="T11_4"><text:s/></text:span><text:span text:style-name="T11_5">better</text:span><text:span text:style-name="T11_6"><text:s/></text:span><text:span text:style-name="T11_7">understanding</text:span><text:span text:style-name="T11_8"><text:s/></text:span><text:span text:style-name="T11_9">of</text:span><text:span text:style-name="T11_10"><text:s/></text:span><text:span text:style-name="T11_11">this</text:span><text:span text:style-name="T11_12"><text:s/></text:span><text:span text:style-name="T11_13">document</text:span><text:span text:style-name="T11_14"><text:s/></text:span><text:span text:style-name="T11_15">please</text:span><text:span text:style-name="T11_16"><text:s/></text:span><text:span text:style-name="T11_17">have</text:span><text:span text:style-name="T11_18"><text:s/></text:span><text:span text:style-name="T11_19">in</text:span><text:span text:style-name="T11_20"><text:s/></text:span><text:span text:style-name="T11_21">hand</text:span><text:span text:style-name="T11_22"><text:s/></text:span><text:span text:style-name="T11_23">the</text:span><text:span text:style-name="T11_24"><text:s/></text:span><text:span text:style-name="T11_25">code</text:span><text:span text:style-name="T11_26"><text:s/>(</text:span><text:span text:style-name="T11_27">which</text:span><text:span text:style-name="T11_28"><text:s/></text:span><text:span text:style-name="T11_29">is</text:span><text:span text:style-name="T11_30"><text:s/></text:span><text:span text:style-name="T11_31">commented</text:span><text:span text:style-name="T11_32"><text:s/></text:span><text:span text:style-name="T11_33">to</text:span><text:span text:style-name="T11_34"><text:s/></text:span><text:span text:style-name="T11_35">help</text:span><text:span text:style-name="T11_36"><text:s/></text:span><text:span text:style-name="T11_37">the</text:span><text:span text:style-name="T11_38"><text:s/></text:span><text:span text:style-name="T11_39">understanding</text:span><text:span text:style-name="T11_40">)<text:s/></text:span><text:span text:style-name="T11_41">and</text:span><text:span text:style-name="T11_42"><text:s/></text:span><text:span text:style-name="T11_43">the</text:span><text:span text:style-name="T11_44"><text:s/></text:span><text:span text:style-name="T11_45">DASH</text:span><text:span text:style-name="T11_46">7<text:s/></text:span><text:span text:style-name="T11_47">specification</text:span></text:p>
      <text:h text:style-name="P12" text:outline-level="10"><text:bookmark-start text:name="h.cr6g2p96a91c"/><text:bookmark-end text:name="h.cr6g2p96a91c"/><text:span text:style-name="T12_1">dash</text:span><text:span text:style-name="T12_2">7/</text:span><text:span text:style-name="T12_3">phy</text:span><text:span text:style-name="T12_4">.</text:span><text:span text:style-name="T12_5">h</text:span></text:h>
      <text:p text:style-name="P13"/>
      <text:p text:style-name="P14"><text:span text:style-name="T14_1">Here</text:span><text:span text:style-name="T14_2"><text:s/></text:span><text:span text:style-name="T14_3">are</text:span><text:span text:style-name="T14_4"><text:s/></text:span><text:span text:style-name="T14_5">the</text:span><text:span text:style-name="T14_6"><text:s/></text:span><text:span text:style-name="T14_7">functions</text:span><text:span text:style-name="T14_8"><text:s/></text:span><text:span text:style-name="T14_9">that</text:span><text:span text:style-name="T14_10"><text:s/></text:span><text:span text:style-name="T14_11">will</text:span><text:span text:style-name="T14_12"><text:s/></text:span><text:span text:style-name="T14_13">handle</text:span><text:span text:style-name="T14_14"><text:s/></text:span><text:span text:style-name="T14_15">the</text:span><text:span text:style-name="T14_16"><text:s/></text:span><text:span text:style-name="T14_17">physical</text:span><text:span text:style-name="T14_18"><text:s/></text:span><text:span text:style-name="T14_19">layer</text:span><text:span text:style-name="T14_20"><text:s/>(</text:span><text:span text:style-name="T14_21">PHY</text:span><text:span text:style-name="T14_22">).<text:s/></text:span><text:span text:style-name="T14_23">Here</text:span><text:span text:style-name="T14_24"><text:s/></text:span><text:span text:style-name="T14_25">the</text:span><text:span text:style-name="T14_26"><text:s/></text:span><text:span text:style-name="T14_27">PHY</text:span><text:span text:style-name="T14_28"><text:s/></text:span><text:span text:style-name="T14_29">is</text:span><text:span text:style-name="T14_30"><text:s/></text:span><text:span text:style-name="T14_31">not</text:span><text:span text:style-name="T14_32"><text:s/></text:span><text:span text:style-name="T14_33">completely</text:span><text:span text:style-name="T14_34"><text:s/></text:span><text:span text:style-name="T14_35">separated</text:span><text:span text:style-name="T14_36"><text:s/></text:span><text:span text:style-name="T14_37">from</text:span><text:span text:style-name="T14_38"><text:s/></text:span><text:span text:style-name="T14_39">the</text:span><text:span text:style-name="T14_40"><text:s/></text:span><text:span text:style-name="T14_41">data</text:span><text:span text:style-name="T14_42"><text:s/></text:span><text:span text:style-name="T14_43">layer</text:span><text:span text:style-name="T14_44"><text:s/>(</text:span><text:span text:style-name="T14_45">DATA</text:span><text:span text:style-name="T14_46">)<text:s/></text:span><text:span text:style-name="T14_47">because</text:span><text:span text:style-name="T14_48"><text:s/></text:span><text:span text:style-name="T14_49">information</text:span><text:span text:style-name="T14_50"><text:s/></text:span><text:span text:style-name="T14_51">from</text:span><text:span text:style-name="T14_52"><text:s/></text:span><text:span text:style-name="T14_53">the</text:span><text:span text:style-name="T14_54"><text:s/></text:span><text:span text:style-name="T14_55">DATA</text:span><text:span text:style-name="T14_56"><text:s/></text:span><text:span text:style-name="T14_57">was</text:span><text:span text:style-name="T14_58"><text:s/></text:span><text:span text:style-name="T14_59">needed</text:span><text:span text:style-name="T14_60"><text:s/></text:span><text:span text:style-name="T14_61">to</text:span><text:span text:style-name="T14_62"><text:s/></text:span><text:span text:style-name="T14_63">make</text:span><text:span text:style-name="T14_64"><text:s/></text:span><text:span text:style-name="T14_65">better</text:span><text:span text:style-name="T14_66"><text:s/></text:span><text:span text:style-name="T14_67">use</text:span><text:span text:style-name="T14_68"><text:s/></text:span><text:span text:style-name="T14_69">of</text:span><text:span text:style-name="T14_70"><text:s/></text:span><text:span text:style-name="T14_71">the</text:span><text:span text:style-name="T14_72"><text:s/></text:span><text:span text:style-name="T14_73">transceiver</text:span><text:span text:style-name="T14_74">.</text:span></text:p>
      <text:p text:style-name="P15"/>
      <text:p text:style-name="P16"><text:span text:style-name="T16_1">The</text:span><text:span text:style-name="T16_2"><text:s/></text:span><text:span text:style-name="T16_3">PHY</text:span><text:span text:style-name="T16_4"><text:s/></text:span><text:span text:style-name="T16_5">implementation</text:span><text:span text:style-name="T16_6"><text:s/></text:span><text:span text:style-name="T16_7">work</text:span><text:span text:style-name="T16_8"><text:s/></text:span><text:span text:style-name="T16_9">with</text:span><text:span text:style-name="T16_10"><text:s/></text:span><text:span text:style-name="T16_11">a</text:span><text:span text:style-name="T16_12"><text:s/></text:span><text:span text:style-name="T16_13">procedure</text:span><text:span text:style-name="T16_14"><text:s/></text:span><text:span text:style-name="T16_15">targeted</text:span><text:span text:style-name="T16_16"><text:s/></text:span><text:span text:style-name="T16_17">architecture</text:span><text:span text:style-name="T16_18">.<text:s/></text:span><text:span text:style-name="T16_19">This</text:span><text:span text:style-name="T16_20"><text:s/></text:span><text:span text:style-name="T16_21">was</text:span><text:span text:style-name="T16_22"><text:s/></text:span><text:span text:style-name="T16_23">done</text:span><text:span text:style-name="T16_24"><text:s/></text:span><text:span text:style-name="T16_25">so</text:span><text:span text:style-name="T16_26"><text:s/></text:span><text:span text:style-name="T16_27">multiple</text:span><text:span text:style-name="T16_28"><text:s/></text:span><text:span text:style-name="T16_29">threads</text:span><text:span text:style-name="T16_30"><text:s/></text:span><text:span text:style-name="T16_31">may</text:span><text:span text:style-name="T16_32"><text:s/></text:span><text:span text:style-name="T16_33">each</text:span><text:span text:style-name="T16_34"><text:s/></text:span><text:span text:style-name="T16_35">have</text:span><text:span text:style-name="T16_36"><text:s/></text:span><text:span text:style-name="T16_37">its</text:span><text:span text:style-name="T16_38"><text:s/></text:span><text:span text:style-name="T16_39">own</text:span><text:span text:style-name="T16_40"><text:s/></text:span><text:span text:style-name="T16_41">procedure</text:span><text:span text:style-name="T16_42"><text:s/></text:span><text:span text:style-name="T16_43">and</text:span><text:span text:style-name="T16_44"><text:s/></text:span><text:span text:style-name="T16_45">share</text:span><text:span text:style-name="T16_46"><text:s/></text:span><text:span text:style-name="T16_47">the</text:span><text:span text:style-name="T16_48"><text:s/></text:span><text:span text:style-name="T16_49">transceiver</text:span><text:span text:style-name="T16_50">.</text:span></text:p>
      <text:p text:style-name="P17"><text:span text:style-name="T17_1">When</text:span><text:span text:style-name="T17_2"><text:s/></text:span><text:span text:style-name="T17_3">a</text:span><text:span text:style-name="T17_4"><text:s/></text:span><text:span text:style-name="T17_5">procedure</text:span><text:span text:style-name="T17_6"><text:s/></text:span><text:span text:style-name="T17_7">is</text:span><text:span text:style-name="T17_8"><text:s/></text:span><text:span text:style-name="T17_9">started</text:span><text:span text:style-name="T17_10">,<text:s/></text:span><text:span text:style-name="T17_11">every</text:span><text:span text:style-name="T17_12"><text:s/></text:span><text:span text:style-name="T17_13">command</text:span><text:span text:style-name="T17_14"><text:s/></text:span><text:span text:style-name="T17_15">within</text:span><text:span text:style-name="T17_16"><text:s/></text:span><text:span text:style-name="T17_17">it</text:span><text:span text:style-name="T17_18"><text:s/></text:span><text:span text:style-name="T17_19">will</text:span><text:span text:style-name="T17_20"><text:s/></text:span><text:span text:style-name="T17_21">not</text:span><text:span text:style-name="T17_22"><text:s/></text:span><text:span text:style-name="T17_23">be</text:span><text:span text:style-name="T17_24"><text:s/></text:span><text:span text:style-name="T17_25">interrupted</text:span><text:span text:style-name="T17_26"><text:s/></text:span><text:span text:style-name="T17_27">by</text:span><text:span text:style-name="T17_28"><text:s/></text:span><text:span text:style-name="T17_29">another</text:span><text:span text:style-name="T17_30"><text:s/></text:span><text:span text:style-name="T17_31">thread</text:span><text:span text:style-name="T17_32"><text:s/></text:span><text:span text:style-name="T17_33">procedure</text:span><text:span text:style-name="T17_34"><text:s/></text:span><text:span text:style-name="T17_35">in</text:span><text:span text:style-name="T17_36"><text:s/></text:span><text:span text:style-name="T17_37">order</text:span><text:span text:style-name="T17_38"><text:s/></text:span><text:span text:style-name="T17_39">to</text:span><text:span text:style-name="T17_40"><text:s/></text:span><text:span text:style-name="T17_41">guarantee</text:span><text:span text:style-name="T17_42"><text:s/></text:span><text:span text:style-name="T17_43">that</text:span><text:span text:style-name="T17_44"><text:s/></text:span><text:span text:style-name="T17_45">during</text:span><text:span text:style-name="T17_46"><text:s/></text:span><text:span text:style-name="T17_47">this</text:span><text:span text:style-name="T17_48"><text:s/></text:span><text:span text:style-name="T17_49">period</text:span><text:span text:style-name="T17_50"><text:s/></text:span><text:span text:style-name="T17_51">the</text:span><text:span text:style-name="T17_52"><text:s/></text:span><text:span text:style-name="T17_53">configuration</text:span><text:span text:style-name="T17_54"><text:s/></text:span><text:span text:style-name="T17_55">of</text:span><text:span text:style-name="T17_56"><text:s/></text:span><text:span text:style-name="T17_57">the</text:span><text:span text:style-name="T17_58"><text:s/></text:span><text:span text:style-name="T17_59">transceiver</text:span><text:span text:style-name="T17_60"><text:s/></text:span><text:span text:style-name="T17_61">remains</text:span><text:span text:style-name="T17_62"><text:s/></text:span><text:span text:style-name="T17_63">unchanged</text:span><text:span text:style-name="T17_64">.<text:s/></text:span><text:span text:style-name="T17_65">In</text:span><text:span text:style-name="T17_66"><text:s/></text:span><text:span text:style-name="T17_67">the</text:span><text:span text:style-name="T17_68"><text:s/></text:span><text:span text:style-name="T17_69">procedure</text:span><text:span text:style-name="T17_70"><text:s/></text:span><text:span text:style-name="T17_71">the</text:span><text:span text:style-name="T17_72"><text:s/></text:span><text:span text:style-name="T17_73">user</text:span><text:span text:style-name="T17_74"><text:s/></text:span><text:span text:style-name="T17_75">is</text:span><text:span text:style-name="T17_76"><text:s/></text:span><text:span text:style-name="T17_77">allowed</text:span><text:span text:style-name="T17_78"><text:s/></text:span><text:span text:style-name="T17_79">to</text:span><text:span text:style-name="T17_80"><text:s/></text:span><text:span text:style-name="T17_81">send</text:span><text:span text:style-name="T17_82"><text:s/></text:span><text:span text:style-name="T17_83">and</text:span><text:span text:style-name="T17_84"><text:s/></text:span><text:span text:style-name="T17_85">receive</text:span><text:span text:style-name="T17_86"><text:s/></text:span><text:span text:style-name="T17_87">DASH</text:span><text:span text:style-name="T17_88">7<text:s/></text:span><text:span text:style-name="T17_89">frames</text:span><text:span text:style-name="T17_90">.</text:span></text:p>
      <text:p text:style-name="P18"><text:span text:style-name="T18_1">It</text:span><text:span text:style-name="T18_2"><text:s/></text:span><text:span text:style-name="T18_3">is</text:span><text:span text:style-name="T18_4"><text:s/></text:span><text:span text:style-name="T18_5">important</text:span><text:span text:style-name="T18_6"><text:s/></text:span><text:span text:style-name="T18_7">to</text:span><text:span text:style-name="T18_8"><text:s/></text:span><text:span text:style-name="T18_9">notice</text:span><text:span text:style-name="T18_10"><text:s/></text:span><text:span text:style-name="T18_11">that</text:span><text:span text:style-name="T18_12"><text:s/></text:span><text:span text:style-name="T18_13">in</text:span><text:span text:style-name="T18_14"><text:s/></text:span><text:span text:style-name="T18_15">DASH</text:span><text:span text:style-name="T18_16">7<text:s/></text:span><text:span text:style-name="T18_17">there</text:span><text:span text:style-name="T18_18"><text:s/></text:span><text:span text:style-name="T18_19">is</text:span><text:span text:style-name="T18_20"><text:s/></text:span><text:span text:style-name="T18_21">a</text:span><text:span text:style-name="T18_22"><text:s/></text:span><text:span text:style-name="T18_23">difference</text:span><text:span text:style-name="T18_24"><text:s/></text:span><text:span text:style-name="T18_25">from</text:span><text:span text:style-name="T18_26"><text:s/></text:span><text:span text:style-name="T18_27">frame</text:span><text:span text:style-name="T18_28"><text:s/></text:span><text:span text:style-name="T18_29">and</text:span><text:span text:style-name="T18_30"><text:s/></text:span><text:span text:style-name="T18_31">packet</text:span><text:span text:style-name="T18_32"><text:s/></text:span><text:span text:style-name="T18_33">where</text:span><text:span text:style-name="T18_34"><text:s/></text:span><text:span text:style-name="T18_35">frame</text:span><text:span text:style-name="T18_36"><text:s/></text:span><text:span text:style-name="T18_37">are</text:span><text:span text:style-name="T18_38"><text:s/></text:span><text:span text:style-name="T18_39">the</text:span><text:span text:style-name="T18_40"><text:s/></text:span><text:span text:style-name="T18_41">payloads</text:span><text:span text:style-name="T18_42"><text:s/></text:span><text:span text:style-name="T18_43">with</text:span><text:span text:style-name="T18_44"><text:s/></text:span><text:span text:style-name="T18_45">its</text:span><text:span text:style-name="T18_46"><text:s/></text:span><text:span text:style-name="T18_47">headers</text:span><text:span text:style-name="T18_48"><text:s/></text:span><text:span text:style-name="T18_49">and</text:span><text:span text:style-name="T18_50"><text:s/></text:span><text:span text:style-name="T18_51">footers</text:span><text:span text:style-name="T18_52"><text:s/></text:span><text:span text:style-name="T18_53">and</text:span><text:span text:style-name="T18_54"><text:s/></text:span><text:span text:style-name="T18_55">packet</text:span><text:span text:style-name="T18_56"><text:s/></text:span><text:span text:style-name="T18_57">is</text:span><text:span text:style-name="T18_58"><text:s/></text:span><text:span text:style-name="T18_59">what</text:span><text:span text:style-name="T18_60"><text:s/></text:span><text:span text:style-name="T18_61">is</text:span><text:span text:style-name="T18_62"><text:s/></text:span><text:span text:style-name="T18_63">sent</text:span><text:span text:style-name="T18_64"><text:s/></text:span><text:span text:style-name="T18_65">through</text:span><text:span text:style-name="T18_66"><text:s/></text:span><text:span text:style-name="T18_67">the</text:span><text:span text:style-name="T18_68"><text:s/></text:span><text:span text:style-name="T18_69">radio</text:span><text:span text:style-name="T18_70">.<text:s/></text:span><text:span text:style-name="T18_71">A</text:span><text:span text:style-name="T18_72"><text:s/></text:span><text:span text:style-name="T18_73">packet</text:span><text:span text:style-name="T18_74"><text:s/></text:span><text:span text:style-name="T18_75">may</text:span><text:span text:style-name="T18_76"><text:s/></text:span><text:span text:style-name="T18_77">be</text:span><text:span text:style-name="T18_78"><text:s/></text:span><text:span text:style-name="T18_79">formed</text:span><text:span text:style-name="T18_80"><text:s/></text:span><text:span text:style-name="T18_81">by</text:span><text:span text:style-name="T18_82"><text:s/></text:span><text:span text:style-name="T18_83">one</text:span><text:span text:style-name="T18_84"><text:s/></text:span><text:span text:style-name="T18_85">or</text:span><text:span text:style-name="T18_86"><text:s/></text:span><text:span text:style-name="T18_87">more</text:span><text:span text:style-name="T18_88"><text:s/></text:span><text:span text:style-name="T18_89">chained</text:span><text:span text:style-name="T18_90"><text:s/></text:span><text:span text:style-name="T18_91">frames</text:span><text:span text:style-name="T18_92">.</text:span></text:p>
      <text:p text:style-name="P19"/>
      <text:p text:style-name="P20"><text:span text:style-name="T20_1">In</text:span><text:span text:style-name="T20_2"><text:s/></text:span><text:span text:style-name="T20_3">the</text:span><text:span text:style-name="T20_4"><text:s/></text:span><text:span text:style-name="T20_5">file</text:span><text:span text:style-name="T20_6"><text:s/></text:span><text:span text:style-name="T20_7">dash</text:span><text:span text:style-name="T20_8">7/</text:span><text:span text:style-name="T20_9">conf</text:span><text:span text:style-name="T20_10">.</text:span><text:span text:style-name="T20_11">h</text:span><text:span text:style-name="T20_12"><text:s/></text:span><text:span text:style-name="T20_13">N</text:span><text:span text:style-name="T20_14">_</text:span><text:span text:style-name="T20_15">FRAMES</text:span><text:span text:style-name="T20_16"><text:s/></text:span><text:span text:style-name="T20_17">is</text:span><text:span text:style-name="T20_18"><text:s/></text:span><text:span text:style-name="T20_19">defined</text:span><text:span text:style-name="T20_20">.<text:s/></text:span><text:span text:style-name="T20_21">N</text:span><text:span text:style-name="T20_22">_</text:span><text:span text:style-name="T20_23">FRAMES</text:span><text:span text:style-name="T20_24"><text:s/></text:span><text:span text:style-name="T20_25">is</text:span><text:span text:style-name="T20_26"><text:s/></text:span><text:span text:style-name="T20_27">a</text:span><text:span text:style-name="T20_28"><text:s/></text:span><text:span text:style-name="T20_29">constant</text:span><text:span text:style-name="T20_30"><text:s/></text:span><text:span text:style-name="T20_31">for</text:span><text:span text:style-name="T20_32"><text:s/></text:span><text:span text:style-name="T20_33">the</text:span><text:span text:style-name="T20_34"><text:s/></text:span><text:span text:style-name="T20_35">program</text:span><text:span text:style-name="T20_36"><text:s/></text:span><text:span text:style-name="T20_37">that</text:span><text:span text:style-name="T20_38"><text:s/></text:span><text:span text:style-name="T20_39">represents</text:span><text:span text:style-name="T20_40"><text:s/></text:span><text:span text:style-name="T20_41">the</text:span><text:span text:style-name="T20_42"><text:s/></text:span><text:span text:style-name="T20_43">maximum</text:span><text:span text:style-name="T20_44"><text:s/></text:span><text:span text:style-name="T20_45">number</text:span><text:span text:style-name="T20_46"><text:s/></text:span><text:span text:style-name="T20_47">of</text:span><text:span text:style-name="T20_48"><text:s/></text:span><text:span text:style-name="T20_49">frames</text:span><text:span text:style-name="T20_50"><text:s/></text:span><text:span text:style-name="T20_51">that</text:span><text:span text:style-name="T20_52"><text:s/></text:span><text:span text:style-name="T20_53">can</text:span><text:span text:style-name="T20_54"><text:s/></text:span><text:span text:style-name="T20_55">be</text:span><text:span text:style-name="T20_56"><text:s/></text:span><text:span text:style-name="T20_57">contained</text:span><text:span text:style-name="T20_58"><text:s/></text:span><text:span text:style-name="T20_59">in</text:span><text:span text:style-name="T20_60"><text:s/></text:span><text:span text:style-name="T20_61">one</text:span><text:span text:style-name="T20_62"><text:s/></text:span><text:span text:style-name="T20_63">packet</text:span><text:span text:style-name="T20_64">.<text:s/></text:span><text:span text:style-name="T20_65">This</text:span><text:span text:style-name="T20_66"><text:s/></text:span><text:span text:style-name="T20_67">variable</text:span><text:span text:style-name="T20_68"><text:s/></text:span><text:span text:style-name="T20_69">is</text:span><text:span text:style-name="T20_70"><text:s/></text:span><text:span text:style-name="T20_71">used</text:span><text:span text:style-name="T20_72"><text:s/></text:span><text:span text:style-name="T20_73">to</text:span><text:span text:style-name="T20_74"><text:s/></text:span><text:span text:style-name="T20_75">control</text:span><text:span text:style-name="T20_76"><text:s/></text:span><text:span text:style-name="T20_77">the</text:span><text:span text:style-name="T20_78"><text:s/></text:span><text:span text:style-name="T20_79">frames</text:span><text:span text:style-name="T20_80"><text:s/></text:span><text:span text:style-name="T20_81">buffer</text:span><text:span text:style-name="T20_82"><text:s/></text:span><text:span text:style-name="T20_83">that</text:span><text:span text:style-name="T20_84"><text:s/></text:span><text:span text:style-name="T20_85">will</text:span><text:span text:style-name="T20_86"><text:s/></text:span><text:span text:style-name="T20_87">be</text:span><text:span text:style-name="T20_88"><text:s/></text:span><text:span text:style-name="T20_89">used</text:span><text:span text:style-name="T20_90"><text:s/></text:span><text:span text:style-name="T20_91">by</text:span><text:span text:style-name="T20_92"><text:s/></text:span><text:span text:style-name="T20_93">the</text:span><text:span text:style-name="T20_94"><text:s/></text:span><text:span text:style-name="T20_95">PHY</text:span><text:span text:style-name="T20_96">,<text:s/></text:span><text:span text:style-name="T20_97">so</text:span><text:span text:style-name="T20_98"><text:s/></text:span><text:span text:style-name="T20_99">its</text:span><text:span text:style-name="T20_100"><text:s/></text:span><text:span text:style-name="T20_101">value</text:span><text:span text:style-name="T20_102"><text:s/></text:span><text:span text:style-name="T20_103">shouldn</text:span><text:span text:style-name="T20_104">'</text:span><text:span text:style-name="T20_105">t</text:span><text:span text:style-name="T20_106"><text:s/></text:span><text:span text:style-name="T20_107">be</text:span><text:span text:style-name="T20_108"><text:s/></text:span><text:span text:style-name="T20_109">too</text:span><text:span text:style-name="T20_110"><text:s/></text:span><text:span text:style-name="T20_111">large</text:span><text:span text:style-name="T20_112">.</text:span></text:p>
      <text:p text:style-name="P21"/>
      <text:h text:style-name="P22" text:outline-level="10"><text:bookmark-start text:name="h.ogmk6hjg25f0"/><text:bookmark-end text:name="h.ogmk6hjg25f0"/><text:span text:style-name="T22_1">Data</text:span><text:span text:style-name="T22_2"><text:s/></text:span><text:span text:style-name="T22_3">structure</text:span></text:h>
      <text:p text:style-name="P23"/>
      <text:h text:style-name="P24" text:outline-level="10"><text:bookmark-start text:name="h.hmilfp1be7ky"/><text:bookmark-end text:name="h.hmilfp1be7ky"/><text:span text:style-name="T24_1">phy</text:span><text:span text:style-name="T24_2">_</text:span><text:span text:style-name="T24_3">param</text:span><text:span text:style-name="T24_4">_</text:span><text:span text:style-name="T24_5">t</text:span></text:h>
      <text:p text:style-name="P25"><text:span text:style-name="T25_1">This</text:span><text:span text:style-name="T25_2"><text:s/></text:span><text:span text:style-name="T25_3">structure</text:span><text:span text:style-name="T25_4"><text:s/></text:span><text:span text:style-name="T25_5">contain</text:span><text:span text:style-name="T25_6"><text:s/></text:span><text:span text:style-name="T25_7">the</text:span><text:span text:style-name="T25_8"><text:s/></text:span><text:span text:style-name="T25_9">parameters</text:span><text:span text:style-name="T25_10"><text:s/></text:span><text:span text:style-name="T25_11">that</text:span><text:span text:style-name="T25_12"><text:s/></text:span><text:span text:style-name="T25_13">will</text:span><text:span text:style-name="T25_14"><text:s/></text:span><text:span text:style-name="T25_15">be</text:span><text:span text:style-name="T25_16"><text:s/></text:span><text:span text:style-name="T25_17">used</text:span><text:span text:style-name="T25_18"><text:s/></text:span><text:span text:style-name="T25_19">to</text:span><text:span text:style-name="T25_20"><text:s/></text:span><text:span text:style-name="T25_21">configure</text:span><text:span text:style-name="T25_22"><text:s/></text:span><text:span text:style-name="T25_23">the</text:span><text:span text:style-name="T25_24"><text:s/></text:span><text:span text:style-name="T25_25">transceiver</text:span><text:span text:style-name="T25_26"><text:s/></text:span><text:span text:style-name="T25_27">for</text:span><text:span text:style-name="T25_28"><text:s/></text:span><text:span text:style-name="T25_29">a</text:span><text:span text:style-name="T25_30"><text:s/></text:span><text:span text:style-name="T25_31">procedure</text:span><text:span text:style-name="T25_32">.<text:s/></text:span><text:span text:style-name="T25_33">This</text:span><text:span text:style-name="T25_34"><text:s/></text:span><text:span text:style-name="T25_35">values</text:span><text:span text:style-name="T25_36"><text:s/></text:span><text:span text:style-name="T25_37">are</text:span><text:span text:style-name="T25_38">:<text:s/></text:span></text:p>
      <text:p text:style-name="P26"><text:span text:style-name="T26_1">channel</text:span><text:span text:style-name="T26_2"><text:s/></text:span></text:p>
      <text:p text:style-name="P27"><text:span text:style-name="T27_1">preamble</text:span><text:span text:style-name="T27_2"><text:s/>-<text:s/></text:span><text:span text:style-name="T27_3">if</text:span><text:span text:style-name="T27_4"><text:s/></text:span><text:span text:style-name="T27_5">set</text:span><text:span text:style-name="T27_6"><text:s/></text:span><text:span text:style-name="T27_7">to</text:span><text:span text:style-name="T27_8"><text:s/>0,<text:s/></text:span><text:span text:style-name="T27_9">the</text:span><text:span text:style-name="T27_10"><text:s/></text:span><text:span text:style-name="T27_11">implementation</text:span><text:span text:style-name="T27_12"><text:s/></text:span><text:span text:style-name="T27_13">will</text:span><text:span text:style-name="T27_14"><text:s/></text:span><text:span text:style-name="T27_15">use</text:span><text:span text:style-name="T27_16"><text:s/></text:span><text:span text:style-name="T27_17">the</text:span><text:span text:style-name="T27_18"><text:s/></text:span><text:span text:style-name="T27_19">minimum</text:span><text:span text:style-name="T27_20"><text:s/></text:span><text:span text:style-name="T27_21">number</text:span><text:span text:style-name="T27_22"><text:s/></text:span><text:span text:style-name="T27_23">of</text:span><text:span text:style-name="T27_24"><text:s/></text:span><text:span text:style-name="T27_25">bits</text:span><text:span text:style-name="T27_26"><text:s/></text:span><text:span text:style-name="T27_27">specified</text:span><text:span text:style-name="T27_28"><text:s/></text:span><text:span text:style-name="T27_29">by</text:span><text:span text:style-name="T27_30"><text:s/></text:span><text:span text:style-name="T27_31">the</text:span><text:span text:style-name="T27_32"><text:s/></text:span><text:span text:style-name="T27_33">draft</text:span><text:span text:style-name="T27_34"><text:s/></text:span></text:p>
      <text:p text:style-name="P28"><text:span text:style-name="T28_1">fec</text:span><text:span text:style-name="T28_2"><text:s/>-<text:s/></text:span><text:span text:style-name="T28_3">set</text:span><text:span text:style-name="T28_4"><text:s/></text:span><text:span text:style-name="T28_5">in</text:span><text:span text:style-name="T28_6"><text:s/></text:span><text:span text:style-name="T28_7">case</text:span><text:span text:style-name="T28_8"><text:s/></text:span><text:span text:style-name="T28_9">the</text:span><text:span text:style-name="T28_10"><text:s/></text:span><text:span text:style-name="T28_11">used</text:span><text:span text:style-name="T28_12"><text:s/></text:span><text:span text:style-name="T28_13">wants</text:span><text:span text:style-name="T28_14"><text:s/></text:span><text:span text:style-name="T28_15">to</text:span><text:span text:style-name="T28_16"><text:s/></text:span><text:span text:style-name="T28_17">use</text:span><text:span text:style-name="T28_18"><text:s/></text:span><text:span text:style-name="T28_19">forward</text:span><text:span text:style-name="T28_20"><text:s/></text:span><text:span text:style-name="T28_21">error</text:span><text:span text:style-name="T28_22"><text:s/></text:span><text:span text:style-name="T28_23">correction</text:span><text:span text:style-name="T28_24">,<text:s/></text:span><text:span text:style-name="T28_25">but</text:span><text:span text:style-name="T28_26"><text:s/></text:span><text:span text:style-name="T28_27">no</text:span><text:span text:style-name="T28_28"><text:s/></text:span><text:span text:style-name="T28_29">support</text:span><text:span text:style-name="T28_30"><text:s/></text:span><text:span text:style-name="T28_31">is</text:span><text:span text:style-name="T28_32"><text:s/></text:span><text:span text:style-name="T28_33">implemented</text:span><text:span text:style-name="T28_34"><text:s/></text:span><text:span text:style-name="T28_35">here</text:span></text:p>
      <text:p text:style-name="P29"><text:span text:style-name="T29_1">pack</text:span><text:span text:style-name="T29_2">_</text:span><text:span text:style-name="T29_3">class</text:span><text:span text:style-name="T29_4"><text:s/>-<text:s/></text:span><text:span text:style-name="T29_5">if</text:span><text:span text:style-name="T29_6"><text:s/></text:span><text:span text:style-name="T29_7">the</text:span><text:span text:style-name="T29_8"><text:s/></text:span><text:span text:style-name="T29_9">package</text:span><text:span text:style-name="T29_10"><text:s/></text:span><text:span text:style-name="T29_11">will</text:span><text:span text:style-name="T29_12"><text:s/></text:span><text:span text:style-name="T29_13">contain</text:span><text:span text:style-name="T29_14"><text:s/></text:span><text:span text:style-name="T29_15">background</text:span><text:span text:style-name="T29_16"><text:s/></text:span><text:span text:style-name="T29_17">of</text:span><text:span text:style-name="T29_18"><text:s/></text:span><text:span text:style-name="T29_19">foreground</text:span><text:span text:style-name="T29_20"><text:s/></text:span><text:span text:style-name="T29_21">frames</text:span></text:p>
      <text:p text:style-name="P30"><text:span text:style-name="T30_1">rssi</text:span><text:span text:style-name="T30_2">_</text:span><text:span text:style-name="T30_3">thresh</text:span><text:span text:style-name="T30_4"><text:s/>-<text:s/></text:span><text:span text:style-name="T30_5">minimum</text:span><text:span text:style-name="T30_6"><text:s/></text:span><text:span text:style-name="T30_7">value</text:span><text:span text:style-name="T30_8"><text:s/></text:span><text:span text:style-name="T30_9">of</text:span><text:span text:style-name="T30_10"><text:s/></text:span><text:span text:style-name="T30_11">noise</text:span><text:span text:style-name="T30_12"><text:s/></text:span><text:span text:style-name="T30_13">in</text:span><text:span text:style-name="T30_14"><text:s/></text:span><text:span text:style-name="T30_15">channel</text:span><text:span text:style-name="T30_16"><text:s/></text:span><text:span text:style-name="T30_17">do</text:span><text:span text:style-name="T30_18"><text:s/></text:span><text:span text:style-name="T30_19">collision</text:span><text:span text:style-name="T30_20"><text:s/></text:span><text:span text:style-name="T30_21">avoidance</text:span><text:span text:style-name="T30_22"><text:s/></text:span><text:span text:style-name="T30_23">methods</text:span></text:p>
      <text:p text:style-name="P31"><text:span text:style-name="T31_1">tx</text:span><text:span text:style-name="T31_2">_</text:span><text:span text:style-name="T31_3">eirp</text:span><text:span text:style-name="T31_4"><text:s/>-<text:s/></text:span><text:span text:style-name="T31_5">the</text:span><text:span text:style-name="T31_6"><text:s/></text:span><text:span text:style-name="T31_7">value</text:span><text:span text:style-name="T31_8"><text:s/></text:span><text:span text:style-name="T31_9">here</text:span><text:span text:style-name="T31_10"><text:s/></text:span><text:span text:style-name="T31_11">must</text:span><text:span text:style-name="T31_12"><text:s/></text:span><text:span text:style-name="T31_13">be</text:span><text:span text:style-name="T31_14"><text:s/></text:span><text:span text:style-name="T31_15">one</text:span><text:span text:style-name="T31_16"><text:s/></text:span><text:span text:style-name="T31_17">of</text:span><text:span text:style-name="T31_18"><text:s/></text:span><text:span text:style-name="T31_19">the</text:span><text:span text:style-name="T31_20"><text:s/></text:span><text:span text:style-name="T31_21">gain</text:span><text:span text:style-name="T31_22"><text:s/></text:span><text:span text:style-name="T31_23">options</text:span><text:span text:style-name="T31_24"><text:s/></text:span><text:span text:style-name="T31_25">defined</text:span><text:span text:style-name="T31_26"><text:s/></text:span><text:span text:style-name="T31_27">in</text:span><text:span text:style-name="T31_28"><text:s/></text:span><text:span text:style-name="T31_29">sx</text:span><text:span text:style-name="T31_30">1231.</text:span><text:span text:style-name="T31_31">h</text:span></text:p>
      <text:p text:style-name="P32"/>
      <text:h text:style-name="P33" text:outline-level="10"><text:bookmark-start text:name="h.xxytw04e85b6"/><text:bookmark-end text:name="h.xxytw04e85b6"/><text:span text:style-name="T33_1">Functions</text:span></text:h>
      <text:p text:style-name="P34"/>
      <text:h text:style-name="P35" text:outline-level="10"><text:bookmark-start text:name="h.hbp6j326lev0"/><text:bookmark-end text:name="h.hbp6j326lev0"/><text:span text:style-name="T35_1">void</text:span><text:span text:style-name="T35_2"><text:s/></text:span><text:span text:style-name="T35_3">phy</text:span><text:span text:style-name="T35_4">_</text:span><text:span text:style-name="T35_5">init</text:span><text:span text:style-name="T35_6">()</text:span></text:h>
      <text:p text:style-name="P36"><text:span text:style-name="T36_1">This</text:span><text:span text:style-name="T36_2"><text:s/></text:span><text:span text:style-name="T36_3">function</text:span><text:span text:style-name="T36_4"><text:s/></text:span><text:span text:style-name="T36_5">must</text:span><text:span text:style-name="T36_6"><text:s/></text:span><text:span text:style-name="T36_7">be</text:span><text:span text:style-name="T36_8"><text:s/></text:span><text:span text:style-name="T36_9">called</text:span><text:span text:style-name="T36_10"><text:s/></text:span><text:span text:style-name="T36_11">only</text:span><text:span text:style-name="T36_12"><text:s/></text:span><text:span text:style-name="T36_13">once</text:span><text:span text:style-name="T36_14"><text:s/></text:span><text:span text:style-name="T36_15">when</text:span><text:span text:style-name="T36_16"><text:s/></text:span><text:span text:style-name="T36_17">the</text:span><text:span text:style-name="T36_18"><text:s/></text:span><text:span text:style-name="T36_19">program</text:span><text:span text:style-name="T36_20"><text:s/></text:span><text:span text:style-name="T36_21">star</text:span><text:span text:style-name="T36_22">.<text:s/></text:span><text:span text:style-name="T36_23">It</text:span><text:span text:style-name="T36_24"><text:s/></text:span><text:span text:style-name="T36_25">configures</text:span><text:span text:style-name="T36_26"><text:s/></text:span><text:span text:style-name="T36_27">the</text:span><text:span text:style-name="T36_28"><text:s/></text:span><text:span text:style-name="T36_29">transceiver</text:span><text:span text:style-name="T36_30"><text:s/></text:span><text:span text:style-name="T36_31">with</text:span><text:span text:style-name="T36_32"><text:s/></text:span><text:span text:style-name="T36_33">the</text:span><text:span text:style-name="T36_34"><text:s/></text:span><text:span text:style-name="T36_35">values</text:span><text:span text:style-name="T36_36"><text:s/></text:span><text:span text:style-name="T36_37">that</text:span><text:span text:style-name="T36_38"><text:s/></text:span><text:span text:style-name="T36_39">cannot</text:span><text:span text:style-name="T36_40"><text:s/></text:span><text:span text:style-name="T36_41">be</text:span><text:span text:style-name="T36_42"><text:s/></text:span><text:span text:style-name="T36_43">changed</text:span><text:span text:style-name="T36_44"><text:s/></text:span><text:span text:style-name="T36_45">within</text:span><text:span text:style-name="T36_46"><text:s/></text:span><text:span text:style-name="T36_47">procedures</text:span><text:span text:style-name="T36_48">.</text:span></text:p>
      <text:p text:style-name="P37"/>
      <text:h text:style-name="P38" text:outline-level="10"><text:bookmark-start text:name="h.6b5zo8qei89a"/><text:bookmark-end text:name="h.6b5zo8qei89a"/><text:span text:style-name="T38_1">void</text:span><text:span text:style-name="T38_2"><text:s/></text:span><text:span text:style-name="T38_3">phy</text:span><text:span text:style-name="T38_4">_</text:span><text:span text:style-name="T38_5">proc</text:span><text:span text:style-name="T38_6">_</text:span><text:span text:style-name="T38_7">start</text:span><text:span text:style-name="T38_8">()</text:span></text:h>
      <text:p text:style-name="P39"><text:span text:style-name="T39_1">Warn</text:span><text:span text:style-name="T39_2"><text:s/></text:span><text:span text:style-name="T39_3">the</text:span><text:span text:style-name="T39_4"><text:s/></text:span><text:span text:style-name="T39_5">PHY</text:span><text:span text:style-name="T39_6"><text:s/></text:span><text:span text:style-name="T39_7">that</text:span><text:span text:style-name="T39_8"><text:s/></text:span><text:span text:style-name="T39_9">a</text:span><text:span text:style-name="T39_10"><text:s/></text:span><text:span text:style-name="T39_11">procedure</text:span><text:span text:style-name="T39_12"><text:s/></text:span><text:span text:style-name="T39_13">is</text:span><text:span text:style-name="T39_14"><text:s/></text:span><text:span text:style-name="T39_15">starting</text:span><text:span text:style-name="T39_16">,<text:s/></text:span><text:span text:style-name="T39_17">so</text:span><text:span text:style-name="T39_18"><text:s/></text:span><text:span text:style-name="T39_19">other</text:span><text:span text:style-name="T39_20"><text:s/></text:span><text:span text:style-name="T39_21">procedures</text:span><text:span text:style-name="T39_22"><text:s/></text:span><text:span text:style-name="T39_23">won</text:span><text:span text:style-name="T39_24">'</text:span><text:span text:style-name="T39_25">t</text:span><text:span text:style-name="T39_26"><text:s/></text:span><text:span text:style-name="T39_27">be</text:span><text:span text:style-name="T39_28"><text:s/></text:span><text:span text:style-name="T39_29">executed</text:span><text:span text:style-name="T39_30"><text:s/></text:span><text:span text:style-name="T39_31">together</text:span><text:span text:style-name="T39_32">.</text:span></text:p>
      <text:p text:style-name="P40"/>
      <text:h text:style-name="P41" text:outline-level="10"><text:bookmark-start text:name="h.n3cp5sye6nwu"/><text:bookmark-end text:name="h.n3cp5sye6nwu"/><text:span text:style-name="T41_1">void</text:span><text:span text:style-name="T41_2"><text:s/></text:span><text:span text:style-name="T41_3">phy</text:span><text:span text:style-name="T41_4">_</text:span><text:span text:style-name="T41_5">proc</text:span><text:span text:style-name="T41_6">_</text:span><text:span text:style-name="T41_7">finish</text:span><text:span text:style-name="T41_8">()</text:span></text:h>
      <text:p text:style-name="P42"><text:span text:style-name="T42_1">Warn</text:span><text:span text:style-name="T42_2"><text:s/></text:span><text:span text:style-name="T42_3">the</text:span><text:span text:style-name="T42_4"><text:s/></text:span><text:span text:style-name="T42_5">PHY</text:span><text:span text:style-name="T42_6"><text:s/></text:span><text:span text:style-name="T42_7">that</text:span><text:span text:style-name="T42_8"><text:s/></text:span><text:span text:style-name="T42_9">a</text:span><text:span text:style-name="T42_10"><text:s/></text:span><text:span text:style-name="T42_11">procedure</text:span><text:span text:style-name="T42_12"><text:s/></text:span><text:span text:style-name="T42_13">has</text:span><text:span text:style-name="T42_14"><text:s/></text:span><text:span text:style-name="T42_15">ended</text:span><text:span text:style-name="T42_16">,<text:s/></text:span><text:span text:style-name="T42_17">so</text:span><text:span text:style-name="T42_18"><text:s/></text:span><text:span text:style-name="T42_19">it</text:span><text:span text:style-name="T42_20"><text:s/></text:span><text:span text:style-name="T42_21">can</text:span><text:span text:style-name="T42_22"><text:s/></text:span><text:span text:style-name="T42_23">start</text:span><text:span text:style-name="T42_24"><text:s/></text:span><text:span text:style-name="T42_25">attending</text:span><text:span text:style-name="T42_26"><text:s/></text:span><text:span text:style-name="T42_27">other</text:span><text:span text:style-name="T42_28"><text:s/></text:span><text:span text:style-name="T42_29">procedures</text:span><text:span text:style-name="T42_30">.</text:span></text:p>
      <text:p text:style-name="P43"/>
      <text:p text:style-name="P44"><text:span text:style-name="T44_1">All</text:span><text:span text:style-name="T44_2"><text:s/></text:span><text:span text:style-name="T44_3">the</text:span><text:span text:style-name="T44_4"><text:s/></text:span><text:span text:style-name="T44_5">other</text:span><text:span text:style-name="T44_6"><text:s/></text:span><text:span text:style-name="T44_7">PHY</text:span><text:span text:style-name="T44_8"><text:s/></text:span><text:span text:style-name="T44_9">functions</text:span><text:span text:style-name="T44_10"><text:s/></text:span><text:span text:style-name="T44_11">must</text:span><text:span text:style-name="T44_12"><text:s/></text:span><text:span text:style-name="T44_13">be</text:span><text:span text:style-name="T44_14"><text:s/></text:span><text:span text:style-name="T44_15">called</text:span><text:span text:style-name="T44_16"><text:s/></text:span><text:span text:style-name="T44_17">between</text:span><text:span text:style-name="T44_18"><text:s/></text:span><text:span text:style-name="T44_19">phy</text:span><text:span text:style-name="T44_20">_</text:span><text:span text:style-name="T44_21">proc</text:span><text:span text:style-name="T44_22">_</text:span><text:span text:style-name="T44_23">start</text:span><text:span text:style-name="T44_24">()<text:s/></text:span><text:span text:style-name="T44_25">and</text:span><text:span text:style-name="T44_26"><text:s/></text:span><text:span text:style-name="T44_27">phy</text:span><text:span text:style-name="T44_28">_</text:span><text:span text:style-name="T44_29">proc</text:span><text:span text:style-name="T44_30">_</text:span><text:span text:style-name="T44_31">finish</text:span><text:span text:style-name="T44_32">()</text:span></text:p>
      <text:p text:style-name="P45"/>
      <text:h text:style-name="P46" text:outline-level="10"><text:bookmark-start text:name="h.tfg5nrbgumoc"/><text:bookmark-end text:name="h.tfg5nrbgumoc"/><text:span text:style-name="T46_1">void</text:span><text:span text:style-name="T46_2"><text:s/></text:span><text:span text:style-name="T46_3">phy</text:span><text:span text:style-name="T46_4">_</text:span><text:span text:style-name="T46_5">config</text:span><text:span text:style-name="T46_6">(</text:span><text:span text:style-name="T46_7">phy</text:span><text:span text:style-name="T46_8">_</text:span><text:span text:style-name="T46_9">param</text:span><text:span text:style-name="T46_10">_</text:span><text:span text:style-name="T46_11">t</text:span><text:span text:style-name="T46_12"><text:s/>*</text:span><text:span text:style-name="T46_13">conf</text:span><text:span text:style-name="T46_14">)</text:span></text:h>
      <text:p text:style-name="P47"><text:span text:style-name="T47_1">Must</text:span><text:span text:style-name="T47_2"><text:s/></text:span><text:span text:style-name="T47_3">be</text:span><text:span text:style-name="T47_4"><text:s/></text:span><text:span text:style-name="T47_5">used</text:span><text:span text:style-name="T47_6"><text:s/></text:span><text:span text:style-name="T47_7">right</text:span><text:span text:style-name="T47_8"><text:s/></text:span><text:span text:style-name="T47_9">after</text:span><text:span text:style-name="T47_10"><text:s/></text:span><text:span text:style-name="T47_11">phy</text:span><text:span text:style-name="T47_12">_</text:span><text:span text:style-name="T47_13">proc</text:span><text:span text:style-name="T47_14">_</text:span><text:span text:style-name="T47_15">start</text:span><text:span text:style-name="T47_16">().<text:s/></text:span><text:span text:style-name="T47_17">This</text:span><text:span text:style-name="T47_18"><text:s/></text:span><text:span text:style-name="T47_19">function</text:span><text:span text:style-name="T47_20"><text:s/></text:span><text:span text:style-name="T47_21">will</text:span><text:span text:style-name="T47_22"><text:s/></text:span><text:span text:style-name="T47_23">configure</text:span><text:span text:style-name="T47_24"><text:s/></text:span><text:span text:style-name="T47_25">the</text:span><text:span text:style-name="T47_26"><text:s/></text:span><text:span text:style-name="T47_27">transceiver</text:span><text:span text:style-name="T47_28"><text:s/></text:span><text:span text:style-name="T47_29">to</text:span><text:span text:style-name="T47_30"><text:s/></text:span><text:span text:style-name="T47_31">use</text:span><text:span text:style-name="T47_32"><text:s/></text:span><text:span text:style-name="T47_33">the</text:span><text:span text:style-name="T47_34"><text:s/></text:span><text:span text:style-name="T47_35">parameters</text:span><text:span text:style-name="T47_36"><text:s/></text:span><text:span text:style-name="T47_37">specified</text:span><text:span text:style-name="T47_38">.</text:span></text:p>
      <text:p text:style-name="P48"/>
      <text:h text:style-name="P49" text:outline-level="10"><text:bookmark-start text:name="h.3l3q3dml71xn"/><text:bookmark-end text:name="h.3l3q3dml71xn"/><text:span text:style-name="T49_1">int</text:span><text:span text:style-name="T49_2"><text:s/></text:span><text:span text:style-name="T49_3">phy</text:span><text:span text:style-name="T49_4">_</text:span><text:span text:style-name="T49_5">add</text:span><text:span text:style-name="T49_6">_</text:span><text:span text:style-name="T49_7">frame</text:span><text:span text:style-name="T49_8">(</text:span><text:span text:style-name="T49_9">uint</text:span><text:span text:style-name="T49_10">8_</text:span><text:span text:style-name="T49_11">t</text:span><text:span text:style-name="T49_12"><text:s/>*</text:span><text:span text:style-name="T49_13">frame</text:span><text:span text:style-name="T49_14">)</text:span></text:h>
      <text:p text:style-name="P50"><text:span text:style-name="T50_1">this</text:span><text:span text:style-name="T50_2"><text:s/></text:span><text:span text:style-name="T50_3">function</text:span><text:span text:style-name="T50_4"><text:s/></text:span><text:span text:style-name="T50_5">receives</text:span><text:span text:style-name="T50_6"><text:s/></text:span><text:span text:style-name="T50_7">a</text:span><text:span text:style-name="T50_8"><text:s/></text:span><text:span text:style-name="T50_9">frame</text:span><text:span text:style-name="T50_10"><text:s/></text:span><text:span text:style-name="T50_11">and</text:span><text:span text:style-name="T50_12"><text:s/></text:span><text:span text:style-name="T50_13">put</text:span><text:span text:style-name="T50_14"><text:s/></text:span><text:span text:style-name="T50_15">it</text:span><text:span text:style-name="T50_16"><text:s/></text:span><text:span text:style-name="T50_17">in</text:span><text:span text:style-name="T50_18"><text:s/></text:span><text:span text:style-name="T50_19">the</text:span><text:span text:style-name="T50_20"><text:s/></text:span><text:span text:style-name="T50_21">buffer</text:span><text:span text:style-name="T50_22"><text:s/></text:span><text:span text:style-name="T50_23">so</text:span><text:span text:style-name="T50_24"><text:s/></text:span><text:span text:style-name="T50_25">they</text:span><text:span text:style-name="T50_26"><text:s/></text:span><text:span text:style-name="T50_27">can</text:span><text:span text:style-name="T50_28"><text:s/></text:span><text:span text:style-name="T50_29">be</text:span><text:span text:style-name="T50_30"><text:s/></text:span><text:span text:style-name="T50_31">sended</text:span><text:span text:style-name="T50_32"><text:s/></text:span><text:span text:style-name="T50_33">then</text:span><text:span text:style-name="T50_34"><text:s/></text:span><text:span text:style-name="T50_35">phy</text:span><text:span text:style-name="T50_36">_</text:span><text:span text:style-name="T50_37">send</text:span><text:span text:style-name="T50_38">_</text:span><text:span text:style-name="T50_39">packet</text:span><text:span text:style-name="T50_40">()<text:s/></text:span><text:span text:style-name="T50_41">is</text:span><text:span text:style-name="T50_42"><text:s/></text:span><text:span text:style-name="T50_43">called</text:span><text:span text:style-name="T50_44">.<text:s/></text:span><text:span text:style-name="T50_45">Since</text:span><text:span text:style-name="T50_46"><text:s/></text:span><text:span text:style-name="T50_47">the</text:span><text:span text:style-name="T50_48"><text:s/></text:span><text:span text:style-name="T50_49">procedure</text:span><text:span text:style-name="T50_50"><text:s/></text:span><text:span text:style-name="T50_51">must</text:span><text:span text:style-name="T50_52"><text:s/></text:span><text:span text:style-name="T50_53">be</text:span><text:span text:style-name="T50_54"><text:s/></text:span><text:span text:style-name="T50_55">configured</text:span><text:span text:style-name="T50_56"><text:s/></text:span><text:span text:style-name="T50_57">by</text:span><text:span text:style-name="T50_58"><text:s/></text:span><text:span text:style-name="T50_59">this</text:span><text:span text:style-name="T50_60"><text:s/></text:span><text:span text:style-name="T50_61">point</text:span><text:span text:style-name="T50_62">,<text:s/></text:span><text:span text:style-name="T50_63">the</text:span><text:span text:style-name="T50_64"><text:s/></text:span><text:span text:style-name="T50_65">PHY</text:span><text:span text:style-name="T50_66"><text:s/></text:span><text:span text:style-name="T50_67">knows</text:span><text:span text:style-name="T50_68"><text:s/></text:span><text:span text:style-name="T50_69">how</text:span><text:span text:style-name="T50_70"><text:s/></text:span><text:span text:style-name="T50_71">to</text:span><text:span text:style-name="T50_72"><text:s/></text:span><text:span text:style-name="T50_73">handle</text:span><text:span text:style-name="T50_74"><text:s/></text:span><text:span text:style-name="T50_75">the</text:span><text:span text:style-name="T50_76"><text:s/></text:span><text:span text:style-name="T50_77">frame</text:span><text:span text:style-name="T50_78"><text:s/></text:span><text:span text:style-name="T50_79">size</text:span><text:span text:style-name="T50_80">.<text:line-break/></text:span><text:span text:style-name="T50_81">If</text:span><text:span text:style-name="T50_82"><text:s/></text:span><text:span text:style-name="T50_83">the</text:span><text:span text:style-name="T50_84"><text:s/></text:span><text:span text:style-name="T50_85">procedure</text:span><text:span text:style-name="T50_86"><text:s/></text:span><text:span text:style-name="T50_87">is</text:span><text:span text:style-name="T50_88"><text:s/></text:span><text:span text:style-name="T50_89">configured</text:span><text:span text:style-name="T50_90"><text:s/></text:span><text:span text:style-name="T50_91">as</text:span><text:span text:style-name="T50_92"><text:s/></text:span><text:span text:style-name="T50_93">a</text:span><text:span text:style-name="T50_94"><text:s/></text:span><text:span text:style-name="T50_95">background</text:span><text:span text:style-name="T50_96"><text:s/></text:span><text:span text:style-name="T50_97">frame</text:span><text:span text:style-name="T50_98"><text:s/></text:span><text:span text:style-name="T50_99">procedure</text:span><text:span text:style-name="T50_100">,<text:s/></text:span><text:span text:style-name="T50_101">it</text:span><text:span text:style-name="T50_102"><text:s/></text:span><text:span text:style-name="T50_103">will</text:span><text:span text:style-name="T50_104"><text:s/></text:span><text:span text:style-name="T50_105">assume</text:span><text:span text:style-name="T50_106"><text:s/></text:span><text:span text:style-name="T50_107">that</text:span><text:span text:style-name="T50_108"><text:s/></text:span><text:span text:style-name="T50_109">the</text:span><text:span text:style-name="T50_110"><text:s/></text:span><text:span text:style-name="T50_111">frame</text:span><text:span text:style-name="T50_112"><text:s/></text:span><text:span text:style-name="T50_113">has</text:span><text:span text:style-name="T50_114"><text:s/></text:span><text:span text:style-name="T50_115">a</text:span><text:span text:style-name="T50_116"><text:s/></text:span><text:span text:style-name="T50_117">fix</text:span><text:span text:style-name="T50_118"><text:s/></text:span><text:span text:style-name="T50_119">size</text:span><text:span text:style-name="T50_120">.<text:s/></text:span><text:span text:style-name="T50_121">IF</text:span><text:span text:style-name="T50_122"><text:s/></text:span><text:span text:style-name="T50_123">it</text:span><text:span text:style-name="T50_124"><text:s/></text:span><text:span text:style-name="T50_125">is</text:span><text:span text:style-name="T50_126"><text:s/></text:span><text:span text:style-name="T50_127">configured</text:span><text:span text:style-name="T50_128"><text:s/></text:span><text:span text:style-name="T50_129">as</text:span><text:span text:style-name="T50_130"><text:s/></text:span><text:span text:style-name="T50_131">foreground</text:span><text:span text:style-name="T50_132"><text:s/></text:span><text:span text:style-name="T50_133">frame</text:span><text:span text:style-name="T50_134">,<text:s/></text:span><text:span text:style-name="T50_135">it</text:span><text:span text:style-name="T50_136"><text:s/></text:span><text:span text:style-name="T50_137">will</text:span><text:span text:style-name="T50_138"><text:s/></text:span><text:span text:style-name="T50_139">assume</text:span><text:span text:style-name="T50_140"><text:s/></text:span><text:span text:style-name="T50_141">that</text:span><text:span text:style-name="T50_142"><text:s/></text:span><text:span text:style-name="T50_143">the</text:span><text:span text:style-name="T50_144"><text:s/></text:span><text:span text:style-name="T50_145">first</text:span><text:span text:style-name="T50_146"><text:s/></text:span><text:span text:style-name="T50_147">byte</text:span><text:span text:style-name="T50_148"><text:s/></text:span><text:span text:style-name="T50_149">from</text:span><text:span text:style-name="T50_150"><text:s/></text:span><text:span text:style-name="T50_151">the</text:span><text:span text:style-name="T50_152"><text:s/></text:span><text:span text:style-name="T50_153">frame</text:span><text:span text:style-name="T50_154"><text:s/></text:span><text:span text:style-name="T50_155">will</text:span><text:span text:style-name="T50_156"><text:s/></text:span><text:span text:style-name="T50_157">be</text:span><text:span text:style-name="T50_158"><text:s/></text:span><text:span text:style-name="T50_159">the</text:span><text:span text:style-name="T50_160"><text:s/></text:span><text:span text:style-name="T50_161">size</text:span><text:span text:style-name="T50_162"><text:s/></text:span><text:span text:style-name="T50_163">of</text:span><text:span text:style-name="T50_164"><text:s/></text:span><text:span text:style-name="T50_165">the</text:span><text:span text:style-name="T50_166"><text:s/></text:span><text:span text:style-name="T50_167">frame</text:span><text:span text:style-name="T50_168"><text:s/>(</text:span><text:span text:style-name="T50_169">including</text:span><text:span text:style-name="T50_170"><text:s/></text:span><text:span text:style-name="T50_171">the</text:span><text:span text:style-name="T50_172"><text:s/></text:span><text:span text:style-name="T50_173">own</text:span><text:span text:style-name="T50_174"><text:s/></text:span><text:span text:style-name="T50_175">size</text:span><text:span text:style-name="T50_176"><text:s/></text:span><text:span text:style-name="T50_177">itself</text:span><text:span text:style-name="T50_178">).<text:s/></text:span><text:span text:style-name="T50_179">The</text:span><text:span text:style-name="T50_180"><text:s/></text:span><text:span text:style-name="T50_181">size</text:span><text:span text:style-name="T50_182"><text:s/></text:span><text:span text:style-name="T50_183">of</text:span><text:span text:style-name="T50_184"><text:s/></text:span><text:span text:style-name="T50_185">the</text:span><text:span text:style-name="T50_186"><text:s/></text:span><text:span text:style-name="T50_187">frame</text:span><text:span text:style-name="T50_188"><text:s/></text:span><text:span text:style-name="T50_189">must</text:span><text:span text:style-name="T50_190"><text:s/></text:span><text:span text:style-name="T50_191">not</text:span><text:span text:style-name="T50_192"><text:s/></text:span><text:span text:style-name="T50_193">include</text:span><text:span text:style-name="T50_194"><text:s/></text:span><text:span text:style-name="T50_195">the</text:span><text:span text:style-name="T50_196"><text:s/></text:span><text:span text:style-name="T50_197">CRC</text:span><text:span text:style-name="T50_198"><text:s/></text:span><text:span text:style-name="T50_199">size</text:span><text:span text:style-name="T50_200">,<text:s/></text:span><text:span text:style-name="T50_201">since</text:span><text:span text:style-name="T50_202"><text:s/></text:span><text:span text:style-name="T50_203">this</text:span><text:span text:style-name="T50_204"><text:s/></text:span><text:span text:style-name="T50_205">will</text:span><text:span text:style-name="T50_206"><text:s/></text:span><text:span text:style-name="T50_207">be</text:span><text:span text:style-name="T50_208"><text:s/></text:span><text:span text:style-name="T50_209">done</text:span><text:span text:style-name="T50_210"><text:s/></text:span><text:span text:style-name="T50_211">by</text:span><text:span text:style-name="T50_212"><text:s/></text:span><text:span text:style-name="T50_213">the</text:span><text:span text:style-name="T50_214"><text:s/></text:span><text:span text:style-name="T50_215">PHY</text:span><text:span text:style-name="T50_216">.</text:span></text:p>
      <text:p text:style-name="P51"><text:span text:style-name="T51_1">Once</text:span><text:span text:style-name="T51_2"><text:s/></text:span><text:span text:style-name="T51_3">the</text:span><text:span text:style-name="T51_4"><text:s/></text:span><text:span text:style-name="T51_5">frame</text:span><text:span text:style-name="T51_6"><text:s/></text:span><text:span text:style-name="T51_7">is</text:span><text:span text:style-name="T51_8"><text:s/></text:span><text:span text:style-name="T51_9">received</text:span><text:span text:style-name="T51_10">,<text:s/></text:span><text:span text:style-name="T51_11">this</text:span><text:span text:style-name="T51_12"><text:s/></text:span><text:span text:style-name="T51_13">function</text:span><text:span text:style-name="T51_14"><text:s/></text:span><text:span text:style-name="T51_15">calculate</text:span><text:span text:style-name="T51_16"><text:s/></text:span><text:span text:style-name="T51_17">its</text:span><text:span text:style-name="T51_18"><text:s/></text:span><text:span text:style-name="T51_19">CRC</text:span><text:span text:style-name="T51_20"><text:s/></text:span><text:span text:style-name="T51_21">value</text:span><text:span text:style-name="T51_22">,<text:s/></text:span><text:span text:style-name="T51_23">update</text:span><text:span text:style-name="T51_24"><text:s/></text:span><text:span text:style-name="T51_25">the</text:span><text:span text:style-name="T51_26"><text:s/></text:span><text:span text:style-name="T51_27">size</text:span><text:span text:style-name="T51_28"><text:s/></text:span><text:span text:style-name="T51_29">byte</text:span><text:span text:style-name="T51_30"><text:s/>(</text:span><text:span text:style-name="T51_31">frame</text:span><text:span text:style-name="T51_32"><text:s/></text:span><text:span text:style-name="T51_33">length</text:span><text:span text:style-name="T51_34"><text:s/>+<text:s/></text:span><text:span text:style-name="T51_35">CRC</text:span><text:span text:style-name="T51_36">)<text:s/></text:span><text:span text:style-name="T51_37">and</text:span><text:span text:style-name="T51_38"><text:s/></text:span><text:span text:style-name="T51_39">put</text:span><text:span text:style-name="T51_40"><text:s/></text:span><text:span text:style-name="T51_41">it</text:span><text:span text:style-name="T51_42"><text:s/></text:span><text:span text:style-name="T51_43">in</text:span><text:span text:style-name="T51_44"><text:s/></text:span><text:span text:style-name="T51_45">the</text:span><text:span text:style-name="T51_46"><text:s/></text:span><text:span text:style-name="T51_47">frame</text:span><text:span text:style-name="T51_48"><text:s/></text:span><text:span text:style-name="T51_49">buffer</text:span><text:span text:style-name="T51_50">.<text:line-break/></text:span><text:span text:style-name="T51_51">IMPORTANT</text:span><text:span text:style-name="T51_52">:<text:s/></text:span><text:span text:style-name="T51_53">If</text:span><text:span text:style-name="T51_54"><text:s/></text:span><text:span text:style-name="T51_55">this</text:span><text:span text:style-name="T51_56"><text:s/></text:span><text:span text:style-name="T51_57">function</text:span><text:span text:style-name="T51_58"><text:s/></text:span><text:span text:style-name="T51_59">is</text:span><text:span text:style-name="T51_60"><text:s/></text:span><text:span text:style-name="T51_61">called</text:span><text:span text:style-name="T51_62"><text:s/></text:span><text:span text:style-name="T51_63">multiple</text:span><text:span text:style-name="T51_64"><text:s/></text:span><text:span text:style-name="T51_65">times</text:span><text:span text:style-name="T51_66"><text:s/></text:span><text:span text:style-name="T51_67">in</text:span><text:span text:style-name="T51_68"><text:s/></text:span><text:span text:style-name="T51_69">a</text:span><text:span text:style-name="T51_70"><text:s/></text:span><text:span text:style-name="T51_71">row</text:span><text:span text:style-name="T51_72">,<text:s/></text:span><text:span text:style-name="T51_73">it</text:span><text:span text:style-name="T51_74"><text:s/></text:span><text:span text:style-name="T51_75">will</text:span><text:span text:style-name="T51_76"><text:s/></text:span><text:span text:style-name="T51_77">add</text:span><text:span text:style-name="T51_78"><text:s/></text:span><text:span text:style-name="T51_79">more</text:span><text:span text:style-name="T51_80"><text:s/></text:span><text:span text:style-name="T51_81">frames</text:span><text:span text:style-name="T51_82"><text:s/></text:span><text:span text:style-name="T51_83">to</text:span><text:span text:style-name="T51_84"><text:s/></text:span><text:span text:style-name="T51_85">be</text:span><text:span text:style-name="T51_86"><text:s/></text:span><text:span text:style-name="T51_87">sended</text:span><text:span text:style-name="T51_88"><text:s/></text:span><text:span text:style-name="T51_89">in</text:span><text:span text:style-name="T51_90"><text:s/></text:span><text:span text:style-name="T51_91">the</text:span><text:span text:style-name="T51_92"><text:s/></text:span><text:span text:style-name="T51_93">same</text:span><text:span text:style-name="T51_94"><text:s/></text:span><text:span text:style-name="T51_95">packet</text:span><text:span text:style-name="T51_96">,<text:s/></text:span><text:span text:style-name="T51_97">but</text:span><text:span text:style-name="T51_98"><text:s/></text:span><text:span text:style-name="T51_99">if</text:span><text:span text:style-name="T51_100"><text:s/></text:span><text:span text:style-name="T51_101">an</text:span><text:span text:style-name="T51_102"><text:s/></text:span><text:span text:style-name="T51_103">other</text:span><text:span text:style-name="T51_104"><text:s/></text:span><text:span text:style-name="T51_105">PHY</text:span><text:span text:style-name="T51_106"><text:s/></text:span><text:span text:style-name="T51_107">function</text:span><text:span text:style-name="T51_108"><text:s/></text:span><text:span text:style-name="T51_109">is</text:span><text:span text:style-name="T51_110"><text:s/></text:span><text:span text:style-name="T51_111">called</text:span><text:span text:style-name="T51_112"><text:s/></text:span><text:span text:style-name="T51_113">in</text:span><text:span text:style-name="T51_114"><text:s/></text:span><text:span text:style-name="T51_115">between</text:span><text:span text:style-name="T51_116">,<text:s/></text:span><text:span text:style-name="T51_117">the</text:span><text:span text:style-name="T51_118"><text:s/></text:span><text:span text:style-name="T51_119">buffer</text:span><text:span text:style-name="T51_120"><text:s/></text:span><text:span text:style-name="T51_121">is</text:span><text:span text:style-name="T51_122"><text:s/></text:span><text:span text:style-name="T51_123">emptied</text:span><text:span text:style-name="T51_124">.</text:span></text:p>
      <text:p text:style-name="P52"><text:span text:style-name="T52_1">This</text:span><text:span text:style-name="T52_2"><text:s/></text:span><text:span text:style-name="T52_3">function</text:span><text:span text:style-name="T52_4"><text:s/></text:span><text:span text:style-name="T52_5">return</text:span><text:span text:style-name="T52_6"><text:s/></text:span><text:span text:style-name="T52_7">the</text:span><text:span text:style-name="T52_8"><text:s/></text:span><text:span text:style-name="T52_9">amount</text:span><text:span text:style-name="T52_10"><text:s/></text:span><text:span text:style-name="T52_11">of</text:span><text:span text:style-name="T52_12"><text:s/></text:span><text:span text:style-name="T52_13">frames</text:span><text:span text:style-name="T52_14"><text:s/></text:span><text:span text:style-name="T52_15">left</text:span><text:span text:style-name="T52_16"><text:s/></text:span><text:span text:style-name="T52_17">empty</text:span><text:span text:style-name="T52_18"><text:s/></text:span><text:span text:style-name="T52_19">in</text:span><text:span text:style-name="T52_20"><text:s/></text:span><text:span text:style-name="T52_21">the</text:span><text:span text:style-name="T52_22"><text:s/></text:span><text:span text:style-name="T52_23">buffer</text:span><text:span text:style-name="T52_24"><text:s/></text:span><text:span text:style-name="T52_25">or</text:span><text:span text:style-name="T52_26"><text:s/></text:span><text:span text:style-name="T52_27">a</text:span><text:span text:style-name="T52_28"><text:s/></text:span><text:span text:style-name="T52_29">value</text:span><text:span text:style-name="T52_30"><text:s/></text:span><text:span text:style-name="T52_31">smaller</text:span><text:span text:style-name="T52_32"><text:s/></text:span><text:span text:style-name="T52_33">than</text:span><text:span text:style-name="T52_34"><text:s/>0<text:s/></text:span><text:span text:style-name="T52_35">as</text:span><text:span text:style-name="T52_36"><text:s/></text:span><text:span text:style-name="T52_37">an</text:span><text:span text:style-name="T52_38"><text:s/></text:span><text:span text:style-name="T52_39">error</text:span><text:span text:style-name="T52_40">.</text:span></text:p>
      <text:p text:style-name="P53"/>
      <text:h text:style-name="P54" text:outline-level="10"><text:bookmark-start text:name="h.7swd0ersbfus"/><text:bookmark-end text:name="h.7swd0ersbfus"/><text:span text:style-name="T54_1">int</text:span><text:span text:style-name="T54_2"><text:s/></text:span><text:span text:style-name="T54_3">phy</text:span><text:span text:style-name="T54_4">_</text:span><text:span text:style-name="T54_5">send</text:span><text:span text:style-name="T54_6">_</text:span><text:span text:style-name="T54_7">packet</text:span><text:span text:style-name="T54_8">(</text:span><text:span text:style-name="T54_9">d</text:span><text:span text:style-name="T54_10">7_</text:span><text:span text:style-name="T54_11">ti</text:span><text:span text:style-name="T54_12"><text:s/></text:span><text:span text:style-name="T54_13">ti</text:span><text:span text:style-name="T54_14">,<text:s/></text:span><text:span text:style-name="T54_15">uint</text:span><text:span text:style-name="T54_16">8_</text:span><text:span text:style-name="T54_17">t</text:span><text:span text:style-name="T54_18"><text:s/></text:span><text:span text:style-name="T54_19">ca</text:span><text:span text:style-name="T54_20">)</text:span></text:h>
      <text:p text:style-name="P55"><text:span text:style-name="T55_1">Send</text:span><text:span text:style-name="T55_2"><text:s/></text:span><text:span text:style-name="T55_3">a</text:span><text:span text:style-name="T55_4"><text:s/></text:span><text:span text:style-name="T55_5">packet</text:span><text:span text:style-name="T55_6"><text:s/></text:span><text:span text:style-name="T55_7">with</text:span><text:span text:style-name="T55_8"><text:s/></text:span><text:span text:style-name="T55_9">the</text:span><text:span text:style-name="T55_10"><text:s/></text:span><text:span text:style-name="T55_11">frames</text:span><text:span text:style-name="T55_12"><text:s/></text:span><text:span text:style-name="T55_13">in</text:span><text:span text:style-name="T55_14"><text:s/></text:span><text:span text:style-name="T55_15">the</text:span><text:span text:style-name="T55_16"><text:s/></text:span><text:span text:style-name="T55_17">buffer</text:span><text:span text:style-name="T55_18">.<text:s/></text:span><text:span text:style-name="T55_19">This</text:span><text:span text:style-name="T55_20"><text:s/></text:span><text:span text:style-name="T55_21">function</text:span><text:span text:style-name="T55_22"><text:s/></text:span><text:span text:style-name="T55_23">is</text:span><text:span text:style-name="T55_24"><text:s/></text:span><text:span text:style-name="T55_25">also</text:span><text:span text:style-name="T55_26"><text:s/></text:span><text:span text:style-name="T55_27">responsible</text:span><text:span text:style-name="T55_28"><text:s/></text:span><text:span text:style-name="T55_29">for</text:span><text:span text:style-name="T55_30"><text:s/></text:span><text:span text:style-name="T55_31">doing</text:span><text:span text:style-name="T55_32"><text:s/></text:span><text:span text:style-name="T55_33">the</text:span><text:span text:style-name="T55_34"><text:s/></text:span><text:span text:style-name="T55_35">pn</text:span><text:span text:style-name="T55_36">9<text:s/>(</text:span><text:span text:style-name="T55_37">or</text:span><text:span text:style-name="T55_38"><text:s/></text:span><text:span text:style-name="T55_39">data</text:span><text:span text:style-name="T55_40"><text:s/></text:span><text:span text:style-name="T55_41">whitening</text:span><text:span text:style-name="T55_42">)<text:s/></text:span><text:span text:style-name="T55_43">of</text:span><text:span text:style-name="T55_44"><text:s/></text:span><text:span text:style-name="T55_45">the</text:span><text:span text:style-name="T55_46"><text:s/></text:span><text:span text:style-name="T55_47">frames</text:span><text:span text:style-name="T55_48"><text:s/></text:span><text:span text:style-name="T55_49">before</text:span><text:span text:style-name="T55_50"><text:s/></text:span><text:span text:style-name="T55_51">sending</text:span><text:span text:style-name="T55_52"><text:s/></text:span><text:span text:style-name="T55_53">them</text:span><text:span text:style-name="T55_54">.</text:span></text:p>
      <text:p text:style-name="P56"><text:span text:style-name="T56_1">ti</text:span><text:span text:style-name="T56_2"><text:s/></text:span><text:span text:style-name="T56_3">is</text:span><text:span text:style-name="T56_4"><text:s/></text:span><text:span text:style-name="T56_5">the</text:span><text:span text:style-name="T56_6"><text:s/></text:span><text:span text:style-name="T56_7">time</text:span><text:span text:style-name="T56_8"><text:s/></text:span><text:span text:style-name="T56_9">that</text:span><text:span text:style-name="T56_10"><text:s/></text:span><text:span text:style-name="T56_11">will</text:span><text:span text:style-name="T56_12"><text:s/></text:span><text:span text:style-name="T56_13">be</text:span><text:span text:style-name="T56_14"><text:s/></text:span><text:span text:style-name="T56_15">waited</text:span><text:span text:style-name="T56_16"><text:s/></text:span><text:span text:style-name="T56_17">until</text:span><text:span text:style-name="T56_18"><text:s/></text:span><text:span text:style-name="T56_19">the</text:span><text:span text:style-name="T56_20"><text:s/></text:span><text:span text:style-name="T56_21">channel</text:span><text:span text:style-name="T56_22"><text:s/></text:span><text:span text:style-name="T56_23">is</text:span><text:span text:style-name="T56_24"><text:s/></text:span><text:span text:style-name="T56_25">clear</text:span><text:span text:style-name="T56_26"><text:s/></text:span><text:span text:style-name="T56_27">to</text:span><text:span text:style-name="T56_28"><text:s/></text:span><text:span text:style-name="T56_29">send</text:span><text:span text:style-name="T56_30">.</text:span></text:p>
      <text:p text:style-name="P57"><text:span text:style-name="T57_1">ca</text:span><text:span text:style-name="T57_2"><text:s/></text:span><text:span text:style-name="T57_3">is</text:span><text:span text:style-name="T57_4"><text:s/></text:span><text:span text:style-name="T57_5">set</text:span><text:span text:style-name="T57_6"><text:s/></text:span><text:span text:style-name="T57_7">when</text:span><text:span text:style-name="T57_8"><text:s/></text:span><text:span text:style-name="T57_9">the</text:span><text:span text:style-name="T57_10"><text:s/></text:span><text:span text:style-name="T57_11">user</text:span><text:span text:style-name="T57_12"><text:s/></text:span><text:span text:style-name="T57_13">wishes</text:span><text:span text:style-name="T57_14"><text:s/></text:span><text:span text:style-name="T57_15">to</text:span><text:span text:style-name="T57_16"><text:s/></text:span><text:span text:style-name="T57_17">use</text:span><text:span text:style-name="T57_18"><text:s/></text:span><text:span text:style-name="T57_19">collision</text:span><text:span text:style-name="T57_20"><text:s/></text:span><text:span text:style-name="T57_21">avoidance</text:span><text:span text:style-name="T57_22"><text:s/></text:span><text:span text:style-name="T57_23">mechanism</text:span><text:span text:style-name="T57_24">.</text:span></text:p>
      <text:p text:style-name="P58"><text:span text:style-name="T58_1">Return</text:span><text:span text:style-name="T58_2"><text:s/>0<text:s/></text:span><text:span text:style-name="T58_3">if</text:span><text:span text:style-name="T58_4"><text:s/></text:span><text:span text:style-name="T58_5">ok</text:span><text:span text:style-name="T58_6">,<text:s/></text:span><text:span text:style-name="T58_7">or</text:span><text:span text:style-name="T58_8"><text:s/></text:span><text:span text:style-name="T58_9">a</text:span><text:span text:style-name="T58_10"><text:s/></text:span><text:span text:style-name="T58_11">value</text:span><text:span text:style-name="T58_12"><text:s/></text:span><text:span text:style-name="T58_13">smaller</text:span><text:span text:style-name="T58_14"><text:s/></text:span><text:span text:style-name="T58_15">than</text:span><text:span text:style-name="T58_16"><text:s/>0<text:s/></text:span><text:span text:style-name="T58_17">as</text:span><text:span text:style-name="T58_18"><text:s/></text:span><text:span text:style-name="T58_19">error</text:span><text:span text:style-name="T58_20">.</text:span></text:p>
      <text:p text:style-name="P59"/>
      <text:h text:style-name="P60" text:outline-level="10"><text:bookmark-start text:name="h.k1ceuas5q9dy"/><text:bookmark-end text:name="h.k1ceuas5q9dy"/><text:span text:style-name="T60_1">int</text:span><text:span text:style-name="T60_2"><text:s/></text:span><text:span text:style-name="T60_3">phy</text:span><text:span text:style-name="T60_4">_</text:span><text:span text:style-name="T60_5">receive</text:span><text:span text:style-name="T60_6">_</text:span><text:span text:style-name="T60_7">packet</text:span><text:span text:style-name="T60_8">(</text:span><text:span text:style-name="T60_9">d</text:span><text:span text:style-name="T60_10">7_</text:span><text:span text:style-name="T60_11">ti</text:span><text:span text:style-name="T60_12"><text:s/></text:span><text:span text:style-name="T60_13">ti</text:span><text:span text:style-name="T60_14">)</text:span></text:h>
      <text:p text:style-name="P61"><text:span text:style-name="T61_1">ti</text:span><text:span text:style-name="T61_2"><text:s/></text:span><text:span text:style-name="T61_3">is</text:span><text:span text:style-name="T61_4"><text:s/></text:span><text:span text:style-name="T61_5">the</text:span><text:span text:style-name="T61_6"><text:s/></text:span><text:span text:style-name="T61_7">time</text:span><text:span text:style-name="T61_8"><text:s/></text:span><text:span text:style-name="T61_9">that</text:span><text:span text:style-name="T61_10"><text:s/></text:span><text:span text:style-name="T61_11">this</text:span><text:span text:style-name="T61_12"><text:s/></text:span><text:span text:style-name="T61_13">function</text:span><text:span text:style-name="T61_14"><text:s/></text:span><text:span text:style-name="T61_15">will</text:span><text:span text:style-name="T61_16"><text:s/></text:span><text:span text:style-name="T61_17">listen</text:span><text:span text:style-name="T61_18"><text:s/></text:span><text:span text:style-name="T61_19">for</text:span><text:span text:style-name="T61_20"><text:s/></text:span><text:span text:style-name="T61_21">a</text:span><text:span text:style-name="T61_22"><text:s/></text:span><text:span text:style-name="T61_23">packet</text:span><text:span text:style-name="T61_24">.<text:s/></text:span><text:span text:style-name="T61_25">This</text:span><text:span text:style-name="T61_26"><text:s/></text:span><text:span text:style-name="T61_27">function</text:span><text:span text:style-name="T61_28"><text:s/></text:span><text:span text:style-name="T61_29">will</text:span><text:span text:style-name="T61_30"><text:s/></text:span><text:span text:style-name="T61_31">receive</text:span><text:span text:style-name="T61_32"><text:s/></text:span><text:span text:style-name="T61_33">the</text:span><text:span text:style-name="T61_34"><text:s/></text:span><text:span text:style-name="T61_35">packet</text:span><text:span text:style-name="T61_36">,<text:s/></text:span><text:span text:style-name="T61_37">do</text:span><text:span text:style-name="T61_38"><text:s/></text:span><text:span text:style-name="T61_39">its</text:span><text:span text:style-name="T61_40"><text:s/></text:span><text:span text:style-name="T61_41">pn</text:span><text:span text:style-name="T61_42">9<text:s/></text:span><text:span text:style-name="T61_43">and</text:span><text:span text:style-name="T61_44"><text:s/></text:span><text:span text:style-name="T61_45">place</text:span><text:span text:style-name="T61_46"><text:s/></text:span><text:span text:style-name="T61_47">it</text:span><text:span text:style-name="T61_48"><text:s/></text:span><text:span text:style-name="T61_49">in</text:span><text:span text:style-name="T61_50"><text:s/></text:span><text:span text:style-name="T61_51">the</text:span><text:span text:style-name="T61_52"><text:s/></text:span><text:span text:style-name="T61_53">buffer</text:span><text:span text:style-name="T61_54">.</text:span></text:p>
      <text:p text:style-name="P62"><text:span text:style-name="T62_1">IMPORTANT</text:span><text:span text:style-name="T62_2">:<text:s/></text:span><text:span text:style-name="T62_3">frames</text:span><text:span text:style-name="T62_4"><text:s/></text:span><text:span text:style-name="T62_5">in</text:span><text:span text:style-name="T62_6"><text:s/></text:span><text:span text:style-name="T62_7">the</text:span><text:span text:style-name="T62_8"><text:s/></text:span><text:span text:style-name="T62_9">buffer</text:span><text:span text:style-name="T62_10"><text:s/></text:span><text:span text:style-name="T62_11">always</text:span><text:span text:style-name="T62_12"><text:s/></text:span><text:span text:style-name="T62_13">came</text:span><text:span text:style-name="T62_14"><text:s/></text:span><text:span text:style-name="T62_15">from</text:span><text:span text:style-name="T62_16"><text:s/></text:span><text:span text:style-name="T62_17">the</text:span><text:span text:style-name="T62_18"><text:s/></text:span><text:span text:style-name="T62_19">same</text:span><text:span text:style-name="T62_20"><text:s/></text:span><text:span text:style-name="T62_21">packet</text:span><text:span text:style-name="T62_22">.<text:s/></text:span><text:span text:style-name="T62_23">If</text:span><text:span text:style-name="T62_24"><text:s/></text:span><text:span text:style-name="T62_25">phy</text:span><text:span text:style-name="T62_26">_</text:span><text:span text:style-name="T62_27">receive</text:span><text:span text:style-name="T62_28">_</text:span><text:span text:style-name="T62_29">packet</text:span><text:span text:style-name="T62_30"><text:s/></text:span><text:span text:style-name="T62_31">is</text:span><text:span text:style-name="T62_32"><text:s/></text:span><text:span text:style-name="T62_33">called</text:span><text:span text:style-name="T62_34"><text:s/></text:span><text:span text:style-name="T62_35">twice</text:span><text:span text:style-name="T62_36"><text:s/></text:span><text:span text:style-name="T62_37">it</text:span><text:span text:style-name="T62_38"><text:s/></text:span><text:span text:style-name="T62_39">will</text:span><text:span text:style-name="T62_40"><text:s/></text:span><text:span text:style-name="T62_41">erase</text:span><text:span text:style-name="T62_42"><text:s/></text:span><text:span text:style-name="T62_43">the</text:span><text:span text:style-name="T62_44"><text:s/></text:span><text:span text:style-name="T62_45">frames</text:span><text:span text:style-name="T62_46"><text:s/></text:span><text:span text:style-name="T62_47">that</text:span><text:span text:style-name="T62_48"><text:s/></text:span><text:span text:style-name="T62_49">were</text:span><text:span text:style-name="T62_50"><text:s/></text:span><text:span text:style-name="T62_51">received</text:span><text:span text:style-name="T62_52"><text:s/></text:span><text:span text:style-name="T62_53">from</text:span><text:span text:style-name="T62_54"><text:s/></text:span><text:span text:style-name="T62_55">the</text:span><text:span text:style-name="T62_56"><text:s/></text:span><text:span text:style-name="T62_57">first</text:span><text:span text:style-name="T62_58"><text:s/></text:span><text:span text:style-name="T62_59">one</text:span><text:span text:style-name="T62_60">.</text:span></text:p>
      <text:p text:style-name="P63"/>
      <text:h text:style-name="P64" text:outline-level="10"><text:bookmark-start text:name="h.hpjc2nb70m7j"/><text:bookmark-end text:name="h.hpjc2nb70m7j"/><text:span text:style-name="T64_1">int</text:span><text:span text:style-name="T64_2"><text:s/></text:span><text:span text:style-name="T64_3">phy</text:span><text:span text:style-name="T64_4">_</text:span><text:span text:style-name="T64_5">get</text:span><text:span text:style-name="T64_6">_</text:span><text:span text:style-name="T64_7">frame</text:span><text:span text:style-name="T64_8">(</text:span><text:span text:style-name="T64_9">uint</text:span><text:span text:style-name="T64_10">8_</text:span><text:span text:style-name="T64_11">t</text:span><text:span text:style-name="T64_12"><text:s/>*</text:span><text:span text:style-name="T64_13">frame</text:span><text:span text:style-name="T64_14">,<text:s/></text:span><text:span text:style-name="T64_15">int</text:span><text:span text:style-name="T64_16"><text:s/></text:span><text:span text:style-name="T64_17">max</text:span><text:span text:style-name="T64_18">_</text:span><text:span text:style-name="T64_19">size</text:span><text:span text:style-name="T64_20">)</text:span></text:h>
      <text:p text:style-name="P65"><text:span text:style-name="T65_1">This</text:span><text:span text:style-name="T65_2"><text:s/></text:span><text:span text:style-name="T65_3">function</text:span><text:span text:style-name="T65_4"><text:s/></text:span><text:span text:style-name="T65_5">will</text:span><text:span text:style-name="T65_6"><text:s/></text:span><text:span text:style-name="T65_7">take</text:span><text:span text:style-name="T65_8"><text:s/></text:span><text:span text:style-name="T65_9">a</text:span><text:span text:style-name="T65_10"><text:s/></text:span><text:span text:style-name="T65_11">frame</text:span><text:span text:style-name="T65_12"><text:s/></text:span><text:span text:style-name="T65_13">from</text:span><text:span text:style-name="T65_14"><text:s/></text:span><text:span text:style-name="T65_15">the</text:span><text:span text:style-name="T65_16"><text:s/></text:span><text:span text:style-name="T65_17">buffer</text:span><text:span text:style-name="T65_18"><text:s/></text:span><text:span text:style-name="T65_19">that</text:span><text:span text:style-name="T65_20"><text:s/></text:span><text:span text:style-name="T65_21">was</text:span><text:span text:style-name="T65_22"><text:s/></text:span><text:span text:style-name="T65_23">received</text:span><text:span text:style-name="T65_24"><text:s/></text:span><text:span text:style-name="T65_25">by</text:span><text:span text:style-name="T65_26"><text:s/></text:span><text:span text:style-name="T65_27">phy</text:span><text:span text:style-name="T65_28">_</text:span><text:span text:style-name="T65_29">receive</text:span><text:span text:style-name="T65_30">_</text:span><text:span text:style-name="T65_31">packet</text:span><text:span text:style-name="T65_32">,<text:s/></text:span><text:span text:style-name="T65_33">will</text:span><text:span text:style-name="T65_34"><text:s/></text:span><text:span text:style-name="T65_35">check</text:span><text:span text:style-name="T65_36"><text:s/></text:span><text:span text:style-name="T65_37">for</text:span><text:span text:style-name="T65_38"><text:s/></text:span><text:span text:style-name="T65_39">its</text:span><text:span text:style-name="T65_40"><text:s/></text:span><text:span text:style-name="T65_41">CRC</text:span><text:span text:style-name="T65_42"><text:s/></text:span><text:span text:style-name="T65_43">and</text:span><text:span text:style-name="T65_44"><text:s/></text:span><text:span text:style-name="T65_45">will</text:span><text:span text:style-name="T65_46"><text:s/></text:span><text:span text:style-name="T65_47">copy</text:span><text:span text:style-name="T65_48"><text:s/></text:span><text:span text:style-name="T65_49">it</text:span><text:span text:style-name="T65_50"><text:s/></text:span><text:span text:style-name="T65_51">to</text:span><text:span text:style-name="T65_52"><text:s/></text:span><text:span text:style-name="T65_53">frame</text:span><text:span text:style-name="T65_54"><text:s/>(</text:span><text:span text:style-name="T65_55">without</text:span><text:span text:style-name="T65_56"><text:s/></text:span><text:span text:style-name="T65_57">the</text:span><text:span text:style-name="T65_58"><text:s/></text:span><text:span text:style-name="T65_59">crc</text:span><text:span text:style-name="T65_60"><text:s/></text:span><text:span text:style-name="T65_61">and</text:span><text:span text:style-name="T65_62"><text:s/></text:span><text:span text:style-name="T65_63">with</text:span><text:span text:style-name="T65_64"><text:s/></text:span><text:span text:style-name="T65_65">the</text:span><text:span text:style-name="T65_66"><text:s/></text:span><text:span text:style-name="T65_67">size</text:span><text:span text:style-name="T65_68"><text:s/></text:span><text:span text:style-name="T65_69">of</text:span><text:span text:style-name="T65_70"><text:s/></text:span><text:span text:style-name="T65_71">the</text:span><text:span text:style-name="T65_72"><text:s/></text:span><text:span text:style-name="T65_73">frame</text:span><text:span text:style-name="T65_74"><text:s/></text:span><text:span text:style-name="T65_75">in</text:span><text:span text:style-name="T65_76"><text:s/></text:span><text:span text:style-name="T65_77">the</text:span><text:span text:style-name="T65_78"><text:s/></text:span><text:span text:style-name="T65_79">first</text:span><text:span text:style-name="T65_80"><text:s/></text:span><text:span text:style-name="T65_81">byte</text:span><text:span text:style-name="T65_82">).</text:span></text:p>
      <text:p text:style-name="P66"><text:span text:style-name="T66_1">This</text:span><text:span text:style-name="T66_2"><text:s/></text:span><text:span text:style-name="T66_3">function</text:span><text:span text:style-name="T66_4"><text:s/></text:span><text:span text:style-name="T66_5">returns</text:span><text:span text:style-name="T66_6"><text:s/></text:span><text:span text:style-name="T66_7">the</text:span><text:span text:style-name="T66_8"><text:s/></text:span><text:span text:style-name="T66_9">number</text:span><text:span text:style-name="T66_10"><text:s/></text:span><text:span text:style-name="T66_11">of</text:span><text:span text:style-name="T66_12"><text:s/></text:span><text:span text:style-name="T66_13">frames</text:span><text:span text:style-name="T66_14"><text:s/></text:span><text:span text:style-name="T66_15">that</text:span><text:span text:style-name="T66_16"><text:s/></text:span><text:span text:style-name="T66_17">are</text:span><text:span text:style-name="T66_18"><text:s/></text:span><text:span text:style-name="T66_19">still</text:span><text:span text:style-name="T66_20"><text:s/></text:span><text:span text:style-name="T66_21">in</text:span><text:span text:style-name="T66_22"><text:s/></text:span><text:span text:style-name="T66_23">the</text:span><text:span text:style-name="T66_24"><text:s/></text:span><text:span text:style-name="T66_25">buffer</text:span><text:span text:style-name="T66_26">.</text:span></text:p>
      <text:p text:style-name="P67"><text:span text:style-name="T67_1">Like</text:span><text:span text:style-name="T67_2"><text:s/></text:span><text:span text:style-name="T67_3">phy</text:span><text:span text:style-name="T67_4">_</text:span><text:span text:style-name="T67_5">add</text:span><text:span text:style-name="T67_6">_</text:span><text:span text:style-name="T67_7">frame</text:span><text:span text:style-name="T67_8">(),<text:s/></text:span><text:span text:style-name="T67_9">if</text:span><text:span text:style-name="T67_10"><text:s/></text:span><text:span text:style-name="T67_11">another</text:span><text:span text:style-name="T67_12"><text:s/></text:span><text:span text:style-name="T67_13">function</text:span><text:span text:style-name="T67_14"><text:s/></text:span><text:span text:style-name="T67_15">from</text:span><text:span text:style-name="T67_16"><text:s/></text:span><text:span text:style-name="T67_17">the</text:span><text:span text:style-name="T67_18"><text:s/></text:span><text:span text:style-name="T67_19">PHY</text:span><text:span text:style-name="T67_20"><text:s/></text:span><text:span text:style-name="T67_21">is</text:span><text:span text:style-name="T67_22"><text:s/></text:span><text:span text:style-name="T67_23">called</text:span><text:span text:style-name="T67_24"><text:s/></text:span><text:span text:style-name="T67_25">between</text:span><text:span text:style-name="T67_26"><text:s/></text:span><text:span text:style-name="T67_27">two</text:span><text:span text:style-name="T67_28"><text:s/></text:span><text:span text:style-name="T67_29">phy</text:span><text:span text:style-name="T67_30">_</text:span><text:span text:style-name="T67_31">get</text:span><text:span text:style-name="T67_32">_</text:span><text:span text:style-name="T67_33">frame</text:span><text:span text:style-name="T67_34">(),<text:s/></text:span><text:span text:style-name="T67_35">the</text:span><text:span text:style-name="T67_36"><text:s/></text:span><text:span text:style-name="T67_37">buffer</text:span><text:span text:style-name="T67_38"><text:s/></text:span><text:span text:style-name="T67_39">is</text:span><text:span text:style-name="T67_40"><text:s/></text:span><text:span text:style-name="T67_41">cleared</text:span><text:span text:style-name="T67_42">.</text:span></text:p>
      <text:p text:style-name="P68"/>
      <text:h text:style-name="P69" text:outline-level="10"><text:bookmark-start text:name="h.iu9v921i2xew"/><text:bookmark-end text:name="h.iu9v921i2xew"/><text:span text:style-name="T69_1">phy</text:span><text:span text:style-name="T69_2">_</text:span><text:span text:style-name="T69_3">packet</text:span><text:span text:style-name="T69_4">_</text:span><text:span text:style-name="T69_5">rssi</text:span><text:span text:style-name="T69_6">()</text:span></text:h>
      <text:p text:style-name="P70"><text:span text:style-name="T70_1">Return</text:span><text:span text:style-name="T70_2"><text:s/></text:span><text:span text:style-name="T70_3">the</text:span><text:span text:style-name="T70_4"><text:s/></text:span><text:span text:style-name="T70_5">rssi</text:span><text:span text:style-name="T70_6"><text:s/></text:span><text:span text:style-name="T70_7">read</text:span><text:span text:style-name="T70_8"><text:s/></text:span><text:span text:style-name="T70_9">by</text:span><text:span text:style-name="T70_10"><text:s/></text:span><text:span text:style-name="T70_11">the</text:span><text:span text:style-name="T70_12"><text:s/></text:span><text:span text:style-name="T70_13">transceiver</text:span><text:span text:style-name="T70_14"><text:s/></text:span><text:span text:style-name="T70_15">when</text:span><text:span text:style-name="T70_16"><text:s/></text:span><text:span text:style-name="T70_17">receiving</text:span><text:span text:style-name="T70_18"><text:s/></text:span><text:span text:style-name="T70_19">the</text:span><text:span text:style-name="T70_20"><text:s/></text:span><text:span text:style-name="T70_21">last</text:span><text:span text:style-name="T70_22"><text:s/></text:span><text:span text:style-name="T70_23">packet</text:span><text:span text:style-name="T70_24">.<text:s/></text:span><text:span text:style-name="T70_25">The</text:span><text:span text:style-name="T70_26"><text:s/></text:span><text:span text:style-name="T70_27">value</text:span><text:span text:style-name="T70_28"><text:s/></text:span><text:span text:style-name="T70_29">is</text:span><text:span text:style-name="T70_30"><text:s/></text:span><text:span text:style-name="T70_31">the</text:span><text:span text:style-name="T70_32"><text:s/></text:span><text:span text:style-name="T70_33">same</text:span><text:span text:style-name="T70_34"><text:s/></text:span><text:span text:style-name="T70_35">returned</text:span><text:span text:style-name="T70_36"><text:s/></text:span><text:span text:style-name="T70_37">by</text:span><text:span text:style-name="T70_38"><text:s/></text:span><text:span text:style-name="T70_39">the</text:span><text:span text:style-name="T70_40"><text:s/></text:span><text:span text:style-name="T70_41">transceiver</text:span><text:span text:style-name="T70_42">,<text:s/></text:span><text:span text:style-name="T70_43">so</text:span><text:span text:style-name="T70_44"><text:s/></text:span><text:span text:style-name="T70_45">the</text:span><text:span text:style-name="T70_46"><text:s/></text:span><text:span text:style-name="T70_47">real</text:span><text:span text:style-name="T70_48"><text:s/></text:span><text:span text:style-name="T70_49">value</text:span><text:span text:style-name="T70_50"><text:s/></text:span><text:span text:style-name="T70_51">is</text:span><text:span text:style-name="T70_52"><text:s/>-</text:span><text:span text:style-name="T70_53">phy</text:span><text:span text:style-name="T70_54">_</text:span><text:span text:style-name="T70_55">pack</text:span><text:span text:style-name="T70_56">_</text:span><text:span text:style-name="T70_57">rssi</text:span><text:span text:style-name="T70_58">()/2<text:s/></text:span><text:span text:style-name="T70_59">dBm</text:span></text:p>
      <text:p text:style-name="P71"/>
      <text:h text:style-name="P72" text:outline-level="10"><text:bookmark-start text:name="h.y88d9hmbz4te"/><text:bookmark-end text:name="h.y88d9hmbz4te"/><text:span text:style-name="T72_1">Examples</text:span></text:h>
      <text:p text:style-name="P73"><text:span text:style-name="T73_1">In</text:span><text:span text:style-name="T73_2"><text:s/></text:span><text:span text:style-name="T73_3">test</text:span><text:span text:style-name="T73_4">/</text:span><text:span text:style-name="T73_5">phy</text:span><text:span text:style-name="T73_6">_</text:span><text:span text:style-name="T73_7">test</text:span><text:span text:style-name="T73_8">/<text:s/></text:span><text:span text:style-name="T73_9">a</text:span><text:span text:style-name="T73_10"><text:s/></text:span><text:span text:style-name="T73_11">code</text:span><text:span text:style-name="T73_12"><text:s/></text:span><text:span text:style-name="T73_13">with</text:span><text:span text:style-name="T73_14"><text:s/></text:span><text:span text:style-name="T73_15">examples</text:span><text:span text:style-name="T73_16"><text:s/></text:span><text:span text:style-name="T73_17">of</text:span><text:span text:style-name="T73_18"><text:s/></text:span><text:span text:style-name="T73_19">how</text:span><text:span text:style-name="T73_20"><text:s/></text:span><text:span text:style-name="T73_21">dash</text:span><text:span text:style-name="T73_22">7/</text:span><text:span text:style-name="T73_23">phy</text:span><text:span text:style-name="T73_24">.</text:span><text:span text:style-name="T73_25">h</text:span><text:span text:style-name="T73_26"><text:s/></text:span><text:span text:style-name="T73_27">should</text:span><text:span text:style-name="T73_28"><text:s/></text:span><text:span text:style-name="T73_29">be</text:span><text:span text:style-name="T73_30"><text:s/></text:span><text:span text:style-name="T73_31">used</text:span><text:span text:style-name="T73_32">.<text:s/></text:span><text:span text:style-name="T73_33">In</text:span><text:span text:style-name="T73_34"><text:s/></text:span><text:span text:style-name="T73_35">this</text:span><text:span text:style-name="T73_36"><text:s/></text:span><text:span text:style-name="T73_37">example</text:span><text:span text:style-name="T73_38"><text:s/></text:span><text:span text:style-name="T73_39">you</text:span><text:span text:style-name="T73_40"><text:s/></text:span><text:span text:style-name="T73_41">can</text:span><text:span text:style-name="T73_42"><text:s/></text:span><text:span text:style-name="T73_43">either</text:span><text:span text:style-name="T73_44"><text:s/></text:span><text:span text:style-name="T73_45">set</text:span><text:span text:style-name="T73_46"><text:s/></text:span><text:span text:style-name="T73_47">the</text:span><text:span text:style-name="T73_48"><text:s/></text:span><text:span text:style-name="T73_49">program</text:span><text:span text:style-name="T73_50"><text:s/></text:span><text:span text:style-name="T73_51">to</text:span><text:span text:style-name="T73_52"><text:s/></text:span><text:span text:style-name="T73_53">send</text:span><text:span text:style-name="T73_54"><text:s/></text:span><text:span text:style-name="T73_55">or</text:span><text:span text:style-name="T73_56"><text:s/></text:span><text:span text:style-name="T73_57">receive</text:span><text:span text:style-name="T73_58"><text:s/></text:span><text:span text:style-name="T73_59">a</text:span><text:span text:style-name="T73_60"><text:s/></text:span><text:span text:style-name="T73_61">background</text:span><text:span text:style-name="T73_62"><text:s/></text:span><text:span text:style-name="T73_63">or</text:span><text:span text:style-name="T73_64"><text:s/></text:span><text:span text:style-name="T73_65">foreground</text:span><text:span text:style-name="T73_66"><text:s/></text:span><text:span text:style-name="T73_67">frame</text:span><text:span text:style-name="T73_68">.</text:span></text:p>
      <text:p text:style-name="P74"/>
      <text:h text:style-name="P75" text:outline-level="10"><text:bookmark-start text:name="h.1s2ixfnv7531"/><text:bookmark-end text:name="h.1s2ixfnv7531"/><text:span text:style-name="T75_1">dash</text:span><text:span text:style-name="T75_2">7/</text:span><text:span text:style-name="T75_3">data</text:span><text:span text:style-name="T75_4">.</text:span><text:span text:style-name="T75_5">h</text:span></text:h>
      <text:p text:style-name="P76"/>
      <text:p text:style-name="P77"><text:span text:style-name="T77_1">This</text:span><text:span text:style-name="T77_2"><text:s/></text:span><text:span text:style-name="T77_3">is</text:span><text:span text:style-name="T77_4"><text:s/></text:span><text:span text:style-name="T77_5">the</text:span><text:span text:style-name="T77_6"><text:s/></text:span><text:span text:style-name="T77_7">header</text:span><text:span text:style-name="T77_8"><text:s/></text:span><text:span text:style-name="T77_9">of</text:span><text:span text:style-name="T77_10"><text:s/></text:span><text:span text:style-name="T77_11">the</text:span><text:span text:style-name="T77_12"><text:s/></text:span><text:span text:style-name="T77_13">data</text:span><text:span text:style-name="T77_14"><text:s/></text:span><text:span text:style-name="T77_15">layer</text:span><text:span text:style-name="T77_16"><text:s/>(</text:span><text:span text:style-name="T77_17">DATA</text:span><text:span text:style-name="T77_18">)<text:s/></text:span><text:span text:style-name="T77_19">implementation</text:span><text:span text:style-name="T77_20">.<text:s/></text:span><text:span text:style-name="T77_21">The</text:span><text:span text:style-name="T77_22"><text:s/></text:span><text:span text:style-name="T77_23">data</text:span><text:span text:style-name="T77_24"><text:s/></text:span><text:span text:style-name="T77_25">layer</text:span><text:span text:style-name="T77_26"><text:s/></text:span><text:span text:style-name="T77_27">will</text:span><text:span text:style-name="T77_28"><text:s/></text:span><text:span text:style-name="T77_29">encapsulate</text:span><text:span text:style-name="T77_30"><text:s/></text:span><text:span text:style-name="T77_31">most</text:span><text:span text:style-name="T77_32"><text:s/></text:span><text:span text:style-name="T77_33">of</text:span><text:span text:style-name="T77_34"><text:s/></text:span><text:span text:style-name="T77_35">the</text:span><text:span text:style-name="T77_36"><text:s/></text:span><text:span text:style-name="T77_37">functions</text:span><text:span text:style-name="T77_38"><text:s/></text:span><text:span text:style-name="T77_39">from</text:span><text:span text:style-name="T77_40"><text:s/></text:span><text:span text:style-name="T77_41">the</text:span><text:span text:style-name="T77_42"><text:s/></text:span><text:span text:style-name="T77_43">PHY</text:span><text:span text:style-name="T77_44"><text:s/></text:span><text:span text:style-name="T77_45">and</text:span><text:span text:style-name="T77_46"><text:s/></text:span><text:span text:style-name="T77_47">will</text:span><text:span text:style-name="T77_48"><text:s/></text:span><text:span text:style-name="T77_49">now</text:span><text:span text:style-name="T77_50"><text:s/></text:span><text:span text:style-name="T77_51">deal</text:span><text:span text:style-name="T77_52"><text:s/></text:span><text:span text:style-name="T77_53">with</text:span><text:span text:style-name="T77_54"><text:s/></text:span><text:span text:style-name="T77_55">all</text:span><text:span text:style-name="T77_56"><text:s/></text:span><text:span text:style-name="T77_57">the</text:span><text:span text:style-name="T77_58"><text:s/></text:span><text:span text:style-name="T77_59">parameters</text:span><text:span text:style-name="T77_60"><text:s/></text:span><text:span text:style-name="T77_61">that</text:span><text:span text:style-name="T77_62"><text:s/></text:span><text:span text:style-name="T77_63">are</text:span><text:span text:style-name="T77_64"><text:s/></text:span><text:span text:style-name="T77_65">designed</text:span><text:span text:style-name="T77_66"><text:s/></text:span><text:span text:style-name="T77_67">for</text:span><text:span text:style-name="T77_68"><text:s/></text:span><text:span text:style-name="T77_69">it</text:span><text:span text:style-name="T77_70"><text:s/></text:span><text:span text:style-name="T77_71">in</text:span><text:span text:style-name="T77_72"><text:s/></text:span><text:span text:style-name="T77_73">the</text:span><text:span text:style-name="T77_74"><text:s/></text:span><text:span text:style-name="T77_75">spec</text:span><text:span text:style-name="T77_76">.</text:span></text:p>
      <text:p text:style-name="P78"/>
      <text:h text:style-name="P79" text:outline-level="10"><text:bookmark-start text:name="h.1i5f3gw3j48u"/><text:bookmark-end text:name="h.1i5f3gw3j48u"/><text:span text:style-name="T79_1">Data</text:span><text:span text:style-name="T79_2"><text:s/></text:span><text:span text:style-name="T79_3">structure</text:span></text:h>
      <text:p text:style-name="P80"/>
      <text:h text:style-name="P81" text:outline-level="10"><text:bookmark-start text:name="h.h1f3d4jx95qo"/><text:bookmark-end text:name="h.h1f3d4jx95qo"/><text:span text:style-name="T81_1">data</text:span><text:span text:style-name="T81_2">_</text:span><text:span text:style-name="T81_3">param</text:span><text:span text:style-name="T81_4">_</text:span><text:span text:style-name="T81_5">t</text:span></text:h>
      <text:p text:style-name="P82"><text:span text:style-name="T82_1">These</text:span><text:span text:style-name="T82_2"><text:s/></text:span><text:span text:style-name="T82_3">are</text:span><text:span text:style-name="T82_4"><text:s/></text:span><text:span text:style-name="T82_5">the</text:span><text:span text:style-name="T82_6"><text:s/></text:span><text:span text:style-name="T82_7">parameters</text:span><text:span text:style-name="T82_8"><text:s/></text:span><text:span text:style-name="T82_9">that</text:span><text:span text:style-name="T82_10"><text:s/></text:span><text:span text:style-name="T82_11">will</text:span><text:span text:style-name="T82_12"><text:s/></text:span><text:span text:style-name="T82_13">be</text:span><text:span text:style-name="T82_14"><text:s/></text:span><text:span text:style-name="T82_15">common</text:span><text:span text:style-name="T82_16"><text:s/></text:span><text:span text:style-name="T82_17">to</text:span><text:span text:style-name="T82_18"><text:s/></text:span><text:span text:style-name="T82_19">all</text:span><text:span text:style-name="T82_20"><text:s/></text:span><text:span text:style-name="T82_21">procedures</text:span><text:span text:style-name="T82_22"><text:s/></text:span><text:span text:style-name="T82_23">for</text:span><text:span text:style-name="T82_24"><text:s/></text:span><text:span text:style-name="T82_25">the</text:span><text:span text:style-name="T82_26"><text:s/></text:span><text:span text:style-name="T82_27">data</text:span><text:span text:style-name="T82_28"><text:s/></text:span><text:span text:style-name="T82_29">layer</text:span><text:span text:style-name="T82_30">.<text:s/></text:span><text:span text:style-name="T82_31">They</text:span><text:span text:style-name="T82_32"><text:s/></text:span><text:span text:style-name="T82_33">must</text:span><text:span text:style-name="T82_34"><text:s/></text:span><text:span text:style-name="T82_35">be</text:span><text:span text:style-name="T82_36"><text:s/></text:span><text:span text:style-name="T82_37">setted</text:span><text:span text:style-name="T82_38"><text:s/></text:span><text:span text:style-name="T82_39">in</text:span><text:span text:style-name="T82_40"><text:s/></text:span><text:span text:style-name="T82_41">the</text:span><text:span text:style-name="T82_42"><text:s/></text:span><text:span text:style-name="T82_43">global</text:span><text:span text:style-name="T82_44"><text:s/></text:span><text:span text:style-name="T82_45">variable</text:span><text:span text:style-name="T82_46"><text:s/></text:span><text:span text:style-name="T82_47">data</text:span><text:span text:style-name="T82_48">_</text:span><text:span text:style-name="T82_49">conf</text:span><text:span text:style-name="T82_50">.</text:span></text:p>
      <text:p text:style-name="P83"><text:span text:style-name="T83_1">CSMAen</text:span><text:span text:style-name="T83_2"><text:s/>-<text:s/></text:span><text:span text:style-name="T83_3">Set</text:span><text:span text:style-name="T83_4"><text:s/></text:span><text:span text:style-name="T83_5">when</text:span><text:span text:style-name="T83_6"><text:s/></text:span><text:span text:style-name="T83_7">the</text:span><text:span text:style-name="T83_8"><text:s/></text:span><text:span text:style-name="T83_9">procedure</text:span><text:span text:style-name="T83_10"><text:s/></text:span><text:span text:style-name="T83_11">will</text:span><text:span text:style-name="T83_12"><text:s/></text:span><text:span text:style-name="T83_13">use</text:span><text:span text:style-name="T83_14"><text:s/></text:span><text:span text:style-name="T83_15">CSMA</text:span><text:span text:style-name="T83_16"><text:s/></text:span><text:span text:style-name="T83_17">mechanisms</text:span><text:span text:style-name="T83_18">.<text:s/>(</text:span><text:span text:style-name="T83_19">In</text:span><text:span text:style-name="T83_20"><text:s/></text:span><text:span text:style-name="T83_21">this</text:span><text:span text:style-name="T83_22"><text:s/></text:span><text:span text:style-name="T83_23">implementation</text:span><text:span text:style-name="T83_24"><text:s/></text:span><text:span text:style-name="T83_25">it</text:span><text:span text:style-name="T83_26"><text:s/></text:span><text:span text:style-name="T83_27">is</text:span><text:span text:style-name="T83_28"><text:s/></text:span><text:span text:style-name="T83_29">the</text:span><text:span text:style-name="T83_30"><text:s/></text:span><text:span text:style-name="T83_31">user</text:span><text:span text:style-name="T83_32"><text:s/></text:span><text:span text:style-name="T83_33">responsibility</text:span><text:span text:style-name="T83_34"><text:s/></text:span><text:span text:style-name="T83_35">to</text:span><text:span text:style-name="T83_36"><text:s/></text:span><text:span text:style-name="T83_37">set</text:span><text:span text:style-name="T83_38"><text:s/></text:span><text:span text:style-name="T83_39">this</text:span><text:span text:style-name="T83_40"><text:s/></text:span><text:span text:style-name="T83_41">variable</text:span><text:span text:style-name="T83_42">,<text:s/></text:span><text:span text:style-name="T83_43">it</text:span><text:span text:style-name="T83_44"><text:s/></text:span><text:span text:style-name="T83_45">is</text:span><text:span text:style-name="T83_46"><text:s/></text:span><text:span text:style-name="T83_47">not</text:span><text:span text:style-name="T83_48"><text:s/></text:span><text:span text:style-name="T83_49">automatically</text:span><text:span text:style-name="T83_50"><text:s/></text:span><text:span text:style-name="T83_51">assumed</text:span><text:span text:style-name="T83_52"><text:s/></text:span><text:span text:style-name="T83_53">that</text:span><text:span text:style-name="T83_54"><text:s/></text:span><text:span text:style-name="T83_55">CSMA</text:span><text:span text:style-name="T83_56"><text:s/></text:span><text:span text:style-name="T83_57">will</text:span><text:span text:style-name="T83_58"><text:s/></text:span><text:span text:style-name="T83_59">be</text:span><text:span text:style-name="T83_60"><text:s/></text:span><text:span text:style-name="T83_61">used</text:span><text:span text:style-name="T83_62"><text:s/></text:span><text:span text:style-name="T83_63">once</text:span><text:span text:style-name="T83_64"><text:s/></text:span><text:span text:style-name="T83_65">a</text:span><text:span text:style-name="T83_66"><text:s/></text:span><text:span text:style-name="T83_67">channel</text:span><text:span text:style-name="T83_68"><text:s/></text:span><text:span text:style-name="T83_69">that</text:span><text:span text:style-name="T83_70"><text:s/></text:span><text:span text:style-name="T83_71">enforce</text:span><text:span text:style-name="T83_72"><text:s/></text:span><text:span text:style-name="T83_73">CSMA</text:span><text:span text:style-name="T83_74"><text:s/></text:span><text:span text:style-name="T83_75">is</text:span><text:span text:style-name="T83_76"><text:s/></text:span><text:span text:style-name="T83_77">chosen</text:span><text:span text:style-name="T83_78">)</text:span></text:p>
      <text:p text:style-name="P84"><text:span text:style-name="T84_1">Ecca</text:span><text:span text:style-name="T84_2"><text:s/>-<text:s/></text:span><text:span text:style-name="T84_3">Minimum</text:span><text:span text:style-name="T84_4"><text:s/></text:span><text:span text:style-name="T84_5">noise</text:span><text:span text:style-name="T84_6"><text:s/></text:span><text:span text:style-name="T84_7">in</text:span><text:span text:style-name="T84_8"><text:s/></text:span><text:span text:style-name="T84_9">channel</text:span><text:span text:style-name="T84_10"><text:s/></text:span><text:span text:style-name="T84_11">in</text:span><text:span text:style-name="T84_12"><text:s/></text:span><text:span text:style-name="T84_13">order</text:span><text:span text:style-name="T84_14"><text:s/></text:span><text:span text:style-name="T84_15">to</text:span><text:span text:style-name="T84_16"><text:s/></text:span><text:span text:style-name="T84_17">do</text:span><text:span text:style-name="T84_18"><text:s/></text:span><text:span text:style-name="T84_19">the</text:span><text:span text:style-name="T84_20"><text:s/></text:span><text:span text:style-name="T84_21">CSMA</text:span><text:span text:style-name="T84_22"><text:s/></text:span><text:span text:style-name="T84_23">mechanisms</text:span><text:span text:style-name="T84_24">.<text:s/></text:span><text:span text:style-name="T84_25">This</text:span><text:span text:style-name="T84_26"><text:s/></text:span><text:span text:style-name="T84_27">value</text:span><text:span text:style-name="T84_28"><text:s/></text:span><text:span text:style-name="T84_29">works</text:span><text:span text:style-name="T84_30"><text:s/></text:span><text:span text:style-name="T84_31">as</text:span><text:span text:style-name="T84_32"><text:s/></text:span><text:span text:style-name="T84_33">the</text:span><text:span text:style-name="T84_34"><text:s/></text:span><text:span text:style-name="T84_35">transceiver</text:span><text:span text:style-name="T84_36"><text:s/></text:span><text:span text:style-name="T84_37">value</text:span><text:span text:style-name="T84_38">,<text:s/></text:span><text:span text:style-name="T84_39">so</text:span><text:span text:style-name="T84_40"><text:s/></text:span><text:span text:style-name="T84_41">the</text:span><text:span text:style-name="T84_42"><text:s/></text:span><text:span text:style-name="T84_43">real</text:span><text:span text:style-name="T84_44"><text:s/></text:span><text:span text:style-name="T84_45">value</text:span><text:span text:style-name="T84_46"><text:s/></text:span><text:span text:style-name="T84_47">will</text:span><text:span text:style-name="T84_48"><text:s/></text:span><text:span text:style-name="T84_49">be</text:span><text:span text:style-name="T84_50"><text:s/>-</text:span><text:span text:style-name="T84_51">Ecca</text:span><text:span text:style-name="T84_52">/2<text:s/></text:span><text:span text:style-name="T84_53">dBm</text:span></text:p>
      <text:p text:style-name="P85"><text:span text:style-name="T85_1">Tbsd</text:span><text:span text:style-name="T85_2"><text:s/>-<text:s/></text:span><text:span text:style-name="T85_3">Duration</text:span><text:span text:style-name="T85_4"><text:s/></text:span><text:span text:style-name="T85_5">of</text:span><text:span text:style-name="T85_6"><text:s/></text:span><text:span text:style-name="T85_7">background</text:span><text:span text:style-name="T85_8"><text:s/></text:span><text:span text:style-name="T85_9">scan</text:span><text:span text:style-name="T85_10">.</text:span></text:p>
      <text:p text:style-name="P86"><text:span text:style-name="T86_1">Tca</text:span><text:span text:style-name="T86_2"><text:s/>-<text:s/></text:span><text:span text:style-name="T86_3">Maximum</text:span><text:span text:style-name="T86_4"><text:s/></text:span><text:span text:style-name="T86_5">time</text:span><text:span text:style-name="T86_6"><text:s/></text:span><text:span text:style-name="T86_7">for</text:span><text:span text:style-name="T86_8"><text:s/></text:span><text:span text:style-name="T86_9">CSMA</text:span><text:span text:style-name="T86_10"><text:s/></text:span><text:span text:style-name="T86_11">mechanisms</text:span><text:span text:style-name="T86_12"><text:s/>(</text:span><text:span text:style-name="T86_13">if</text:span><text:span text:style-name="T86_14"><text:s/></text:span><text:span text:style-name="T86_15">it</text:span><text:span text:style-name="T86_16"><text:s/></text:span><text:span text:style-name="T86_17">is</text:span><text:span text:style-name="T86_18"><text:s/></text:span><text:span text:style-name="T86_19">the</text:span><text:span text:style-name="T86_20"><text:s/></text:span><text:span text:style-name="T86_21">CSMA</text:span><text:span text:style-name="T86_22"><text:s/></text:span><text:span text:style-name="T86_23">takes</text:span><text:span text:style-name="T86_24"><text:s/></text:span><text:span text:style-name="T86_25">longer</text:span><text:span text:style-name="T86_26">,<text:s/></text:span><text:span text:style-name="T86_27">the</text:span><text:span text:style-name="T86_28"><text:s/></text:span><text:span text:style-name="T86_29">packet</text:span><text:span text:style-name="T86_30"><text:s/></text:span><text:span text:style-name="T86_31">won</text:span><text:span text:style-name="T86_32">'</text:span><text:span text:style-name="T86_33">t</text:span><text:span text:style-name="T86_34"><text:s/></text:span><text:span text:style-name="T86_35">be</text:span><text:span text:style-name="T86_36"><text:s/></text:span><text:span text:style-name="T86_37">sent</text:span><text:span text:style-name="T86_38">)</text:span></text:p>
      <text:p text:style-name="P87"><text:span text:style-name="T87_1">Tfsd</text:span><text:span text:style-name="T87_2"><text:s/>-<text:s/></text:span><text:span text:style-name="T87_3">Duration</text:span><text:span text:style-name="T87_4"><text:s/></text:span><text:span text:style-name="T87_5">of</text:span><text:span text:style-name="T87_6"><text:s/></text:span><text:span text:style-name="T87_7">a</text:span><text:span text:style-name="T87_8"><text:s/></text:span><text:span text:style-name="T87_9">foreground</text:span><text:span text:style-name="T87_10"><text:s/></text:span><text:span text:style-name="T87_11">scan</text:span></text:p>
      <text:p text:style-name="P88"><text:span text:style-name="T88_1">Tg</text:span><text:span text:style-name="T88_2"><text:s/>-<text:s/></text:span><text:span text:style-name="T88_3">Channel</text:span><text:span text:style-name="T88_4"><text:s/></text:span><text:span text:style-name="T88_5">guard</text:span><text:span text:style-name="T88_6"><text:s/></text:span><text:span text:style-name="T88_7">time</text:span><text:span text:style-name="T88_8"><text:s/>(</text:span><text:span text:style-name="T88_9">explained</text:span><text:span text:style-name="T88_10"><text:s/></text:span><text:span text:style-name="T88_11">at</text:span><text:span text:style-name="T88_12"><text:s/></text:span><text:span text:style-name="T88_13">data</text:span><text:span text:style-name="T88_14">_</text:span><text:span text:style-name="T88_15">guard</text:span><text:span text:style-name="T88_16">_</text:span><text:span text:style-name="T88_17">break</text:span><text:span text:style-name="T88_18">())</text:span></text:p>
      <text:p text:style-name="P89"><text:span text:style-name="T89_1">Tl</text:span><text:span text:style-name="T89_2"><text:s/>-<text:s/></text:span><text:span text:style-name="T89_3">Listen</text:span><text:span text:style-name="T89_4"><text:s/></text:span><text:span text:style-name="T89_5">time</text:span><text:span text:style-name="T89_6"><text:s/></text:span><text:span text:style-name="T89_7">after</text:span><text:span text:style-name="T89_8"><text:s/></text:span><text:span text:style-name="T89_9">contention</text:span><text:span text:style-name="T89_10"><text:s/></text:span><text:span text:style-name="T89_11">periode</text:span><text:span text:style-name="T89_12">.</text:span></text:p>
      <text:p text:style-name="P90"/>
      <text:h text:style-name="P91" text:outline-level="10"><text:bookmark-start text:name="h.zihnmlkyflmf"/><text:bookmark-end text:name="h.zihnmlkyflmf"/><text:span text:style-name="T91_1">data</text:span><text:span text:style-name="T91_2">_</text:span><text:span text:style-name="T91_3">proc</text:span><text:span text:style-name="T91_4">_</text:span><text:span text:style-name="T91_5">param</text:span><text:span text:style-name="T91_6">_</text:span><text:span text:style-name="T91_7">t</text:span></text:h>
      <text:p text:style-name="P92"><text:span text:style-name="T92_1">Parameters</text:span><text:span text:style-name="T92_2"><text:s/></text:span><text:span text:style-name="T92_3">that</text:span><text:span text:style-name="T92_4"><text:s/></text:span><text:span text:style-name="T92_5">will</text:span><text:span text:style-name="T92_6"><text:s/></text:span><text:span text:style-name="T92_7">be</text:span><text:span text:style-name="T92_8"><text:s/></text:span><text:span text:style-name="T92_9">used</text:span><text:span text:style-name="T92_10"><text:s/></text:span><text:span text:style-name="T92_11">in</text:span><text:span text:style-name="T92_12"><text:s/></text:span><text:span text:style-name="T92_13">a</text:span><text:span text:style-name="T92_14"><text:s/></text:span><text:span text:style-name="T92_15">DATA</text:span><text:span text:style-name="T92_16"><text:s/></text:span><text:span text:style-name="T92_17">procedure</text:span></text:p>
      <text:p text:style-name="P93"><text:span text:style-name="T93_1">channel</text:span></text:p>
      <text:p text:style-name="P94"><text:span text:style-name="T94_1">pack</text:span><text:span text:style-name="T94_2">_</text:span><text:span text:style-name="T94_3">class</text:span></text:p>
      <text:p text:style-name="P95"><text:span text:style-name="T95_1">tx</text:span><text:span text:style-name="T95_2">_</text:span><text:span text:style-name="T95_3">eirp</text:span></text:p>
      <text:p text:style-name="P96"><text:span text:style-name="T96_1">fec</text:span></text:p>
      <text:p text:style-name="P97"><text:span text:style-name="T97_1">my</text:span><text:span text:style-name="T97_2">_</text:span><text:span text:style-name="T97_3">subnet</text:span><text:span text:style-name="T97_4"><text:s/>-<text:s/></text:span><text:span text:style-name="T97_5">This</text:span><text:span text:style-name="T97_6"><text:s/></text:span><text:span text:style-name="T97_7">is</text:span><text:span text:style-name="T97_8"><text:s/></text:span><text:span text:style-name="T97_9">the</text:span><text:span text:style-name="T97_10"><text:s/></text:span><text:span text:style-name="T97_11">only</text:span><text:span text:style-name="T97_12"><text:s/></text:span><text:span text:style-name="T97_13">parameter</text:span><text:span text:style-name="T97_14"><text:s/></text:span><text:span text:style-name="T97_15">that</text:span><text:span text:style-name="T97_16"><text:s/></text:span><text:span text:style-name="T97_17">is</text:span><text:span text:style-name="T97_18"><text:s/></text:span><text:span text:style-name="T97_19">now</text:span><text:span text:style-name="T97_20"><text:s/></text:span><text:span text:style-name="T97_21">passed</text:span><text:span text:style-name="T97_22"><text:s/></text:span><text:span text:style-name="T97_23">down</text:span><text:span text:style-name="T97_24"><text:s/></text:span><text:span text:style-name="T97_25">to</text:span><text:span text:style-name="T97_26"><text:s/></text:span><text:span text:style-name="T97_27">the</text:span><text:span text:style-name="T97_28"><text:s/></text:span><text:span text:style-name="T97_29">PHY</text:span><text:span text:style-name="T97_30"><text:s/></text:span><text:span text:style-name="T97_31">procedure</text:span><text:span text:style-name="T97_32">.<text:s/></text:span><text:span text:style-name="T97_33">The</text:span><text:span text:style-name="T97_34"><text:s/></text:span><text:span text:style-name="T97_35">subnet</text:span><text:span text:style-name="T97_36"><text:s/></text:span><text:span text:style-name="T97_37">is</text:span><text:span text:style-name="T97_38"><text:s/></text:span><text:span text:style-name="T97_39">used</text:span><text:span text:style-name="T97_40"><text:s/></text:span><text:span text:style-name="T97_41">to</text:span><text:span text:style-name="T97_42"><text:s/></text:span><text:span text:style-name="T97_43">filter</text:span><text:span text:style-name="T97_44"><text:s/></text:span><text:span text:style-name="T97_45">incoming</text:span><text:span text:style-name="T97_46"><text:s/></text:span><text:span text:style-name="T97_47">packets</text:span><text:span text:style-name="T97_48">.</text:span></text:p>
      <text:p text:style-name="P98"/>
      <text:h text:style-name="P99" text:outline-level="10"><text:bookmark-start text:name="h.1tf90h2x6wcj"/><text:bookmark-end text:name="h.1tf90h2x6wcj"/><text:span text:style-name="T99_1">Functions</text:span></text:h>
      <text:p text:style-name="P100"/>
      <text:p text:style-name="P101"><text:span text:style-name="T101_1">The</text:span><text:span text:style-name="T101_2"><text:s/></text:span><text:span text:style-name="T101_3">DATA</text:span><text:span text:style-name="T101_4"><text:s/></text:span><text:span text:style-name="T101_5">offers</text:span><text:span text:style-name="T101_6"><text:s/></text:span><text:span text:style-name="T101_7">functions</text:span><text:span text:style-name="T101_8"><text:s/></text:span><text:span text:style-name="T101_9">to</text:span><text:span text:style-name="T101_10"><text:s/></text:span><text:span text:style-name="T101_11">configure</text:span><text:span text:style-name="T101_12"><text:s/></text:span><text:span text:style-name="T101_13">the</text:span><text:span text:style-name="T101_14"><text:s/></text:span><text:span text:style-name="T101_15">user</text:span><text:span text:style-name="T101_16"><text:s/></text:span><text:span text:style-name="T101_17">address</text:span><text:span text:style-name="T101_18">,<text:s/></text:span><text:span text:style-name="T101_19">but</text:span><text:span text:style-name="T101_20"><text:s/></text:span><text:span text:style-name="T101_21">here</text:span><text:span text:style-name="T101_22"><text:s/></text:span><text:span text:style-name="T101_23">will</text:span><text:span text:style-name="T101_24"><text:s/></text:span><text:span text:style-name="T101_25">be</text:span><text:span text:style-name="T101_26"><text:s/></text:span><text:span text:style-name="T101_27">only</text:span><text:span text:style-name="T101_28"><text:s/></text:span><text:span text:style-name="T101_29">described</text:span><text:span text:style-name="T101_30"><text:s/></text:span><text:span text:style-name="T101_31">the</text:span><text:span text:style-name="T101_32"><text:s/></text:span><text:span text:style-name="T101_33">ones</text:span><text:span text:style-name="T101_34"><text:s/></text:span><text:span text:style-name="T101_35">that</text:span><text:span text:style-name="T101_36"><text:s/></text:span><text:span text:style-name="T101_37">will</text:span><text:span text:style-name="T101_38"><text:s/></text:span><text:span text:style-name="T101_39">be</text:span><text:span text:style-name="T101_40"><text:s/></text:span><text:span text:style-name="T101_41">used</text:span><text:span text:style-name="T101_42"><text:s/></text:span><text:span text:style-name="T101_43">in</text:span><text:span text:style-name="T101_44"><text:s/></text:span><text:span text:style-name="T101_45">procedures</text:span><text:span text:style-name="T101_46">.</text:span></text:p>
      <text:p text:style-name="P102"/>
      <text:h text:style-name="P103" text:outline-level="10"><text:bookmark-start text:name="h.ppb46pxt562m"/><text:bookmark-end text:name="h.ppb46pxt562m"/><text:span text:style-name="T103_1">void</text:span><text:span text:style-name="T103_2"><text:s/></text:span><text:span text:style-name="T103_3">data</text:span><text:span text:style-name="T103_4">_</text:span><text:span text:style-name="T103_5">proc</text:span><text:span text:style-name="T103_6">_</text:span><text:span text:style-name="T103_7">start</text:span><text:span text:style-name="T103_8">()</text:span></text:h>
      <text:p text:style-name="P104"><text:span text:style-name="T104_1">This</text:span><text:span text:style-name="T104_2"><text:s/></text:span><text:span text:style-name="T104_3">function</text:span><text:span text:style-name="T104_4"><text:s/></text:span><text:span text:style-name="T104_5">starts</text:span><text:span text:style-name="T104_6"><text:s/></text:span><text:span text:style-name="T104_7">a</text:span><text:span text:style-name="T104_8"><text:s/></text:span><text:span text:style-name="T104_9">DATA</text:span><text:span text:style-name="T104_10"><text:s/></text:span><text:span text:style-name="T104_11">procedure</text:span><text:span text:style-name="T104_12">.<text:s/></text:span><text:span text:style-name="T104_13">It</text:span><text:span text:style-name="T104_14"><text:s/></text:span><text:span text:style-name="T104_15">calls</text:span><text:span text:style-name="T104_16"><text:s/></text:span><text:span text:style-name="T104_17">phy</text:span><text:span text:style-name="T104_18">_</text:span><text:span text:style-name="T104_19">proc</text:span><text:span text:style-name="T104_20">_</text:span><text:span text:style-name="T104_21">start</text:span><text:span text:style-name="T104_22">(),<text:s/></text:span><text:span text:style-name="T104_23">so</text:span><text:span text:style-name="T104_24"><text:s/></text:span><text:span text:style-name="T104_25">no</text:span><text:span text:style-name="T104_26"><text:s/></text:span><text:span text:style-name="T104_27">need</text:span><text:span text:style-name="T104_28"><text:s/></text:span><text:span text:style-name="T104_29">to</text:span><text:span text:style-name="T104_30"><text:s/></text:span><text:span text:style-name="T104_31">start</text:span><text:span text:style-name="T104_32"><text:s/></text:span><text:span text:style-name="T104_33">a</text:span><text:span text:style-name="T104_34"><text:s/></text:span><text:span text:style-name="T104_35">PHY</text:span><text:span text:style-name="T104_36"><text:s/></text:span><text:span text:style-name="T104_37">procedure</text:span><text:span text:style-name="T104_38"><text:s/></text:span><text:span text:style-name="T104_39">within</text:span><text:span text:style-name="T104_40"><text:s/></text:span><text:span text:style-name="T104_41">a</text:span><text:span text:style-name="T104_42"><text:s/></text:span><text:span text:style-name="T104_43">DATA</text:span><text:span text:style-name="T104_44">.</text:span></text:p>
      <text:p text:style-name="P105"/>
      <text:h text:style-name="P106" text:outline-level="10"><text:bookmark-start text:name="h.p0mmf247kh3t"/><text:bookmark-end text:name="h.p0mmf247kh3t"/><text:span text:style-name="T106_1">void</text:span><text:span text:style-name="T106_2"><text:s/></text:span><text:span text:style-name="T106_3">data</text:span><text:span text:style-name="T106_4">_</text:span><text:span text:style-name="T106_5">proc</text:span><text:span text:style-name="T106_6">_</text:span><text:span text:style-name="T106_7">finish</text:span><text:span text:style-name="T106_8">()</text:span></text:h>
      <text:p text:style-name="P107"><text:span text:style-name="T107_1">same</text:span><text:span text:style-name="T107_2"><text:s/></text:span><text:span text:style-name="T107_3">as</text:span><text:span text:style-name="T107_4"><text:s/></text:span><text:span text:style-name="T107_5">above</text:span></text:p>
      <text:p text:style-name="P108"/>
      <text:h text:style-name="P109" text:outline-level="10"><text:bookmark-start text:name="h.8i35hrq55kfh"/><text:bookmark-end text:name="h.8i35hrq55kfh"/><text:span text:style-name="T109_1">int</text:span><text:span text:style-name="T109_2"><text:s/></text:span><text:span text:style-name="T109_3">data</text:span><text:span text:style-name="T109_4">_</text:span><text:span text:style-name="T109_5">add</text:span><text:span text:style-name="T109_6">_</text:span><text:span text:style-name="T109_7">frame</text:span><text:span text:style-name="T109_8">()</text:span></text:h>
      <text:p text:style-name="P110"><text:span text:style-name="T110_1">same</text:span><text:span text:style-name="T110_2"><text:s/></text:span><text:span text:style-name="T110_3">as</text:span><text:span text:style-name="T110_4"><text:s/></text:span><text:span text:style-name="T110_5">above</text:span></text:p>
      <text:p text:style-name="P111"/>
      <text:h text:style-name="P112" text:outline-level="10"><text:bookmark-start text:name="h.ixyfpi8labm6"/><text:bookmark-end text:name="h.ixyfpi8labm6"/><text:span text:style-name="T112_1">int</text:span><text:span text:style-name="T112_2"><text:s/></text:span><text:span text:style-name="T112_3">data</text:span><text:span text:style-name="T112_4">_</text:span><text:span text:style-name="T112_5">get</text:span><text:span text:style-name="T112_6">_</text:span><text:span text:style-name="T112_7">frame</text:span><text:span text:style-name="T112_8">()</text:span></text:h>
      <text:p text:style-name="P113"><text:span text:style-name="T113_1">same</text:span><text:span text:style-name="T113_2"><text:s/></text:span><text:span text:style-name="T113_3">as</text:span><text:span text:style-name="T113_4"><text:s/></text:span><text:span text:style-name="T113_5">above</text:span></text:p>
      <text:p text:style-name="P114"/>
      <text:h text:style-name="P115" text:outline-level="10"><text:bookmark-start text:name="h.a1th5lt5akp3"/><text:bookmark-end text:name="h.a1th5lt5akp3"/><text:span text:style-name="T115_1">void</text:span><text:span text:style-name="T115_2"><text:s/></text:span><text:span text:style-name="T115_3">data</text:span><text:span text:style-name="T115_4">_</text:span><text:span text:style-name="T115_5">proc</text:span><text:span text:style-name="T115_6">_</text:span><text:span text:style-name="T115_7">config</text:span><text:span text:style-name="T115_8">()</text:span></text:h>
      <text:p text:style-name="P116"><text:span text:style-name="T116_1">same</text:span><text:span text:style-name="T116_2"><text:s/></text:span><text:span text:style-name="T116_3">as</text:span><text:span text:style-name="T116_4"><text:s/></text:span><text:span text:style-name="T116_5">above</text:span><text:span text:style-name="T116_6">,<text:s/></text:span><text:span text:style-name="T116_7">but</text:span><text:span text:style-name="T116_8"><text:s/></text:span><text:span text:style-name="T116_9">also</text:span><text:span text:style-name="T116_10"><text:s/></text:span><text:span text:style-name="T116_11">deals</text:span><text:span text:style-name="T116_12"><text:s/></text:span><text:span text:style-name="T116_13">with</text:span><text:span text:style-name="T116_14"><text:s/></text:span><text:span text:style-name="T116_15">some</text:span><text:span text:style-name="T116_16"><text:s/></text:span><text:span text:style-name="T116_17">parameters</text:span><text:span text:style-name="T116_18"><text:s/></text:span><text:span text:style-name="T116_19">that</text:span><text:span text:style-name="T116_20"><text:s/></text:span><text:span text:style-name="T116_21">remains</text:span><text:span text:style-name="T116_22"><text:s/></text:span><text:span text:style-name="T116_23">in</text:span><text:span text:style-name="T116_24"><text:s/></text:span><text:span text:style-name="T116_25">the</text:span><text:span text:style-name="T116_26"><text:s/></text:span><text:span text:style-name="T116_27">DATA</text:span><text:span text:style-name="T116_28"><text:s/></text:span><text:span text:style-name="T116_29">layer</text:span><text:span text:style-name="T116_30">.</text:span></text:p>
      <text:p text:style-name="P117"/>
      <text:h text:style-name="P118" text:outline-level="10"><text:bookmark-start text:name="h.w7aquhntxl19"/><text:bookmark-end text:name="h.w7aquhntxl19"/><text:span text:style-name="T118_1">int</text:span><text:span text:style-name="T118_2"><text:s/></text:span><text:span text:style-name="T118_3">data</text:span><text:span text:style-name="T118_4">_</text:span><text:span text:style-name="T118_5">guard</text:span><text:span text:style-name="T118_6">_</text:span><text:span text:style-name="T118_7">break</text:span><text:span text:style-name="T118_8">(</text:span><text:span text:style-name="T118_9">d</text:span><text:span text:style-name="T118_10">7_</text:span><text:span text:style-name="T118_11">ti</text:span><text:span text:style-name="T118_12"><text:s/></text:span><text:span text:style-name="T118_13">time</text:span><text:span text:style-name="T118_14">)</text:span></text:h>
      <text:p text:style-name="P119"><text:span text:style-name="T119_1">DASH</text:span><text:span text:style-name="T119_2">7<text:s/></text:span><text:span text:style-name="T119_3">specifies</text:span><text:span text:style-name="T119_4"><text:s/></text:span><text:span text:style-name="T119_5">a</text:span><text:span text:style-name="T119_6"><text:s/></text:span><text:span text:style-name="T119_7">guard</text:span><text:span text:style-name="T119_8"><text:s/></text:span><text:span text:style-name="T119_9">time</text:span><text:span text:style-name="T119_10"><text:s/></text:span><text:span text:style-name="T119_11">before</text:span><text:span text:style-name="T119_12"><text:s/></text:span><text:span text:style-name="T119_13">sending</text:span><text:span text:style-name="T119_14"><text:s/></text:span><text:span text:style-name="T119_15">packages</text:span><text:span text:style-name="T119_16"><text:s/>(</text:span><text:span text:style-name="T119_17">draft</text:span><text:span text:style-name="T119_18"><text:s/></text:span><text:span text:style-name="T119_19">p</text:span><text:span text:style-name="T119_20">27),<text:s/></text:span><text:span text:style-name="T119_21">this</text:span><text:span text:style-name="T119_22"><text:s/></text:span><text:span text:style-name="T119_23">function</text:span><text:span text:style-name="T119_24"><text:s/></text:span><text:span text:style-name="T119_25">tries</text:span><text:span text:style-name="T119_26"><text:s/></text:span><text:span text:style-name="T119_27">to</text:span><text:span text:style-name="T119_28"><text:s/>(</text:span><text:span text:style-name="T119_29">within</text:span><text:span text:style-name="T119_30"><text:s/></text:span><text:span text:style-name="T119_31">the</text:span><text:span text:style-name="T119_32"><text:s/></text:span><text:span text:style-name="T119_33">timeout</text:span><text:span text:style-name="T119_34">)<text:s/></text:span><text:span text:style-name="T119_35">wait</text:span><text:span text:style-name="T119_36"><text:s/></text:span><text:span text:style-name="T119_37">until</text:span><text:span text:style-name="T119_38"><text:s/></text:span><text:span text:style-name="T119_39">it</text:span><text:span text:style-name="T119_40">'</text:span><text:span text:style-name="T119_41">s</text:span><text:span text:style-name="T119_42"><text:s/></text:span><text:span text:style-name="T119_43">sure</text:span><text:span text:style-name="T119_44"><text:s/></text:span><text:span text:style-name="T119_45">that</text:span><text:span text:style-name="T119_46"><text:s/></text:span><text:span text:style-name="T119_47">the</text:span><text:span text:style-name="T119_48"><text:s/></text:span><text:span text:style-name="T119_49">channel</text:span><text:span text:style-name="T119_50"><text:s/></text:span><text:span text:style-name="T119_51">is</text:span><text:span text:style-name="T119_52"><text:s/></text:span><text:span text:style-name="T119_53">not</text:span><text:span text:style-name="T119_54"><text:s/></text:span><text:span text:style-name="T119_55">guarded</text:span><text:span text:style-name="T119_56"><text:s/></text:span><text:span text:style-name="T119_57">anymore</text:span><text:span text:style-name="T119_58">.</text:span></text:p>
      <text:p text:style-name="P120"><text:span text:style-name="T120_1">This</text:span><text:span text:style-name="T120_2"><text:s/></text:span><text:span text:style-name="T120_3">function</text:span><text:span text:style-name="T120_4"><text:s/></text:span><text:span text:style-name="T120_5">should</text:span><text:span text:style-name="T120_6"><text:s/></text:span><text:span text:style-name="T120_7">not</text:span><text:span text:style-name="T120_8"><text:s/></text:span><text:span text:style-name="T120_9">be</text:span><text:span text:style-name="T120_10"><text:s/></text:span><text:span text:style-name="T120_11">used</text:span><text:span text:style-name="T120_12"><text:s/></text:span><text:span text:style-name="T120_13">directly</text:span><text:span text:style-name="T120_14">,<text:s/></text:span><text:span text:style-name="T120_15">it</text:span><text:span text:style-name="T120_16"><text:s/></text:span><text:span text:style-name="T120_17">was</text:span><text:span text:style-name="T120_18"><text:s/></text:span><text:span text:style-name="T120_19">made</text:span><text:span text:style-name="T120_20"><text:s/></text:span><text:span text:style-name="T120_21">to</text:span><text:span text:style-name="T120_22"><text:s/></text:span><text:span text:style-name="T120_23">be</text:span><text:span text:style-name="T120_24"><text:s/></text:span><text:span text:style-name="T120_25">used</text:span><text:span text:style-name="T120_26"><text:s/></text:span><text:span text:style-name="T120_27">within</text:span><text:span text:style-name="T120_28"><text:s/></text:span><text:span text:style-name="T120_29">data</text:span><text:span text:style-name="T120_30">_</text:span><text:span text:style-name="T120_31">send</text:span><text:span text:style-name="T120_32">_</text:span><text:span text:style-name="T120_33">packet</text:span><text:span text:style-name="T120_34">().</text:span></text:p>
      <text:p text:style-name="P121"/>
      <text:h text:style-name="P122" text:outline-level="10"><text:bookmark-start text:name="h.vza2ohp21pua"/><text:bookmark-end text:name="h.vza2ohp21pua"/><text:span text:style-name="T122_1">int</text:span><text:span text:style-name="T122_2"><text:s/></text:span><text:span text:style-name="T122_3">data</text:span><text:span text:style-name="T122_4">_</text:span><text:span text:style-name="T122_5">csma</text:span><text:span text:style-name="T122_6">(</text:span><text:span text:style-name="T122_7">d</text:span><text:span text:style-name="T122_8">7_</text:span><text:span text:style-name="T122_9">ti</text:span><text:span text:style-name="T122_10"><text:s/></text:span><text:span text:style-name="T122_11">time</text:span><text:span text:style-name="T122_12">)</text:span></text:h>
      <text:p text:style-name="P123"><text:span text:style-name="T123_1">Add</text:span><text:span text:style-name="T123_2"><text:s/></text:span><text:span text:style-name="T123_3">an</text:span><text:span text:style-name="T123_4"><text:s/></text:span><text:span text:style-name="T123_5">extra</text:span><text:span text:style-name="T123_6"><text:s/></text:span><text:span text:style-name="T123_7">random</text:span><text:span text:style-name="T123_8"><text:s/></text:span><text:span text:style-name="T123_9">time</text:span><text:span text:style-name="T123_10"><text:s/></text:span><text:span text:style-name="T123_11">before</text:span><text:span text:style-name="T123_12"><text:s/></text:span><text:span text:style-name="T123_13">start</text:span><text:span text:style-name="T123_14"><text:s/></text:span><text:span text:style-name="T123_15">sending</text:span><text:span text:style-name="T123_16"><text:s/></text:span><text:span text:style-name="T123_17">a</text:span><text:span text:style-name="T123_18"><text:s/></text:span><text:span text:style-name="T123_19">packet</text:span><text:span text:style-name="T123_20"><text:s/></text:span><text:span text:style-name="T123_21">in</text:span><text:span text:style-name="T123_22"><text:s/></text:span><text:span text:style-name="T123_23">a</text:span><text:span text:style-name="T123_24"><text:s/></text:span><text:span text:style-name="T123_25">channel</text:span><text:span text:style-name="T123_26">,<text:s/></text:span><text:span text:style-name="T123_27">this</text:span><text:span text:style-name="T123_28"><text:s/></text:span><text:span text:style-name="T123_29">is</text:span><text:span text:style-name="T123_30"><text:s/></text:span><text:span text:style-name="T123_31">also</text:span><text:span text:style-name="T123_32"><text:s/></text:span><text:span text:style-name="T123_33">only</text:span><text:span text:style-name="T123_34"><text:s/></text:span><text:span text:style-name="T123_35">used</text:span><text:span text:style-name="T123_36"><text:s/></text:span><text:span text:style-name="T123_37">within</text:span><text:span text:style-name="T123_38"><text:s/></text:span><text:span text:style-name="T123_39">data</text:span><text:span text:style-name="T123_40">_</text:span><text:span text:style-name="T123_41">send</text:span><text:span text:style-name="T123_42">_</text:span><text:span text:style-name="T123_43">packet</text:span><text:span text:style-name="T123_44">().</text:span></text:p>
      <text:p text:style-name="P124"/>
      <text:h text:style-name="P125" text:outline-level="10"><text:bookmark-start text:name="h.c7svv04pi4ts"/><text:bookmark-end text:name="h.c7svv04pi4ts"/><text:span text:style-name="T125_1">int</text:span><text:span text:style-name="T125_2"><text:s/></text:span><text:span text:style-name="T125_3">data</text:span><text:span text:style-name="T125_4">_</text:span><text:span text:style-name="T125_5">send</text:span><text:span text:style-name="T125_6">_</text:span><text:span text:style-name="T125_7">packet</text:span><text:span text:style-name="T125_8">()</text:span></text:h>
      <text:p text:style-name="P126"><text:span text:style-name="T126_1">Send</text:span><text:span text:style-name="T126_2"><text:s/></text:span><text:span text:style-name="T126_3">the</text:span><text:span text:style-name="T126_4"><text:s/></text:span><text:span text:style-name="T126_5">frames</text:span><text:span text:style-name="T126_6"><text:s/></text:span><text:span text:style-name="T126_7">that</text:span><text:span text:style-name="T126_8"><text:s/></text:span><text:span text:style-name="T126_9">were</text:span><text:span text:style-name="T126_10"><text:s/></text:span><text:span text:style-name="T126_11">passed</text:span><text:span text:style-name="T126_12"><text:s/></text:span><text:span text:style-name="T126_13">to</text:span><text:span text:style-name="T126_14"><text:s/></text:span><text:span text:style-name="T126_15">DATA</text:span><text:span text:style-name="T126_16"><text:s/></text:span><text:span text:style-name="T126_17">or</text:span><text:span text:style-name="T126_18"><text:s/></text:span><text:span text:style-name="T126_19">PHY</text:span><text:span text:style-name="T126_20">.<text:s/></text:span><text:span text:style-name="T126_21">This</text:span><text:span text:style-name="T126_22"><text:s/></text:span><text:span text:style-name="T126_23">functions</text:span><text:span text:style-name="T126_24"><text:s/></text:span><text:span text:style-name="T126_25">calls</text:span><text:span text:style-name="T126_26"><text:s/></text:span><text:span text:style-name="T126_27">phy</text:span><text:span text:style-name="T126_28">_</text:span><text:span text:style-name="T126_29">send</text:span><text:span text:style-name="T126_30">_</text:span><text:span text:style-name="T126_31">packet</text:span><text:span text:style-name="T126_32">(),<text:s/></text:span><text:span text:style-name="T126_33">but</text:span><text:span text:style-name="T126_34"><text:s/></text:span><text:span text:style-name="T126_35">before</text:span><text:span text:style-name="T126_36"><text:s/></text:span><text:span text:style-name="T126_37">it</text:span><text:span text:style-name="T126_38"><text:s/></text:span><text:span text:style-name="T126_39">does</text:span><text:span text:style-name="T126_40"><text:s/></text:span><text:span text:style-name="T126_41">it</text:span><text:span text:style-name="T126_42">,<text:s/></text:span><text:span text:style-name="T126_43">it</text:span><text:span text:style-name="T126_44"><text:s/></text:span><text:span text:style-name="T126_45">respect</text:span><text:span text:style-name="T126_46"><text:s/></text:span><text:span text:style-name="T126_47">the</text:span><text:span text:style-name="T126_48"><text:s/></text:span><text:span text:style-name="T126_49">channel</text:span><text:span text:style-name="T126_50"><text:s/></text:span><text:span text:style-name="T126_51">guarding</text:span><text:span text:style-name="T126_52"><text:s/></text:span><text:span text:style-name="T126_53">and</text:span><text:span text:style-name="T126_54"><text:s/></text:span><text:span text:style-name="T126_55">the</text:span><text:span text:style-name="T126_56"><text:s/></text:span><text:span text:style-name="T126_57">csma</text:span></text:p>
      <text:p text:style-name="P127"/>
      <text:h text:style-name="P128" text:outline-level="10"><text:bookmark-start text:name="h.4yojv63gm8us"/><text:bookmark-end text:name="h.4yojv63gm8us"/><text:span text:style-name="T128_1">int</text:span><text:span text:style-name="T128_2"><text:s/></text:span><text:span text:style-name="T128_3">data</text:span><text:span text:style-name="T128_4">_</text:span><text:span text:style-name="T128_5">send</text:span><text:span text:style-name="T128_6">_</text:span><text:span text:style-name="T128_7">packet</text:span><text:span text:style-name="T128_8">_</text:span><text:span text:style-name="T128_9">protected</text:span><text:span text:style-name="T128_10">()</text:span></text:h>
      <text:p text:style-name="P129"><text:span text:style-name="T129_1">This</text:span><text:span text:style-name="T129_2"><text:s/></text:span><text:span text:style-name="T129_3">is</text:span><text:span text:style-name="T129_4"><text:s/></text:span><text:span text:style-name="T129_5">a</text:span><text:span text:style-name="T129_6"><text:s/></text:span><text:span text:style-name="T129_7">macro</text:span><text:span text:style-name="T129_8"><text:s/></text:span><text:span text:style-name="T129_9">to</text:span><text:span text:style-name="T129_10"><text:s/></text:span><text:span text:style-name="T129_11">phy</text:span><text:span text:style-name="T129_12">_</text:span><text:span text:style-name="T129_13">send</text:span><text:span text:style-name="T129_14">_</text:span><text:span text:style-name="T129_15">packet</text:span><text:span text:style-name="T129_16">().<text:s/></text:span><text:span text:style-name="T129_17">This</text:span><text:span text:style-name="T129_18"><text:s/></text:span><text:span text:style-name="T129_19">function</text:span><text:span text:style-name="T129_20"><text:s/></text:span><text:span text:style-name="T129_21">must</text:span><text:span text:style-name="T129_22"><text:s/></text:span><text:span text:style-name="T129_23">be</text:span><text:span text:style-name="T129_24"><text:s/></text:span><text:span text:style-name="T129_25">called</text:span><text:span text:style-name="T129_26"><text:s/></text:span><text:span text:style-name="T129_27">when</text:span><text:span text:style-name="T129_28"><text:s/></text:span><text:span text:style-name="T129_29">the</text:span><text:span text:style-name="T129_30"><text:s/></text:span><text:span text:style-name="T129_31">user</text:span><text:span text:style-name="T129_32"><text:s/></text:span><text:span text:style-name="T129_33">is</text:span><text:span text:style-name="T129_34"><text:s/></text:span><text:span text:style-name="T129_35">sure</text:span><text:span text:style-name="T129_36"><text:s/></text:span><text:span text:style-name="T129_37">that</text:span><text:span text:style-name="T129_38"><text:s/></text:span><text:span text:style-name="T129_39">the</text:span><text:span text:style-name="T129_40"><text:s/></text:span><text:span text:style-name="T129_41">channel</text:span><text:span text:style-name="T129_42"><text:s/></text:span><text:span text:style-name="T129_43">is</text:span><text:span text:style-name="T129_44"><text:s/></text:span><text:span text:style-name="T129_45">already</text:span><text:span text:style-name="T129_46"><text:s/></text:span><text:span text:style-name="T129_47">guarded</text:span><text:span text:style-name="T129_48"><text:s/></text:span><text:span text:style-name="T129_49">for</text:span><text:span text:style-name="T129_50"><text:s/></text:span><text:span text:style-name="T129_51">him</text:span><text:span text:style-name="T129_52">,<text:s/></text:span><text:span text:style-name="T129_53">so</text:span><text:span text:style-name="T129_54"><text:s/></text:span><text:span text:style-name="T129_55">there</text:span><text:span text:style-name="T129_56"><text:s/></text:span><text:span text:style-name="T129_57">is</text:span><text:span text:style-name="T129_58"><text:s/></text:span><text:span text:style-name="T129_59">no</text:span><text:span text:style-name="T129_60"><text:s/></text:span><text:span text:style-name="T129_61">need</text:span><text:span text:style-name="T129_62"><text:s/></text:span><text:span text:style-name="T129_63">to</text:span><text:span text:style-name="T129_64"><text:s/></text:span><text:span text:style-name="T129_65">try</text:span><text:span text:style-name="T129_66"><text:s/></text:span><text:span text:style-name="T129_67">to</text:span><text:span text:style-name="T129_68"><text:s/></text:span><text:span text:style-name="T129_69">do</text:span><text:span text:style-name="T129_70"><text:s/></text:span><text:span text:style-name="T129_71">CSMA</text:span><text:span text:style-name="T129_72"><text:s/></text:span><text:span text:style-name="T129_73">or</text:span><text:span text:style-name="T129_74"><text:s/></text:span><text:span text:style-name="T129_75">break</text:span><text:span text:style-name="T129_76"><text:s/></text:span><text:span text:style-name="T129_77">a</text:span><text:span text:style-name="T129_78"><text:s/></text:span><text:span text:style-name="T129_79">channel</text:span><text:span text:style-name="T129_80"><text:s/></text:span><text:span text:style-name="T129_81">guard</text:span><text:span text:style-name="T129_82">.</text:span></text:p>
      <text:p text:style-name="P130"/>
      <text:h text:style-name="P131" text:outline-level="10"><text:bookmark-start text:name="h.subf7c5k3auw"/><text:bookmark-end text:name="h.subf7c5k3auw"/><text:span text:style-name="T131_1">int</text:span><text:span text:style-name="T131_2"><text:s/></text:span><text:span text:style-name="T131_3">data</text:span><text:span text:style-name="T131_4">_</text:span><text:span text:style-name="T131_5">listen</text:span><text:span text:style-name="T131_6">()</text:span></text:h>
      <text:p text:style-name="P132"><text:span text:style-name="T132_1">Uses</text:span><text:span text:style-name="T132_2"><text:s/></text:span><text:span text:style-name="T132_3">phy</text:span><text:span text:style-name="T132_4">_</text:span><text:span text:style-name="T132_5">receive</text:span><text:span text:style-name="T132_6">_</text:span><text:span text:style-name="T132_7">packet</text:span><text:span text:style-name="T132_8">().<text:s/></text:span><text:span text:style-name="T132_9">The</text:span><text:span text:style-name="T132_10"><text:s/></text:span><text:span text:style-name="T132_11">difference</text:span><text:span text:style-name="T132_12"><text:s/></text:span><text:span text:style-name="T132_13">is</text:span><text:span text:style-name="T132_14"><text:s/></text:span><text:span text:style-name="T132_15">that</text:span><text:span text:style-name="T132_16"><text:s/></text:span><text:span text:style-name="T132_17">no</text:span><text:span text:style-name="T132_18"><text:s/></text:span><text:span text:style-name="T132_19">timeout</text:span><text:span text:style-name="T132_20"><text:s/></text:span><text:span text:style-name="T132_21">is</text:span><text:span text:style-name="T132_22"><text:s/></text:span><text:span text:style-name="T132_23">specified</text:span><text:span text:style-name="T132_24"><text:s/></text:span><text:span text:style-name="T132_25">directly</text:span><text:span text:style-name="T132_26"><text:s/></text:span><text:span text:style-name="T132_27">since</text:span><text:span text:style-name="T132_28"><text:s/></text:span><text:span text:style-name="T132_29">they</text:span><text:span text:style-name="T132_30"><text:s/></text:span><text:span text:style-name="T132_31">are</text:span><text:span text:style-name="T132_32"><text:s/></text:span><text:span text:style-name="T132_33">configured</text:span><text:span text:style-name="T132_34"><text:s/></text:span><text:span text:style-name="T132_35">by</text:span><text:span text:style-name="T132_36"><text:s/></text:span><text:span text:style-name="T132_37">Tbsd</text:span><text:span text:style-name="T132_38"><text:s/></text:span><text:span text:style-name="T132_39">and</text:span><text:span text:style-name="T132_40"><text:s/></text:span><text:span text:style-name="T132_41">Tfsd</text:span><text:span text:style-name="T132_42">.<text:s/></text:span><text:span text:style-name="T132_43">It</text:span><text:span text:style-name="T132_44"><text:s/></text:span><text:span text:style-name="T132_45">will</text:span><text:span text:style-name="T132_46"><text:s/></text:span><text:span text:style-name="T132_47">also</text:span><text:span text:style-name="T132_48"><text:s/></text:span><text:span text:style-name="T132_49">handle</text:span><text:span text:style-name="T132_50"><text:s/></text:span><text:span text:style-name="T132_51">background</text:span><text:span text:style-name="T132_52"><text:s/></text:span><text:span text:style-name="T132_53">and</text:span><text:span text:style-name="T132_54"><text:s/></text:span><text:span text:style-name="T132_55">foreground</text:span><text:span text:style-name="T132_56"><text:s/></text:span><text:span text:style-name="T132_57">frame</text:span><text:span text:style-name="T132_58"><text:s/></text:span><text:span text:style-name="T132_59">as</text:span><text:span text:style-name="T132_60"><text:s/></text:span><text:span text:style-name="T132_61">specified</text:span><text:span text:style-name="T132_62"><text:s/></text:span><text:span text:style-name="T132_63">by</text:span><text:span text:style-name="T132_64"><text:s/></text:span><text:span text:style-name="T132_65">the</text:span><text:span text:style-name="T132_66"><text:s/></text:span><text:span text:style-name="T132_67">specification</text:span><text:span text:style-name="T132_68"><text:s/>(</text:span><text:span text:style-name="T132_69">the</text:span><text:span text:style-name="T132_70"><text:s/></text:span><text:span text:style-name="T132_71">Tbsd</text:span><text:span text:style-name="T132_72"><text:s/></text:span><text:span text:style-name="T132_73">only</text:span><text:span text:style-name="T132_74"><text:s/></text:span><text:span text:style-name="T132_75">starts</text:span><text:span text:style-name="T132_76"><text:s/></text:span><text:span text:style-name="T132_77">if</text:span><text:span text:style-name="T132_78"><text:s/></text:span><text:span text:style-name="T132_79">in</text:span><text:span text:style-name="T132_80"><text:s/></text:span><text:span text:style-name="T132_81">the</text:span><text:span text:style-name="T132_82"><text:s/></text:span><text:span text:style-name="T132_83">moment</text:span><text:span text:style-name="T132_84"><text:s/></text:span><text:span text:style-name="T132_85">the</text:span><text:span text:style-name="T132_86"><text:s/></text:span><text:span text:style-name="T132_87">scan</text:span><text:span text:style-name="T132_88"><text:s/></text:span><text:span text:style-name="T132_89">starts</text:span><text:span text:style-name="T132_90"><text:s/></text:span><text:span text:style-name="T132_91">the</text:span><text:span text:style-name="T132_92"><text:s/></text:span><text:span text:style-name="T132_93">channel</text:span><text:span text:style-name="T132_94"><text:s/></text:span><text:span text:style-name="T132_95">was</text:span><text:span text:style-name="T132_96"><text:s/></text:span><text:span text:style-name="T132_97">already</text:span><text:span text:style-name="T132_98"><text:s/></text:span><text:span text:style-name="T132_99">over</text:span><text:span text:style-name="T132_100"><text:s/></text:span><text:span text:style-name="T132_101">the</text:span><text:span text:style-name="T132_102"><text:s/></text:span><text:span text:style-name="T132_103">rssi</text:span><text:span text:style-name="T132_104"><text:s/></text:span><text:span text:style-name="T132_105">limit</text:span><text:span text:style-name="T132_106">).</text:span></text:p>
      <text:h text:style-name="P133" text:outline-level="10"><text:bookmark-start text:name="h.n55nxz2u6ubz"/><text:bookmark-end text:name="h.n55nxz2u6ubz"/><text:span text:style-name="T133_1">int</text:span><text:span text:style-name="T133_2"><text:s/></text:span><text:span text:style-name="T133_3">data</text:span><text:span text:style-name="T133_4">_</text:span><text:span text:style-name="T133_5">dialogue</text:span><text:span text:style-name="T133_6">(</text:span><text:span text:style-name="T133_7">systime</text:span><text:span text:style-name="T133_8">_</text:span><text:span text:style-name="T133_9">t</text:span><text:span text:style-name="T133_10"><text:s/></text:span><text:span text:style-name="T133_11">sended</text:span><text:span text:style-name="T133_12">,<text:s/></text:span><text:span text:style-name="T133_13">d</text:span><text:span text:style-name="T133_14">7_</text:span><text:span text:style-name="T133_15">ti</text:span><text:span text:style-name="T133_16"><text:s/></text:span><text:span text:style-name="T133_17">Tc</text:span><text:span text:style-name="T133_18">)</text:span></text:h>
      <text:p text:style-name="P134"><text:span text:style-name="T134_1">This</text:span><text:span text:style-name="T134_2"><text:s/></text:span><text:span text:style-name="T134_3">function</text:span><text:span text:style-name="T134_4"><text:s/></text:span><text:span text:style-name="T134_5">must</text:span><text:span text:style-name="T134_6"><text:s/></text:span><text:span text:style-name="T134_7">only</text:span><text:span text:style-name="T134_8"><text:s/></text:span><text:span text:style-name="T134_9">be</text:span><text:span text:style-name="T134_10"><text:s/></text:span><text:span text:style-name="T134_11">called</text:span><text:span text:style-name="T134_12"><text:s/></text:span><text:span text:style-name="T134_13">after</text:span><text:span text:style-name="T134_14"><text:s/></text:span><text:span text:style-name="T134_15">a</text:span><text:span text:style-name="T134_16"><text:s/></text:span><text:span text:style-name="T134_17">X</text:span><text:span text:style-name="T134_18">_</text:span><text:span text:style-name="T134_19">send</text:span><text:span text:style-name="T134_20">_</text:span><text:span text:style-name="T134_21">packet</text:span><text:span text:style-name="T134_22">().<text:s/></text:span><text:span text:style-name="T134_23">If</text:span><text:span text:style-name="T134_24"><text:s/></text:span><text:span text:style-name="T134_25">the</text:span><text:span text:style-name="T134_26"><text:s/></text:span><text:span text:style-name="T134_27">user</text:span><text:span text:style-name="T134_28"><text:s/></text:span><text:span text:style-name="T134_29">expect</text:span><text:span text:style-name="T134_30"><text:s/></text:span><text:span text:style-name="T134_31">an</text:span><text:span text:style-name="T134_32"><text:s/></text:span><text:span text:style-name="T134_33">answer</text:span><text:span text:style-name="T134_34"><text:s/></text:span><text:span text:style-name="T134_35">to</text:span><text:span text:style-name="T134_36"><text:s/></text:span><text:span text:style-name="T134_37">the</text:span><text:span text:style-name="T134_38"><text:s/></text:span><text:span text:style-name="T134_39">packet</text:span><text:span text:style-name="T134_40"><text:s/></text:span><text:span text:style-name="T134_41">it</text:span><text:span text:style-name="T134_42"><text:s/></text:span><text:span text:style-name="T134_43">sended</text:span><text:span text:style-name="T134_44">,<text:s/></text:span><text:span text:style-name="T134_45">he</text:span><text:span text:style-name="T134_46">/</text:span><text:span text:style-name="T134_47">she</text:span><text:span text:style-name="T134_48"><text:s/></text:span><text:span text:style-name="T134_49">must</text:span><text:span text:style-name="T134_50"><text:s/></text:span><text:span text:style-name="T134_51">call</text:span><text:span text:style-name="T134_52"><text:s/></text:span><text:span text:style-name="T134_53">this</text:span><text:span text:style-name="T134_54"><text:s/></text:span><text:span text:style-name="T134_55">function</text:span><text:span text:style-name="T134_56"><text:s/></text:span><text:span text:style-name="T134_57">after</text:span><text:span text:style-name="T134_58"><text:s/></text:span><text:span text:style-name="T134_59">having</text:span><text:span text:style-name="T134_60"><text:s/></text:span><text:span text:style-name="T134_61">send</text:span><text:span text:style-name="T134_62"><text:s/></text:span><text:span text:style-name="T134_63">its</text:span><text:span text:style-name="T134_64"><text:s/></text:span><text:span text:style-name="T134_65">packet</text:span><text:span text:style-name="T134_66"><text:s/></text:span><text:span text:style-name="T134_67">but</text:span><text:span text:style-name="T134_68"><text:s/></text:span><text:span text:style-name="T134_69">still</text:span><text:span text:style-name="T134_70"><text:s/></text:span><text:span text:style-name="T134_71">within</text:span><text:span text:style-name="T134_72"><text:s/></text:span><text:span text:style-name="T134_73">the</text:span><text:span text:style-name="T134_74"><text:s/></text:span><text:span text:style-name="T134_75">procedure</text:span><text:span text:style-name="T134_76">.<text:s/></text:span><text:span text:style-name="T134_77">What</text:span><text:span text:style-name="T134_78"><text:s/></text:span><text:span text:style-name="T134_79">this</text:span><text:span text:style-name="T134_80"><text:s/></text:span><text:span text:style-name="T134_81">function</text:span><text:span text:style-name="T134_82"><text:s/></text:span><text:span text:style-name="T134_83">does</text:span><text:span text:style-name="T134_84"><text:s/></text:span><text:span text:style-name="T134_85">is</text:span><text:span text:style-name="T134_86"><text:s/></text:span><text:span text:style-name="T134_87">wait</text:span><text:span text:style-name="T134_88"><text:s/></text:span><text:span text:style-name="T134_89">for</text:span><text:span text:style-name="T134_90"><text:s/></text:span><text:span text:style-name="T134_91">the</text:span><text:span text:style-name="T134_92"><text:s/></text:span><text:span text:style-name="T134_93">appropriate</text:span><text:span text:style-name="T134_94"><text:s/></text:span><text:span text:style-name="T134_95">time</text:span><text:span text:style-name="T134_96"><text:s/>(</text:span><text:span text:style-name="T134_97">specified</text:span><text:span text:style-name="T134_98"><text:s/></text:span><text:span text:style-name="T134_99">by</text:span><text:span text:style-name="T134_100"><text:s/></text:span><text:span text:style-name="T134_101">ti</text:span><text:span text:style-name="T134_102">)<text:s/></text:span><text:span text:style-name="T134_103">to</text:span><text:span text:style-name="T134_104"><text:s/></text:span><text:span text:style-name="T134_105">pass</text:span><text:span text:style-name="T134_106"><text:s/></text:span><text:span text:style-name="T134_107">after</text:span><text:span text:style-name="T134_108"><text:s/></text:span><text:span text:style-name="T134_109">the</text:span><text:span text:style-name="T134_110"><text:s/></text:span><text:span text:style-name="T134_111">time</text:span><text:span text:style-name="T134_112"><text:s/></text:span><text:span text:style-name="T134_113">when</text:span><text:span text:style-name="T134_114"><text:s/></text:span><text:span text:style-name="T134_115">the</text:span><text:span text:style-name="T134_116"><text:s/></text:span><text:span text:style-name="T134_117">packet</text:span><text:span text:style-name="T134_118"><text:s/></text:span><text:span text:style-name="T134_119">was</text:span><text:span text:style-name="T134_120"><text:s/></text:span><text:span text:style-name="T134_121">sended</text:span><text:span text:style-name="T134_122"><text:s/></text:span><text:span text:style-name="T134_123">in</text:span><text:span text:style-name="T134_124"><text:s/></text:span><text:span text:style-name="T134_125">order</text:span><text:span text:style-name="T134_126"><text:s/></text:span><text:span text:style-name="T134_127">to</text:span><text:span text:style-name="T134_128"><text:s/></text:span><text:span text:style-name="T134_129">minimize</text:span><text:span text:style-name="T134_130"><text:s/></text:span><text:span text:style-name="T134_131">the</text:span><text:span text:style-name="T134_132"><text:s/></text:span><text:span text:style-name="T134_133">listening</text:span><text:span text:style-name="T134_134"><text:s/></text:span><text:span text:style-name="T134_135">time</text:span><text:span text:style-name="T134_136">.<text:s/></text:span><text:span text:style-name="T134_137">After</text:span><text:span text:style-name="T134_138"><text:s/></text:span><text:span text:style-name="T134_139">Tc</text:span><text:span text:style-name="T134_140"><text:s/></text:span><text:span text:style-name="T134_141">has</text:span><text:span text:style-name="T134_142"><text:s/></text:span><text:span text:style-name="T134_143">passed</text:span><text:span text:style-name="T134_144">,<text:s/></text:span><text:span text:style-name="T134_145">the</text:span><text:span text:style-name="T134_146"><text:s/></text:span><text:span text:style-name="T134_147">procedure</text:span><text:span text:style-name="T134_148"><text:s/></text:span><text:span text:style-name="T134_149">will</text:span><text:span text:style-name="T134_150"><text:s/></text:span><text:span text:style-name="T134_151">listen</text:span><text:span text:style-name="T134_152"><text:s/></text:span><text:span text:style-name="T134_153">during</text:span><text:span text:style-name="T134_154"><text:s/></text:span><text:span text:style-name="T134_155">Tl</text:span><text:span text:style-name="T134_156"><text:s/>(</text:span><text:span text:style-name="T134_157">from</text:span><text:span text:style-name="T134_158"><text:s/></text:span><text:span text:style-name="T134_159">data</text:span><text:span text:style-name="T134_160">_</text:span><text:span text:style-name="T134_161">conf</text:span><text:span text:style-name="T134_162"><text:s/></text:span><text:span text:style-name="T134_163">global</text:span><text:span text:style-name="T134_164"><text:s/></text:span><text:span text:style-name="T134_165">variable</text:span><text:span text:style-name="T134_166">).</text:span></text:p>
      <text:p text:style-name="P135"><text:span text:style-name="T135_1">IMPORTANT</text:span><text:span text:style-name="T135_2">:<text:s/></text:span><text:span text:style-name="T135_3">It</text:span><text:span text:style-name="T135_4"><text:s/></text:span><text:span text:style-name="T135_5">is</text:span><text:span text:style-name="T135_6"><text:s/></text:span><text:span text:style-name="T135_7">still</text:span><text:span text:style-name="T135_8"><text:s/></text:span><text:span text:style-name="T135_9">up</text:span><text:span text:style-name="T135_10"><text:s/></text:span><text:span text:style-name="T135_11">to</text:span><text:span text:style-name="T135_12"><text:s/></text:span><text:span text:style-name="T135_13">the</text:span><text:span text:style-name="T135_14"><text:s/></text:span><text:span text:style-name="T135_15">user</text:span><text:span text:style-name="T135_16"><text:s/></text:span><text:span text:style-name="T135_17">to</text:span><text:span text:style-name="T135_18"><text:s/></text:span><text:span text:style-name="T135_19">set</text:span><text:span text:style-name="T135_20"><text:s/></text:span><text:span text:style-name="T135_21">the</text:span><text:span text:style-name="T135_22"><text:s/></text:span><text:span text:style-name="T135_23">flag</text:span><text:span text:style-name="T135_24"><text:s/></text:span><text:span text:style-name="T135_25">from</text:span><text:span text:style-name="T135_26"><text:s/></text:span><text:span text:style-name="T135_27">the</text:span><text:span text:style-name="T135_28"><text:s/></text:span><text:span text:style-name="T135_29">foreground</text:span><text:span text:style-name="T135_30"><text:s/></text:span><text:span text:style-name="T135_31">frame</text:span><text:span text:style-name="T135_32"><text:s/></text:span><text:span text:style-name="T135_33">that</text:span><text:span text:style-name="T135_34"><text:s/></text:span><text:span text:style-name="T135_35">will</text:span><text:span text:style-name="T135_36"><text:s/></text:span><text:span text:style-name="T135_37">specify</text:span><text:span text:style-name="T135_38"><text:s/></text:span><text:span text:style-name="T135_39">the</text:span><text:span text:style-name="T135_40"><text:s/></text:span><text:span text:style-name="T135_41">receiver</text:span><text:span text:style-name="T135_42"><text:s/></text:span><text:span text:style-name="T135_43">that</text:span><text:span text:style-name="T135_44"><text:s/></text:span><text:span text:style-name="T135_45">it</text:span><text:span text:style-name="T135_46"><text:s/></text:span><text:span text:style-name="T135_47">must</text:span><text:span text:style-name="T135_48"><text:s/></text:span><text:span text:style-name="T135_49">answer</text:span><text:span text:style-name="T135_50"><text:s/></text:span><text:span text:style-name="T135_51">the</text:span><text:span text:style-name="T135_52"><text:s/></text:span><text:span text:style-name="T135_53">frame</text:span><text:span text:style-name="T135_54">,<text:s/></text:span><text:span text:style-name="T135_55">this</text:span><text:span text:style-name="T135_56"><text:s/></text:span><text:span text:style-name="T135_57">is</text:span><text:span text:style-name="T135_58"><text:s/></text:span><text:span text:style-name="T135_59">not</text:span><text:span text:style-name="T135_60"><text:s/></text:span><text:span text:style-name="T135_61">done</text:span><text:span text:style-name="T135_62"><text:s/></text:span><text:span text:style-name="T135_63">automatically</text:span><text:span text:style-name="T135_64">.</text:span></text:p>
      <text:p text:style-name="P136"/>
      <text:h text:style-name="P137" text:outline-level="10"><text:bookmark-start text:name="h.1pj33vosxjbe"/><text:bookmark-end text:name="h.1pj33vosxjbe"/><text:span text:style-name="T137_1">int</text:span><text:span text:style-name="T137_2"><text:s/></text:span><text:span text:style-name="T137_3">data</text:span><text:span text:style-name="T137_4">_</text:span><text:span text:style-name="T137_5">answer</text:span><text:span text:style-name="T137_6">_</text:span><text:span text:style-name="T137_7">time</text:span><text:span text:style-name="T137_8">(</text:span><text:span text:style-name="T137_9">systime</text:span><text:span text:style-name="T137_10">_</text:span><text:span text:style-name="T137_11">t</text:span><text:span text:style-name="T137_12"><text:s/></text:span><text:span text:style-name="T137_13">received</text:span><text:span text:style-name="T137_14">,<text:s/></text:span><text:span text:style-name="T137_15">d</text:span><text:span text:style-name="T137_16">7_</text:span><text:span text:style-name="T137_17">ti</text:span><text:span text:style-name="T137_18"><text:s/></text:span><text:span text:style-name="T137_19">tc</text:span><text:span text:style-name="T137_20">)</text:span></text:h>
      <text:p text:style-name="P138"><text:span text:style-name="T138_1">This</text:span><text:span text:style-name="T138_2"><text:s/></text:span><text:span text:style-name="T138_3">function</text:span><text:span text:style-name="T138_4"><text:s/></text:span><text:span text:style-name="T138_5">is</text:span><text:span text:style-name="T138_6"><text:s/></text:span><text:span text:style-name="T138_7">used</text:span><text:span text:style-name="T138_8"><text:s/></text:span><text:span text:style-name="T138_9">when</text:span><text:span text:style-name="T138_10"><text:s/></text:span><text:span text:style-name="T138_11">there</text:span><text:span text:style-name="T138_12"><text:s/></text:span><text:span text:style-name="T138_13">is</text:span><text:span text:style-name="T138_14"><text:s/></text:span><text:span text:style-name="T138_15">the</text:span><text:span text:style-name="T138_16"><text:s/></text:span><text:span text:style-name="T138_17">need</text:span><text:span text:style-name="T138_18"><text:s/></text:span><text:span text:style-name="T138_19">to</text:span><text:span text:style-name="T138_20"><text:s/></text:span><text:span text:style-name="T138_21">answer</text:span><text:span text:style-name="T138_22"><text:s/></text:span><text:span text:style-name="T138_23">a</text:span><text:span text:style-name="T138_24"><text:s/></text:span><text:span text:style-name="T138_25">packet</text:span><text:span text:style-name="T138_26">.<text:s/></text:span><text:span text:style-name="T138_27">Once</text:span><text:span text:style-name="T138_28"><text:s/></text:span><text:span text:style-name="T138_29">the</text:span><text:span text:style-name="T138_30"><text:s/></text:span><text:span text:style-name="T138_31">packet</text:span><text:span text:style-name="T138_32"><text:s/></text:span><text:span text:style-name="T138_33">is</text:span><text:span text:style-name="T138_34"><text:s/></text:span><text:span text:style-name="T138_35">received</text:span><text:span text:style-name="T138_36"><text:s/></text:span><text:span text:style-name="T138_37">and</text:span><text:span text:style-name="T138_38"><text:s/></text:span><text:span text:style-name="T138_39">the</text:span><text:span text:style-name="T138_40"><text:s/></text:span><text:span text:style-name="T138_41">answer</text:span><text:span text:style-name="T138_42"><text:s/></text:span><text:span text:style-name="T138_43">is</text:span><text:span text:style-name="T138_44"><text:s/></text:span><text:span text:style-name="T138_45">ready</text:span><text:span text:style-name="T138_46">,<text:s/></text:span><text:span text:style-name="T138_47">this</text:span><text:span text:style-name="T138_48"><text:s/></text:span><text:span text:style-name="T138_49">function</text:span><text:span text:style-name="T138_50"><text:s/></text:span><text:span text:style-name="T138_51">is</text:span><text:span text:style-name="T138_52"><text:s/></text:span><text:span text:style-name="T138_53">called</text:span><text:span text:style-name="T138_54"><text:s/></text:span><text:span text:style-name="T138_55">so</text:span><text:span text:style-name="T138_56"><text:s/></text:span><text:span text:style-name="T138_57">that</text:span><text:span text:style-name="T138_58"><text:s/></text:span><text:span text:style-name="T138_59">that</text:span><text:span text:style-name="T138_60"><text:s/></text:span><text:span text:style-name="T138_61">answer</text:span><text:span text:style-name="T138_62"><text:s/></text:span><text:span text:style-name="T138_63">will</text:span><text:span text:style-name="T138_64"><text:s/></text:span><text:span text:style-name="T138_65">be</text:span><text:span text:style-name="T138_66"><text:s/></text:span><text:span text:style-name="T138_67">synchronized</text:span><text:span text:style-name="T138_68"><text:s/></text:span><text:span text:style-name="T138_69">with</text:span><text:span text:style-name="T138_70"><text:s/></text:span><text:span text:style-name="T138_71">the</text:span><text:span text:style-name="T138_72"><text:s/></text:span><text:span text:style-name="T138_73">moment</text:span><text:span text:style-name="T138_74"><text:s/></text:span><text:span text:style-name="T138_75">when</text:span><text:span text:style-name="T138_76"><text:s/></text:span><text:span text:style-name="T138_77">it</text:span><text:span text:style-name="T138_78"><text:s/></text:span><text:span text:style-name="T138_79">is</text:span><text:span text:style-name="T138_80"><text:s/></text:span><text:span text:style-name="T138_81">expected</text:span><text:span text:style-name="T138_82">.<text:s/></text:span><text:span text:style-name="T138_83">So</text:span><text:span text:style-name="T138_84"><text:s/></text:span><text:span text:style-name="T138_85">this</text:span><text:span text:style-name="T138_86"><text:s/></text:span><text:span text:style-name="T138_87">function</text:span><text:span text:style-name="T138_88"><text:s/></text:span><text:span text:style-name="T138_89">comes</text:span><text:span text:style-name="T138_90"><text:s/></text:span><text:span text:style-name="T138_91">after</text:span><text:span text:style-name="T138_92"><text:s/></text:span><text:span text:style-name="T138_93">a</text:span><text:span text:style-name="T138_94"><text:s/></text:span><text:span text:style-name="T138_95">data</text:span><text:span text:style-name="T138_96">_</text:span><text:span text:style-name="T138_97">listen</text:span><text:span text:style-name="T138_98"><text:s/></text:span><text:span text:style-name="T138_99">or</text:span><text:span text:style-name="T138_100"><text:s/></text:span><text:span text:style-name="T138_101">a</text:span><text:span text:style-name="T138_102"><text:s/></text:span><text:span text:style-name="T138_103">phy</text:span><text:span text:style-name="T138_104">_</text:span><text:span text:style-name="T138_105">receive</text:span><text:span text:style-name="T138_106">_</text:span><text:span text:style-name="T138_107">packet</text:span><text:span text:style-name="T138_108"><text:s/></text:span><text:span text:style-name="T138_109">and</text:span><text:span text:style-name="T138_110"><text:s/></text:span><text:span text:style-name="T138_111">is</text:span><text:span text:style-name="T138_112"><text:s/></text:span><text:span text:style-name="T138_113">immediately</text:span><text:span text:style-name="T138_114"><text:s/></text:span><text:span text:style-name="T138_115">followed</text:span><text:span text:style-name="T138_116"><text:s/></text:span><text:span text:style-name="T138_117">by</text:span><text:span text:style-name="T138_118"><text:s/></text:span><text:span text:style-name="T138_119">a</text:span><text:span text:style-name="T138_120"><text:s/></text:span><text:span text:style-name="T138_121">X</text:span><text:span text:style-name="T138_122">_</text:span><text:span text:style-name="T138_123">send</text:span><text:span text:style-name="T138_124">_</text:span><text:span text:style-name="T138_125">packet</text:span><text:span text:style-name="T138_126">.</text:span></text:p>
      <text:p text:style-name="P139"/>
      <text:h text:style-name="P140" text:outline-level="10"><text:bookmark-start text:name="h.l4vbgv7uwrr8"/><text:bookmark-end text:name="h.l4vbgv7uwrr8"/><text:span text:style-name="T140_1">Examples</text:span></text:h>
      <text:p text:style-name="P141"><text:span text:style-name="T141_1">In</text:span><text:span text:style-name="T141_2"><text:s/></text:span><text:span text:style-name="T141_3">tests</text:span><text:span text:style-name="T141_4">/</text:span><text:span text:style-name="T141_5">data</text:span><text:span text:style-name="T141_6">_</text:span><text:span text:style-name="T141_7">test</text:span><text:span text:style-name="T141_8">/<text:s/></text:span><text:span text:style-name="T141_9">source</text:span><text:span text:style-name="T141_10"><text:s/></text:span><text:span text:style-name="T141_11">code</text:span><text:span text:style-name="T141_12"><text:s/></text:span><text:span text:style-name="T141_13">can</text:span><text:span text:style-name="T141_14"><text:s/></text:span><text:span text:style-name="T141_15">be</text:span><text:span text:style-name="T141_16"><text:s/></text:span><text:span text:style-name="T141_17">found</text:span><text:span text:style-name="T141_18"><text:s/></text:span><text:span text:style-name="T141_19">that</text:span><text:span text:style-name="T141_20"><text:s/></text:span><text:span text:style-name="T141_21">will</text:span><text:span text:style-name="T141_22"><text:s/></text:span><text:span text:style-name="T141_23">properly</text:span><text:span text:style-name="T141_24"><text:s/></text:span><text:span text:style-name="T141_25">call</text:span><text:span text:style-name="T141_26"><text:s/></text:span><text:span text:style-name="T141_27">for</text:span><text:span text:style-name="T141_28"><text:s/></text:span><text:span text:style-name="T141_29">the</text:span><text:span text:style-name="T141_30"><text:s/></text:span><text:span text:style-name="T141_31">new</text:span><text:span text:style-name="T141_32"><text:s/></text:span><text:span text:style-name="T141_33">procedure</text:span><text:span text:style-name="T141_34"><text:s/></text:span><text:span text:style-name="T141_35">functions</text:span><text:span text:style-name="T141_36">.</text:span></text:p>
      <text:p text:style-name="P142"/>
      <text:h text:style-name="P143" text:outline-level="10"><text:bookmark-start text:name="h.2r061ezgnp3l"/><text:bookmark-end text:name="h.2r061ezgnp3l"/><text:span text:style-name="T143_1">dash</text:span><text:span text:style-name="T143_2">7/</text:span><text:span text:style-name="T143_3">bg</text:span><text:span text:style-name="T143_4">_</text:span><text:span text:style-name="T143_5">frames</text:span><text:span text:style-name="T143_6">.</text:span><text:span text:style-name="T143_7">h</text:span></text:h>
      <text:p text:style-name="P144"><text:span text:style-name="T144_1">This</text:span><text:span text:style-name="T144_2"><text:s/></text:span><text:span text:style-name="T144_3">file</text:span><text:span text:style-name="T144_4"><text:s/></text:span><text:span text:style-name="T144_5">offers</text:span><text:span text:style-name="T144_6"><text:s/></text:span><text:span text:style-name="T144_7">functions</text:span><text:span text:style-name="T144_8"><text:s/></text:span><text:span text:style-name="T144_9">to</text:span><text:span text:style-name="T144_10"><text:s/></text:span><text:span text:style-name="T144_11">handle</text:span><text:span text:style-name="T144_12"><text:s/></text:span><text:span text:style-name="T144_13">the</text:span><text:span text:style-name="T144_14"><text:s/></text:span><text:span text:style-name="T144_15">background</text:span><text:span text:style-name="T144_16"><text:s/></text:span><text:span text:style-name="T144_17">frame</text:span><text:span text:style-name="T144_18"><text:s/></text:span><text:span text:style-name="T144_19">protocols</text:span><text:span text:style-name="T144_20">.<text:s/></text:span><text:span text:style-name="T144_21">Even</text:span><text:span text:style-name="T144_22"><text:s/></text:span><text:span text:style-name="T144_23">though</text:span><text:span text:style-name="T144_24"><text:s/></text:span><text:span text:style-name="T144_25">it</text:span><text:span text:style-name="T144_26"><text:s/></text:span><text:span text:style-name="T144_27">offers</text:span><text:span text:style-name="T144_28"><text:s/></text:span><text:span text:style-name="T144_29">functions</text:span><text:span text:style-name="T144_30"><text:s/></text:span><text:span text:style-name="T144_31">to</text:span><text:span text:style-name="T144_32"><text:s/></text:span><text:span text:style-name="T144_33">directly</text:span><text:span text:style-name="T144_34"><text:s/></text:span><text:span text:style-name="T144_35">control</text:span><text:span text:style-name="T144_36"><text:s/></text:span><text:span text:style-name="T144_37">the</text:span><text:span text:style-name="T144_38"><text:s/></text:span><text:span text:style-name="T144_39">frames</text:span><text:span text:style-name="T144_40">,<text:s/></text:span><text:span text:style-name="T144_41">they</text:span><text:span text:style-name="T144_42"><text:s/></text:span><text:span text:style-name="T144_43">should</text:span><text:span text:style-name="T144_44"><text:s/></text:span><text:span text:style-name="T144_45">not</text:span><text:span text:style-name="T144_46"><text:s/></text:span><text:span text:style-name="T144_47">be</text:span><text:span text:style-name="T144_48"><text:s/></text:span><text:span text:style-name="T144_49">used</text:span><text:span text:style-name="T144_50">,<text:s/></text:span><text:span text:style-name="T144_51">since</text:span><text:span text:style-name="T144_52"><text:s/></text:span><text:span text:style-name="T144_53">there</text:span><text:span text:style-name="T144_54"><text:s/></text:span><text:span text:style-name="T144_55">are</text:span><text:span text:style-name="T144_56"><text:s/></text:span><text:span text:style-name="T144_57">others</text:span><text:span text:style-name="T144_58"><text:s/></text:span><text:span text:style-name="T144_59">that</text:span><text:span text:style-name="T144_60"><text:s/></text:span><text:span text:style-name="T144_61">will</text:span><text:span text:style-name="T144_62"><text:s/></text:span><text:span text:style-name="T144_63">take</text:span><text:span text:style-name="T144_64"><text:s/></text:span><text:span text:style-name="T144_65">care</text:span><text:span text:style-name="T144_66"><text:s/></text:span><text:span text:style-name="T144_67">of</text:span><text:span text:style-name="T144_68"><text:s/></text:span><text:span text:style-name="T144_69">them</text:span><text:span text:style-name="T144_70"><text:s/></text:span><text:span text:style-name="T144_71">completely</text:span><text:span text:style-name="T144_72">.</text:span></text:p>
      <text:p text:style-name="P145"/>
      <text:h text:style-name="P146" text:outline-level="10"><text:bookmark-start text:name="h.vf5xvcabi53i"/><text:bookmark-end text:name="h.vf5xvcabi53i"/><text:span text:style-name="T146_1">Data</text:span><text:span text:style-name="T146_2"><text:s/></text:span><text:span text:style-name="T146_3">structure</text:span></text:h>
      <text:p text:style-name="P147"/>
      <text:h text:style-name="P148" text:outline-level="10"><text:bookmark-start text:name="h.uss8w06ty280"/><text:bookmark-end text:name="h.uss8w06ty280"/><text:span text:style-name="T148_1">bg</text:span><text:span text:style-name="T148_2">_</text:span><text:span text:style-name="T148_3">param</text:span><text:span text:style-name="T148_4">_</text:span><text:span text:style-name="T148_5">t</text:span></text:h>
      <text:p text:style-name="P149"><text:span text:style-name="T149_1">Here</text:span><text:span text:style-name="T149_2"><text:s/></text:span><text:span text:style-name="T149_3">are</text:span><text:span text:style-name="T149_4"><text:s/></text:span><text:span text:style-name="T149_5">all</text:span><text:span text:style-name="T149_6"><text:s/></text:span><text:span text:style-name="T149_7">the</text:span><text:span text:style-name="T149_8"><text:s/></text:span><text:span text:style-name="T149_9">parameters</text:span><text:span text:style-name="T149_10"><text:s/></text:span><text:span text:style-name="T149_11">needed</text:span><text:span text:style-name="T149_12"><text:s/></text:span><text:span text:style-name="T149_13">for</text:span><text:span text:style-name="T149_14"><text:s/></text:span><text:span text:style-name="T149_15">a</text:span><text:span text:style-name="T149_16"><text:s/></text:span><text:span text:style-name="T149_17">background</text:span><text:span text:style-name="T149_18"><text:s/></text:span><text:span text:style-name="T149_19">frame</text:span></text:p>
      <text:p text:style-name="P150"><text:span text:style-name="T150_1">protocol</text:span></text:p>
      <text:p text:style-name="P151"><text:span text:style-name="T151_1">channel</text:span></text:p>
      <text:p text:style-name="P152"><text:span text:style-name="T152_1">time</text:span></text:p>
      <text:p text:style-name="P153"/>
      <text:h text:style-name="P154" text:outline-level="10"><text:bookmark-start text:name="h.lx6pgl6yxepk"/><text:bookmark-end text:name="h.lx6pgl6yxepk"/><text:span text:style-name="T154_1">Functions</text:span></text:h>
      <text:p text:style-name="P155"><text:span text:style-name="T155_1">Here</text:span><text:span text:style-name="T155_2"><text:s/></text:span><text:span text:style-name="T155_3">only</text:span><text:span text:style-name="T155_4"><text:s/></text:span><text:span text:style-name="T155_5">the</text:span><text:span text:style-name="T155_6"><text:s/></text:span><text:span text:style-name="T155_7">functions</text:span><text:span text:style-name="T155_8"><text:s/></text:span><text:span text:style-name="T155_9">that</text:span><text:span text:style-name="T155_10"><text:s/></text:span><text:span text:style-name="T155_11">handle</text:span><text:span text:style-name="T155_12"><text:s/></text:span><text:span text:style-name="T155_13">the</text:span><text:span text:style-name="T155_14"><text:s/></text:span><text:span text:style-name="T155_15">background</text:span><text:span text:style-name="T155_16"><text:s/></text:span><text:span text:style-name="T155_17">frame</text:span><text:span text:style-name="T155_18"><text:s/></text:span><text:span text:style-name="T155_19">protocols</text:span><text:span text:style-name="T155_20"><text:s/></text:span><text:span text:style-name="T155_21">are</text:span><text:span text:style-name="T155_22"><text:s/></text:span><text:span text:style-name="T155_23">explained</text:span><text:span text:style-name="T155_24">.</text:span></text:p>
      <text:p text:style-name="P156"/>
      <text:h text:style-name="P157" text:outline-level="10"><text:bookmark-start text:name="h.6bvpd0n68r8z"/><text:bookmark-end text:name="h.6bvpd0n68r8z"/><text:span text:style-name="T157_1">int</text:span><text:span text:style-name="T157_2"><text:s/></text:span><text:span text:style-name="T157_3">advp</text:span><text:span text:style-name="T157_4">_</text:span><text:span text:style-name="T157_5">scan</text:span><text:span text:style-name="T157_6">()</text:span></text:h>
      <text:p text:style-name="P158"><text:span text:style-name="T158_1">Try</text:span><text:span text:style-name="T158_2"><text:s/></text:span><text:span text:style-name="T158_3">to</text:span><text:span text:style-name="T158_4"><text:s/></text:span><text:span text:style-name="T158_5">listen</text:span><text:span text:style-name="T158_6"><text:s/></text:span><text:span text:style-name="T158_7">for</text:span><text:span text:style-name="T158_8"><text:s/></text:span><text:span text:style-name="T158_9">a</text:span><text:span text:style-name="T158_10"><text:s/></text:span><text:span text:style-name="T158_11">background</text:span><text:span text:style-name="T158_12"><text:s/></text:span><text:span text:style-name="T158_13">frame</text:span><text:span text:style-name="T158_14"><text:s/></text:span><text:span text:style-name="T158_15">from</text:span><text:span text:style-name="T158_16"><text:s/></text:span><text:span text:style-name="T158_17">the</text:span><text:span text:style-name="T158_18"><text:s/></text:span><text:span text:style-name="T158_19">advertising</text:span><text:span text:style-name="T158_20"><text:s/></text:span><text:span text:style-name="T158_21">protocol</text:span><text:span text:style-name="T158_22">.<text:s/></text:span><text:span text:style-name="T158_23">If</text:span><text:span text:style-name="T158_24"><text:s/></text:span><text:span text:style-name="T158_25">found</text:span><text:span text:style-name="T158_26">,<text:s/></text:span><text:span text:style-name="T158_27">it</text:span><text:span text:style-name="T158_28"><text:s/></text:span><text:span text:style-name="T158_29">will</text:span><text:span text:style-name="T158_30"><text:s/></text:span><text:span text:style-name="T158_31">wait</text:span><text:span text:style-name="T158_32"><text:s/></text:span><text:span text:style-name="T158_33">the</text:span><text:span text:style-name="T158_34"><text:s/></text:span><text:span text:style-name="T158_35">time</text:span><text:span text:style-name="T158_36"><text:s/></text:span><text:span text:style-name="T158_37">specified</text:span><text:span text:style-name="T158_38"><text:s/></text:span><text:span text:style-name="T158_39">in</text:span><text:span text:style-name="T158_40"><text:s/></text:span><text:span text:style-name="T158_41">the</text:span><text:span text:style-name="T158_42"><text:s/></text:span><text:span text:style-name="T158_43">frame</text:span><text:span text:style-name="T158_44"><text:s/></text:span><text:span text:style-name="T158_45">to</text:span><text:span text:style-name="T158_46"><text:s/></text:span><text:span text:style-name="T158_47">then</text:span><text:span text:style-name="T158_48"><text:s/></text:span><text:span text:style-name="T158_49">listen</text:span><text:span text:style-name="T158_50"><text:s/></text:span><text:span text:style-name="T158_51">for</text:span><text:span text:style-name="T158_52"><text:s/></text:span><text:span text:style-name="T158_53">the</text:span><text:span text:style-name="T158_54"><text:s/></text:span><text:span text:style-name="T158_55">foreground</text:span><text:span text:style-name="T158_56"><text:s/></text:span><text:span text:style-name="T158_57">frame</text:span><text:span text:style-name="T158_58"><text:s/></text:span><text:span text:style-name="T158_59">in</text:span><text:span text:style-name="T158_60"><text:s/></text:span><text:span text:style-name="T158_61">the</text:span><text:span text:style-name="T158_62"><text:s/></text:span><text:span text:style-name="T158_63">channel</text:span><text:span text:style-name="T158_64"><text:s/></text:span><text:span text:style-name="T158_65">that</text:span><text:span text:style-name="T158_66"><text:s/></text:span><text:span text:style-name="T158_67">is</text:span><text:span text:style-name="T158_68"><text:s/></text:span><text:span text:style-name="T158_69">also</text:span><text:span text:style-name="T158_70"><text:s/></text:span><text:span text:style-name="T158_71">specified</text:span><text:span text:style-name="T158_72"><text:s/></text:span><text:span text:style-name="T158_73">by</text:span><text:span text:style-name="T158_74"><text:s/></text:span><text:span text:style-name="T158_75">the</text:span><text:span text:style-name="T158_76"><text:s/></text:span><text:span text:style-name="T158_77">frame</text:span><text:span text:style-name="T158_78">.<text:s/></text:span><text:span text:style-name="T158_79">If</text:span><text:span text:style-name="T158_80"><text:s/></text:span><text:span text:style-name="T158_81">success</text:span><text:span text:style-name="T158_82"><text:s/></text:span><text:span text:style-name="T158_83">is</text:span><text:span text:style-name="T158_84"><text:s/></text:span><text:span text:style-name="T158_85">returned</text:span><text:span text:style-name="T158_86">,<text:s/></text:span><text:span text:style-name="T158_87">the</text:span><text:span text:style-name="T158_88"><text:s/></text:span><text:span text:style-name="T158_89">used</text:span><text:span text:style-name="T158_90"><text:s/></text:span><text:span text:style-name="T158_91">can</text:span><text:span text:style-name="T158_92"><text:s/></text:span><text:span text:style-name="T158_93">use</text:span><text:span text:style-name="T158_94"><text:s/></text:span><text:span text:style-name="T158_95">data</text:span><text:span text:style-name="T158_96">_</text:span><text:span text:style-name="T158_97">get</text:span><text:span text:style-name="T158_98">_</text:span><text:span text:style-name="T158_99">frame</text:span><text:span text:style-name="T158_100">()<text:s/></text:span><text:span text:style-name="T158_101">to</text:span><text:span text:style-name="T158_102"><text:s/></text:span><text:span text:style-name="T158_103">read</text:span><text:span text:style-name="T158_104"><text:s/></text:span><text:span text:style-name="T158_105">the</text:span><text:span text:style-name="T158_106"><text:s/></text:span><text:span text:style-name="T158_107">foreground</text:span><text:span text:style-name="T158_108"><text:s/></text:span><text:span text:style-name="T158_109">frame</text:span><text:span text:style-name="T158_110"><text:s/></text:span><text:span text:style-name="T158_111">that</text:span><text:span text:style-name="T158_112"><text:s/></text:span><text:span text:style-name="T158_113">was</text:span><text:span text:style-name="T158_114"><text:s/></text:span><text:span text:style-name="T158_115">received</text:span><text:span text:style-name="T158_116">.<text:s/></text:span><text:span text:style-name="T158_117">The</text:span><text:span text:style-name="T158_118"><text:s/></text:span><text:span text:style-name="T158_119">packet</text:span><text:span text:style-name="T158_120"><text:s/></text:span><text:span text:style-name="T158_121">may</text:span><text:span text:style-name="T158_122"><text:s/></text:span><text:span text:style-name="T158_123">need</text:span><text:span text:style-name="T158_124"><text:s/></text:span><text:span text:style-name="T158_125">an</text:span><text:span text:style-name="T158_126"><text:s/></text:span><text:span text:style-name="T158_127">answer</text:span><text:span text:style-name="T158_128">,<text:s/></text:span><text:span text:style-name="T158_129">so</text:span><text:span text:style-name="T158_130"><text:s/></text:span><text:span text:style-name="T158_131">data</text:span><text:span text:style-name="T158_132">_</text:span><text:span text:style-name="T158_133">answer</text:span><text:span text:style-name="T158_134">_</text:span><text:span text:style-name="T158_135">time</text:span><text:span text:style-name="T158_136">()<text:s/></text:span><text:span text:style-name="T158_137">may</text:span><text:span text:style-name="T158_138"><text:s/></text:span><text:span text:style-name="T158_139">be</text:span><text:span text:style-name="T158_140"><text:s/></text:span><text:span text:style-name="T158_141">needed</text:span><text:span text:style-name="T158_142"><text:s/></text:span><text:span text:style-name="T158_143">before</text:span><text:span text:style-name="T158_144"><text:s/></text:span><text:span text:style-name="T158_145">sending</text:span><text:span text:style-name="T158_146"><text:s/></text:span><text:span text:style-name="T158_147">it</text:span><text:span text:style-name="T158_148">.</text:span></text:p>
      <text:p text:style-name="P159"/>
      <text:h text:style-name="P160" text:outline-level="10"><text:bookmark-start text:name="h.u5wfhqsigcbn"/><text:bookmark-end text:name="h.u5wfhqsigcbn"/><text:span text:style-name="T160_1">int</text:span><text:span text:style-name="T160_2"><text:s/></text:span><text:span text:style-name="T160_3">advp</text:span><text:span text:style-name="T160_4">_</text:span><text:span text:style-name="T160_5">send</text:span><text:span text:style-name="T160_6">(</text:span><text:span text:style-name="T160_7">uint</text:span><text:span text:style-name="T160_8">8_</text:span><text:span text:style-name="T160_9">t</text:span><text:span text:style-name="T160_10"><text:s/>*</text:span><text:span text:style-name="T160_11">frame</text:span><text:span text:style-name="T160_12">,<text:s/></text:span><text:span text:style-name="T160_13">d</text:span><text:span text:style-name="T160_14">7_</text:span><text:span text:style-name="T160_15">ti</text:span><text:span text:style-name="T160_16"><text:s/></text:span><text:span text:style-name="T160_17">time</text:span><text:span text:style-name="T160_18">,<text:s/></text:span><text:span text:style-name="T160_19">uint</text:span><text:span text:style-name="T160_20">8_</text:span><text:span text:style-name="T160_21">t</text:span><text:span text:style-name="T160_22"><text:s/></text:span><text:span text:style-name="T160_23">bg</text:span><text:span text:style-name="T160_24">_</text:span><text:span text:style-name="T160_25">channel</text:span><text:span text:style-name="T160_26">,<text:s/></text:span><text:span text:style-name="T160_27">uint</text:span><text:span text:style-name="T160_28">8_</text:span><text:span text:style-name="T160_29">t</text:span><text:span text:style-name="T160_30"><text:s/></text:span><text:span text:style-name="T160_31">fg</text:span><text:span text:style-name="T160_32">_</text:span><text:span text:style-name="T160_33">channel</text:span><text:span text:style-name="T160_34">)</text:span></text:h>
      <text:p text:style-name="P161"><text:span text:style-name="T161_1">Advertise</text:span><text:span text:style-name="T161_2"><text:s/></text:span><text:span text:style-name="T161_3">during</text:span><text:span text:style-name="T161_4"><text:s/>'</text:span><text:span text:style-name="T161_5">time</text:span><text:span text:style-name="T161_6">'<text:s/></text:span><text:span text:style-name="T161_7">at</text:span><text:span text:style-name="T161_8"><text:s/></text:span><text:span text:style-name="T161_9">the</text:span><text:span text:style-name="T161_10"><text:s/></text:span><text:span text:style-name="T161_11">bg</text:span><text:span text:style-name="T161_12">_</text:span><text:span text:style-name="T161_13">channel</text:span><text:span text:style-name="T161_14"><text:s/></text:span><text:span text:style-name="T161_15">and</text:span><text:span text:style-name="T161_16"><text:s/></text:span><text:span text:style-name="T161_17">then</text:span><text:span text:style-name="T161_18"><text:s/></text:span><text:span text:style-name="T161_19">sends</text:span><text:span text:style-name="T161_20"><text:s/></text:span><text:span text:style-name="T161_21">the</text:span><text:span text:style-name="T161_22"><text:s/></text:span><text:span text:style-name="T161_23">frame</text:span><text:span text:style-name="T161_24"><text:s/></text:span><text:span text:style-name="T161_25">through</text:span><text:span text:style-name="T161_26"><text:s/></text:span><text:span text:style-name="T161_27">the</text:span><text:span text:style-name="T161_28"><text:s/></text:span><text:span text:style-name="T161_29">fg</text:span><text:span text:style-name="T161_30">_</text:span><text:span text:style-name="T161_31">channel</text:span><text:span text:style-name="T161_32">.</text:span></text:p>
      <text:p text:style-name="P162"><text:span text:style-name="T162_1">Since</text:span><text:span text:style-name="T162_2"><text:s/></text:span><text:span text:style-name="T162_3">this</text:span><text:span text:style-name="T162_4"><text:s/></text:span><text:span text:style-name="T162_5">function</text:span><text:span text:style-name="T162_6"><text:s/></text:span><text:span text:style-name="T162_7">ends</text:span><text:span text:style-name="T162_8"><text:s/></text:span><text:span text:style-name="T162_9">by</text:span><text:span text:style-name="T162_10"><text:s/></text:span><text:span text:style-name="T162_11">sending</text:span><text:span text:style-name="T162_12"><text:s/></text:span><text:span text:style-name="T162_13">a</text:span><text:span text:style-name="T162_14"><text:s/></text:span><text:span text:style-name="T162_15">foreground</text:span><text:span text:style-name="T162_16"><text:s/></text:span><text:span text:style-name="T162_17">frame</text:span><text:span text:style-name="T162_18">,<text:s/></text:span><text:span text:style-name="T162_19">the</text:span><text:span text:style-name="T162_20"><text:s/></text:span><text:span text:style-name="T162_21">user</text:span><text:span text:style-name="T162_22"><text:s/></text:span><text:span text:style-name="T162_23">may</text:span><text:span text:style-name="T162_24"><text:s/></text:span><text:span text:style-name="T162_25">as</text:span><text:span text:style-name="T162_26"><text:s/></text:span><text:span text:style-name="T162_27">well</text:span><text:span text:style-name="T162_28"><text:s/></text:span><text:span text:style-name="T162_29">use</text:span><text:span text:style-name="T162_30"><text:s/></text:span><text:span text:style-name="T162_31">data</text:span><text:span text:style-name="T162_32">_</text:span><text:span text:style-name="T162_33">dialog</text:span><text:span text:style-name="T162_34">()<text:s/></text:span><text:span text:style-name="T162_35">after</text:span><text:span text:style-name="T162_36"><text:s/></text:span><text:span text:style-name="T162_37">it</text:span><text:span text:style-name="T162_38"><text:s/></text:span><text:span text:style-name="T162_39">to</text:span><text:span text:style-name="T162_40"><text:s/></text:span><text:span text:style-name="T162_41">check</text:span><text:span text:style-name="T162_42"><text:s/></text:span><text:span text:style-name="T162_43">for</text:span><text:span text:style-name="T162_44"><text:s/></text:span><text:span text:style-name="T162_45">an</text:span><text:span text:style-name="T162_46"><text:s/></text:span><text:span text:style-name="T162_47">answer</text:span><text:span text:style-name="T162_48">.</text:span></text:p>
      <text:p text:style-name="P163"/>
      <text:h text:style-name="P164" text:outline-level="10"><text:bookmark-start text:name="h.8lrf8vivklds"/><text:bookmark-end text:name="h.8lrf8vivklds"/><text:span text:style-name="T164_1">dash</text:span><text:span text:style-name="T164_2">7/</text:span><text:span text:style-name="T164_3">fg</text:span><text:span text:style-name="T164_4">_</text:span><text:span text:style-name="T164_5">frame</text:span><text:span text:style-name="T164_6">.</text:span><text:span text:style-name="T164_7">h</text:span></text:h>
      <text:p text:style-name="P165"><text:span text:style-name="T165_1">This</text:span><text:span text:style-name="T165_2"><text:s/></text:span><text:span text:style-name="T165_3">file</text:span><text:span text:style-name="T165_4"><text:s/></text:span><text:span text:style-name="T165_5">doesn</text:span><text:span text:style-name="T165_6">'</text:span><text:span text:style-name="T165_7">t</text:span><text:span text:style-name="T165_8"><text:s/></text:span><text:span text:style-name="T165_9">have</text:span><text:span text:style-name="T165_10"><text:s/></text:span><text:span text:style-name="T165_11">any</text:span><text:span text:style-name="T165_12"><text:s/></text:span><text:span text:style-name="T165_13">functions</text:span><text:span text:style-name="T165_14"><text:s/></text:span><text:span text:style-name="T165_15">that</text:span><text:span text:style-name="T165_16"><text:s/></text:span><text:span text:style-name="T165_17">handle</text:span><text:span text:style-name="T165_18"><text:s/></text:span><text:span text:style-name="T165_19">directly</text:span><text:span text:style-name="T165_20"><text:s/></text:span><text:span text:style-name="T165_21">with</text:span><text:span text:style-name="T165_22"><text:s/></text:span><text:span text:style-name="T165_23">the</text:span><text:span text:style-name="T165_24"><text:s/></text:span><text:span text:style-name="T165_25">radio</text:span><text:span text:style-name="T165_26">,<text:s/></text:span><text:span text:style-name="T165_27">all</text:span><text:span text:style-name="T165_28"><text:s/></text:span><text:span text:style-name="T165_29">functions</text:span><text:span text:style-name="T165_30"><text:s/></text:span><text:span text:style-name="T165_31">are</text:span><text:span text:style-name="T165_32"><text:s/></text:span><text:span text:style-name="T165_33">only</text:span><text:span text:style-name="T165_34"><text:s/></text:span><text:span text:style-name="T165_35">used</text:span><text:span text:style-name="T165_36"><text:s/></text:span><text:span text:style-name="T165_37">to</text:span><text:span text:style-name="T165_38"><text:s/></text:span><text:span text:style-name="T165_39">edit</text:span><text:span text:style-name="T165_40"><text:s/></text:span><text:span text:style-name="T165_41">the</text:span><text:span text:style-name="T165_42"><text:s/></text:span><text:span text:style-name="T165_43">foreground</text:span><text:span text:style-name="T165_44"><text:s/></text:span><text:span text:style-name="T165_45">frames</text:span><text:span text:style-name="T165_46"><text:s/></text:span><text:span text:style-name="T165_47">before</text:span><text:span text:style-name="T165_48"><text:s/></text:span><text:span text:style-name="T165_49">sending</text:span><text:span text:style-name="T165_50"><text:s/></text:span><text:span text:style-name="T165_51">them</text:span><text:span text:style-name="T165_52"><text:s/></text:span><text:span text:style-name="T165_53">to</text:span><text:span text:style-name="T165_54"><text:s/></text:span><text:span text:style-name="T165_55">the</text:span><text:span text:style-name="T165_56"><text:s/></text:span><text:span text:style-name="T165_57">other</text:span><text:span text:style-name="T165_58"><text:s/></text:span><text:span text:style-name="T165_59">layers</text:span><text:span text:style-name="T165_60">,<text:s/></text:span><text:span text:style-name="T165_61">so</text:span><text:span text:style-name="T165_62"><text:s/></text:span><text:span text:style-name="T165_63">they</text:span><text:span text:style-name="T165_64"><text:s/></text:span><text:span text:style-name="T165_65">won</text:span><text:span text:style-name="T165_66">'</text:span><text:span text:style-name="T165_67">t</text:span><text:span text:style-name="T165_68"><text:s/></text:span><text:span text:style-name="T165_69">be</text:span><text:span text:style-name="T165_70"><text:s/></text:span><text:span text:style-name="T165_71">commented</text:span><text:span text:style-name="T165_72"><text:s/></text:span><text:span text:style-name="T165_73">here</text:span><text:span text:style-name="T165_74">.</text:span></text:p>
      <text:p text:style-name="P166"/>
      <text:h text:style-name="P167" text:outline-level="10"><text:bookmark-start text:name="h.mty5kqscb0j1"/><text:bookmark-end text:name="h.mty5kqscb0j1"/><text:span text:style-name="T167_1">Future</text:span><text:span text:style-name="T167_2"><text:s/></text:span><text:span text:style-name="T167_3">Work</text:span></text:h>
      <text:p text:style-name="P168"><text:span text:style-name="T168_1">Some</text:span><text:span text:style-name="T168_2"><text:s/></text:span><text:span text:style-name="T168_3">point</text:span><text:span text:style-name="T168_4"><text:s/></text:span><text:span text:style-name="T168_5">in</text:span><text:span text:style-name="T168_6"><text:s/></text:span><text:span text:style-name="T168_7">were</text:span><text:span text:style-name="T168_8"><text:s/></text:span><text:span text:style-name="T168_9">ignored</text:span><text:span text:style-name="T168_10"><text:s/></text:span><text:span text:style-name="T168_11">during</text:span><text:span text:style-name="T168_12"><text:s/></text:span><text:span text:style-name="T168_13">this</text:span><text:span text:style-name="T168_14"><text:s/></text:span><text:span text:style-name="T168_15">implementation</text:span><text:span text:style-name="T168_16">.<text:s/></text:span><text:span text:style-name="T168_17">The</text:span><text:span text:style-name="T168_18"><text:s/></text:span><text:span text:style-name="T168_19">FEC</text:span><text:span text:style-name="T168_20"><text:s/>(</text:span><text:span text:style-name="T168_21">forward</text:span><text:span text:style-name="T168_22"><text:s/></text:span><text:span text:style-name="T168_23">error</text:span><text:span text:style-name="T168_24"><text:s/></text:span><text:span text:style-name="T168_25">correction</text:span><text:span text:style-name="T168_26">)<text:s/></text:span><text:span text:style-name="T168_27">and</text:span><text:span text:style-name="T168_28"><text:s/></text:span><text:span text:style-name="T168_29">the</text:span><text:span text:style-name="T168_30"><text:s/></text:span><text:span text:style-name="T168_31">DSSL</text:span><text:span text:style-name="T168_32"><text:s/></text:span><text:span text:style-name="T168_33">for</text:span><text:span text:style-name="T168_34"><text:s/></text:span><text:span text:style-name="T168_35">the</text:span><text:span text:style-name="T168_36"><text:s/></text:span><text:span text:style-name="T168_37">foreground</text:span><text:span text:style-name="T168_38"><text:s/></text:span><text:span text:style-name="T168_39">frames</text:span><text:span text:style-name="T168_40">.<text:s/></text:span><text:span text:style-name="T168_41">They</text:span><text:span text:style-name="T168_42"><text:s/></text:span><text:span text:style-name="T168_43">might</text:span><text:span text:style-name="T168_44"><text:s/></text:span><text:span text:style-name="T168_45">need</text:span><text:span text:style-name="T168_46"><text:s/></text:span><text:span text:style-name="T168_47">to</text:span><text:span text:style-name="T168_48"><text:s/></text:span><text:span text:style-name="T168_49">be</text:span><text:span text:style-name="T168_50"><text:s/></text:span><text:span text:style-name="T168_51">done</text:span><text:span text:style-name="T168_52">,<text:s/></text:span><text:span text:style-name="T168_53">before</text:span><text:span text:style-name="T168_54"><text:s/></text:span><text:span text:style-name="T168_55">continuing</text:span><text:span text:style-name="T168_56"><text:s/></text:span><text:span text:style-name="T168_57">to</text:span><text:span text:style-name="T168_58"><text:s/></text:span><text:span text:style-name="T168_59">implement</text:span><text:span text:style-name="T168_60"><text:s/></text:span><text:span text:style-name="T168_61">the</text:span><text:span text:style-name="T168_62"><text:s/></text:span><text:span text:style-name="T168_63">other</text:span><text:span text:style-name="T168_64"><text:s/></text:span><text:span text:style-name="T168_65">layers</text:span><text:span text:style-name="T168_66">.</text:span></text:p>
      <text:p text:style-name="P16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